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1637" officeooo:paragraph-rsid="03c5ffee"/>
    </style:style>
    <style:style style:name="P48" style:family="paragraph" style:parent-style-name="Standard">
      <style:text-properties officeooo:rsid="001a1637" officeooo:paragraph-rsid="03dfbd07"/>
    </style:style>
    <style:style style:name="P49" style:family="paragraph" style:parent-style-name="Standard">
      <style:text-properties officeooo:rsid="001a1637" officeooo:paragraph-rsid="046316dc"/>
    </style:style>
    <style:style style:name="P50" style:family="paragraph" style:parent-style-name="Standard">
      <style:text-properties officeooo:rsid="001af432" officeooo:paragraph-rsid="001af432"/>
    </style:style>
    <style:style style:name="P51"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1a1637" officeooo:paragraph-rsid="046316d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60" style:family="paragraph" style:parent-style-name="Standard">
      <style:text-properties style:text-underline-style="none" fo:font-weight="normal" officeooo:rsid="001f0ea3" officeooo:paragraph-rsid="001f0ea3" style:font-weight-asian="normal" style:font-weight-complex="normal"/>
    </style:style>
    <style:style style:name="P61" style:family="paragraph" style:parent-style-name="Standard">
      <style:text-properties style:text-underline-style="none" fo:font-weight="normal" officeooo:rsid="00270697" officeooo:paragraph-rsid="001f0ea3" style:font-weight-asian="normal" style:font-weight-complex="normal"/>
    </style:style>
    <style:style style:name="P62" style:family="paragraph" style:parent-style-name="Standard">
      <style:text-properties style:text-underline-style="none" fo:font-weight="normal" officeooo:rsid="0021095d" officeooo:paragraph-rsid="001f0ea3" style:font-weight-asian="normal" style:font-weight-complex="normal"/>
    </style:style>
    <style:style style:name="P63" style:family="paragraph" style:parent-style-name="Standard">
      <style:text-properties style:text-underline-style="none" fo:font-weight="normal" officeooo:rsid="001a1637" officeooo:paragraph-rsid="003285f3" style:font-weight-asian="normal" style:font-weight-complex="normal"/>
    </style:style>
    <style:style style:name="P64" style:family="paragraph" style:parent-style-name="Standard">
      <style:text-properties style:text-underline-style="none" fo:font-weight="normal" officeooo:rsid="001a1637" officeooo:paragraph-rsid="00243e35" style:font-weight-asian="normal" style:font-weight-complex="normal"/>
    </style:style>
    <style:style style:name="P65" style:family="paragraph" style:parent-style-name="Standard">
      <style:text-properties officeooo:rsid="0037565c" officeooo:paragraph-rsid="0037565c"/>
    </style:style>
    <style:style style:name="P66" style:family="paragraph" style:parent-style-name="Standard">
      <style:text-properties fo:font-style="italic" officeooo:rsid="004897fc" officeooo:paragraph-rsid="0075845c" style:font-style-asian="italic" style:font-style-complex="italic"/>
    </style:style>
    <style:style style:name="P67" style:family="paragraph" style:parent-style-name="Standard">
      <style:text-properties fo:font-style="normal" officeooo:rsid="004897fc" officeooo:paragraph-rsid="0074b1c9" style:font-style-asian="normal" style:font-style-complex="normal"/>
    </style:style>
    <style:style style:name="P68" style:family="paragraph" style:parent-style-name="Standard">
      <style:text-properties fo:font-style="normal" officeooo:rsid="004897fc" officeooo:paragraph-rsid="0075845c" style:font-style-asian="normal" style:font-style-complex="normal"/>
    </style:style>
    <style:style style:name="P69" style:family="paragraph" style:parent-style-name="Standard">
      <style:text-properties fo:font-style="normal" officeooo:rsid="0116f2f1" officeooo:paragraph-rsid="011c85d9" style:font-style-asian="normal" style:font-style-complex="normal"/>
    </style:style>
    <style:style style:name="P70" style:family="paragraph" style:parent-style-name="Standard">
      <style:text-properties fo:font-style="normal" officeooo:rsid="001a1637" officeooo:paragraph-rsid="01526a37" style:font-style-asian="normal" style:font-style-complex="normal"/>
    </style:style>
    <style:style style:name="P71" style:family="paragraph" style:parent-style-name="Standard">
      <style:text-properties fo:font-style="normal" officeooo:rsid="001a1637" officeooo:paragraph-rsid="02debfa5" style:font-style-asian="normal" style:font-style-complex="normal"/>
    </style:style>
    <style:style style:name="P72" style:family="paragraph" style:parent-style-name="Standard">
      <style:text-properties fo:font-style="normal" officeooo:rsid="001a1637" officeooo:paragraph-rsid="02e582fc" style:font-style-asian="normal" style:font-style-complex="normal"/>
    </style:style>
    <style:style style:name="P73" style:family="paragraph" style:parent-style-name="Standard">
      <style:text-properties fo:font-style="normal" officeooo:rsid="001a1637" officeooo:paragraph-rsid="0303f948" style:font-style-asian="normal" style:font-style-complex="normal"/>
    </style:style>
    <style:style style:name="P74" style:family="paragraph" style:parent-style-name="Standard">
      <style:text-properties fo:font-style="normal" officeooo:rsid="001a1637" officeooo:paragraph-rsid="031b52b4" style:font-style-asian="normal" style:font-style-complex="normal"/>
    </style:style>
    <style:style style:name="P75" style:family="paragraph" style:parent-style-name="Standard">
      <style:text-properties fo:font-style="normal" officeooo:rsid="001a1637" officeooo:paragraph-rsid="032266e9" style:font-style-asian="normal" style:font-style-complex="normal"/>
    </style:style>
    <style:style style:name="P76" style:family="paragraph" style:parent-style-name="Standard">
      <style:text-properties fo:font-style="normal" officeooo:rsid="001a1637" officeooo:paragraph-rsid="03457f76" style:font-style-asian="normal" style:font-style-complex="normal"/>
    </style:style>
    <style:style style:name="P77" style:family="paragraph" style:parent-style-name="Standard">
      <style:text-properties fo:font-style="normal" officeooo:rsid="001a1637" officeooo:paragraph-rsid="037a6a18" style:font-style-asian="normal" style:font-style-complex="normal"/>
    </style:style>
    <style:style style:name="P78" style:family="paragraph" style:parent-style-name="Standard">
      <style:text-properties fo:font-style="normal" officeooo:rsid="001a1637" officeooo:paragraph-rsid="03a78896" style:font-style-asian="normal" style:font-style-complex="normal"/>
    </style:style>
    <style:style style:name="P79" style:family="paragraph" style:parent-style-name="Standard">
      <style:text-properties fo:font-style="normal" officeooo:rsid="001a1637" officeooo:paragraph-rsid="03bb7d67" style:font-style-asian="normal" style:font-style-complex="normal"/>
    </style:style>
    <style:style style:name="P80" style:family="paragraph" style:parent-style-name="Standard">
      <style:text-properties fo:font-style="normal" officeooo:rsid="001a1637" officeooo:paragraph-rsid="03e5ac15" style:font-style-asian="normal" style:font-style-complex="normal"/>
    </style:style>
    <style:style style:name="P81" style:family="paragraph" style:parent-style-name="Standard">
      <style:text-properties fo:font-style="normal" officeooo:rsid="001a1637" officeooo:paragraph-rsid="03ecd6f5" style:font-style-asian="normal" style:font-style-complex="normal"/>
    </style:style>
    <style:style style:name="P82" style:family="paragraph" style:parent-style-name="Standard">
      <style:text-properties fo:font-style="normal" officeooo:rsid="001a1637" officeooo:paragraph-rsid="0401aba6" style:font-style-asian="normal" style:font-style-complex="normal"/>
    </style:style>
    <style:style style:name="P83" style:family="paragraph" style:parent-style-name="Standard">
      <style:text-properties fo:font-style="normal" officeooo:rsid="01457bde" officeooo:paragraph-rsid="01457bde" style:font-style-asian="normal" style:font-style-complex="normal"/>
    </style:style>
    <style:style style:name="P84" style:family="paragraph" style:parent-style-name="Standard">
      <style:text-properties fo:font-style="normal" officeooo:rsid="01491b38" officeooo:paragraph-rsid="01457bde" style:font-style-asian="normal" style:font-style-complex="normal"/>
    </style:style>
    <style:style style:name="P85" style:family="paragraph" style:parent-style-name="Standard">
      <style:text-properties fo:font-style="normal" officeooo:rsid="01491b38" officeooo:paragraph-rsid="014a39d5" style:font-style-asian="normal" style:font-style-complex="normal"/>
    </style:style>
    <style:style style:name="P86" style:family="paragraph" style:parent-style-name="Standard">
      <style:text-properties fo:font-style="normal" officeooo:rsid="014ec919" officeooo:paragraph-rsid="01526a37" style:font-style-asian="normal" style:font-style-complex="normal"/>
    </style:style>
    <style:style style:name="P87" style:family="paragraph" style:parent-style-name="Standard">
      <style:text-properties fo:font-style="normal" officeooo:rsid="0116633c" officeooo:paragraph-rsid="00d2a527" style:font-style-asian="normal" style:font-style-complex="normal"/>
    </style:style>
    <style:style style:name="P88" style:family="paragraph" style:parent-style-name="Standard">
      <style:text-properties fo:font-style="normal" officeooo:rsid="0116633c" officeooo:paragraph-rsid="016b8953" style:font-style-asian="normal" style:font-style-complex="normal"/>
    </style:style>
    <style:style style:name="P89" style:family="paragraph" style:parent-style-name="Standard">
      <style:text-properties fo:font-style="normal" officeooo:rsid="01b19ef9" officeooo:paragraph-rsid="016b8953" style:font-style-asian="normal" style:font-style-complex="normal"/>
    </style:style>
    <style:style style:name="P90" style:family="paragraph" style:parent-style-name="Standard">
      <style:text-properties fo:font-style="normal" officeooo:rsid="0239ffc1" officeooo:paragraph-rsid="023ebc7e" style:font-style-asian="normal" style:font-style-complex="normal"/>
    </style:style>
    <style:style style:name="P91" style:family="paragraph" style:parent-style-name="Standard">
      <style:text-properties fo:font-style="normal" officeooo:rsid="027e467c" officeooo:paragraph-rsid="031b52b4" style:font-style-asian="normal" style:font-style-complex="normal"/>
    </style:style>
    <style:style style:name="P92" style:family="paragraph" style:parent-style-name="Standard">
      <style:text-properties fo:font-style="normal" officeooo:rsid="033049ec" officeooo:paragraph-rsid="032266e9" style:font-style-asian="normal" style:font-style-complex="normal"/>
    </style:style>
    <style:style style:name="P93" style:family="paragraph" style:parent-style-name="Standard">
      <style:text-properties fo:font-style="normal" officeooo:rsid="035819b5" officeooo:paragraph-rsid="0371c066" style:font-style-asian="normal" style:font-style-complex="normal"/>
    </style:style>
    <style:style style:name="P94" style:family="paragraph" style:parent-style-name="Standard">
      <style:text-properties fo:font-style="normal" officeooo:rsid="033728cd" officeooo:paragraph-rsid="03a78896" style:font-style-asian="normal" style:font-style-complex="normal"/>
    </style:style>
    <style:style style:name="P95" style:family="paragraph" style:parent-style-name="Standard">
      <style:text-properties fo:font-style="normal" officeooo:rsid="033728cd" officeooo:paragraph-rsid="03a0eab0" style:font-style-asian="normal" style:font-style-complex="normal"/>
    </style:style>
    <style:style style:name="P96" style:family="paragraph" style:parent-style-name="Standard">
      <style:text-properties fo:font-style="normal" officeooo:rsid="033728cd" officeooo:paragraph-rsid="040527f1" style:font-style-asian="normal" style:font-style-complex="normal"/>
    </style:style>
    <style:style style:name="P97" style:family="paragraph" style:parent-style-name="Standard">
      <style:text-properties fo:font-style="normal" officeooo:rsid="033728cd" officeooo:paragraph-rsid="043186ab" style:font-style-asian="normal" style:font-style-complex="normal"/>
    </style:style>
    <style:style style:name="P98"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00"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01"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02"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03" style:family="paragraph" style:parent-style-name="Standard">
      <style:text-properties officeooo:rsid="004475b0" officeooo:paragraph-rsid="004475b0"/>
    </style:style>
    <style:style style:name="P104"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05"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6"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7"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0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0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1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1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1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1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1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1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1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1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1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1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2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21"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122"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123"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24"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25"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26" style:family="paragraph" style:parent-style-name="Standard">
      <style:text-properties fo:font-size="14pt" fo:font-style="italic" fo:font-weight="normal" officeooo:rsid="015da12b" officeooo:paragraph-rsid="039de4d6" style:font-size-asian="14pt" style:font-style-asian="italic" style:font-weight-asian="normal" style:font-size-complex="14pt" style:font-style-complex="italic" style:font-weight-complex="normal"/>
    </style:style>
    <style:style style:name="P127" style:family="paragraph" style:parent-style-name="Standard">
      <style:text-properties fo:font-size="14pt" fo:font-style="italic" fo:font-weight="normal" officeooo:rsid="015da12b" officeooo:paragraph-rsid="040527f1" style:font-size-asian="14pt" style:font-style-asian="italic" style:font-weight-asian="normal" style:font-size-complex="14pt" style:font-style-complex="italic" style:font-weight-complex="normal"/>
    </style:style>
    <style:style style:name="P128"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2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30"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131"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32"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33" style:family="paragraph" style:parent-style-name="Standard">
      <style:text-properties fo:font-size="14pt" fo:font-style="italic" fo:font-weight="normal" officeooo:rsid="039de4d6" officeooo:paragraph-rsid="039de4d6" style:font-size-asian="14pt" style:font-style-asian="italic" style:font-weight-asian="normal" style:font-size-complex="14pt" style:font-style-complex="italic" style:font-weight-complex="normal"/>
    </style:style>
    <style:style style:name="P134" style:family="paragraph" style:parent-style-name="Standard">
      <style:text-properties fo:font-size="14pt" fo:font-style="italic" fo:font-weight="normal" officeooo:rsid="039de4d6" officeooo:paragraph-rsid="040527f1" style:font-size-asian="14pt" style:font-style-asian="italic" style:font-weight-asian="normal" style:font-size-complex="14pt" style:font-style-complex="italic" style:font-weight-complex="normal"/>
    </style:style>
    <style:style style:name="P135"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13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3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38"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39"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40"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41" style:family="paragraph" style:parent-style-name="Standard">
      <style:text-properties fo:font-size="14pt" officeooo:rsid="001a1637" officeooo:paragraph-rsid="009c5420" style:font-size-asian="12.25pt" style:font-size-complex="14pt"/>
    </style:style>
    <style:style style:name="P142" style:family="paragraph" style:parent-style-name="Standard">
      <style:text-properties fo:font-size="14pt" officeooo:rsid="01de4db3" officeooo:paragraph-rsid="01de4db3" style:font-size-asian="12.25pt" style:font-size-complex="14pt"/>
    </style:style>
    <style:style style:name="P143"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44"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45" style:family="paragraph" style:parent-style-name="Standard">
      <style:text-properties officeooo:paragraph-rsid="024a8b63"/>
    </style:style>
    <style:style style:name="P146" style:family="paragraph" style:parent-style-name="Standard">
      <style:text-properties officeooo:paragraph-rsid="00c4f6be"/>
    </style:style>
    <style:style style:name="P147" style:family="paragraph" style:parent-style-name="Standard">
      <style:text-properties officeooo:paragraph-rsid="035a4cab"/>
    </style:style>
    <style:style style:name="P148" style:family="paragraph" style:parent-style-name="Standard">
      <style:text-properties officeooo:paragraph-rsid="037588cb"/>
    </style:style>
    <style:style style:name="P149" style:family="paragraph" style:parent-style-name="Standard">
      <style:text-properties officeooo:paragraph-rsid="037a6a18"/>
    </style:style>
    <style:style style:name="P150" style:family="paragraph" style:parent-style-name="Standard">
      <style:text-properties officeooo:paragraph-rsid="03901a9f"/>
    </style:style>
    <style:style style:name="P151" style:family="paragraph" style:parent-style-name="Standard">
      <style:text-properties officeooo:paragraph-rsid="03a0eab0"/>
    </style:style>
    <style:style style:name="P152" style:family="paragraph" style:parent-style-name="Standard">
      <style:text-properties officeooo:paragraph-rsid="040990d5"/>
    </style:style>
    <style:style style:name="P153" style:family="paragraph" style:parent-style-name="Standard">
      <style:text-properties officeooo:paragraph-rsid="040abb37"/>
    </style:style>
    <style:style style:name="P154" style:family="paragraph" style:parent-style-name="Standard">
      <style:text-properties officeooo:paragraph-rsid="0429893e"/>
    </style:style>
    <style:style style:name="P155" style:family="paragraph" style:parent-style-name="Standard">
      <style:text-properties officeooo:paragraph-rsid="044e5bac"/>
    </style:style>
    <style:style style:name="P156" style:family="paragraph" style:parent-style-name="Standard">
      <style:text-properties officeooo:paragraph-rsid="0454bf60"/>
    </style:style>
    <style:style style:name="P157" style:family="paragraph" style:parent-style-name="Standard">
      <style:text-properties officeooo:paragraph-rsid="04583ff2"/>
    </style:style>
    <style:style style:name="P158" style:family="paragraph" style:parent-style-name="Standard">
      <style:text-properties officeooo:paragraph-rsid="045a2b33"/>
    </style:style>
    <style:style style:name="P159" style:family="paragraph" style:parent-style-name="Standard">
      <style:text-properties officeooo:paragraph-rsid="046316dc"/>
    </style:style>
    <style:style style:name="P160" style:family="paragraph" style:parent-style-name="Standard">
      <style:paragraph-properties fo:break-before="page"/>
      <style:text-properties officeooo:rsid="001a1637" officeooo:paragraph-rsid="001a1637"/>
    </style:style>
    <style:style style:name="P161" style:family="paragraph" style:parent-style-name="Standard">
      <style:paragraph-properties fo:break-before="page"/>
      <style:text-properties fo:font-size="20pt" officeooo:rsid="001a1637" officeooo:paragraph-rsid="01600273" style:font-size-asian="20pt" style:font-size-complex="20pt"/>
    </style:style>
    <style:style style:name="P162"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63"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64"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65" style:family="paragraph" style:parent-style-name="Standard">
      <style:paragraph-properties fo:break-before="page"/>
      <style:text-properties style:text-underline-style="solid" style:text-underline-width="auto" style:text-underline-color="font-color" fo:font-weight="bold" officeooo:rsid="044e5bac" officeooo:paragraph-rsid="044e5bac" style:font-weight-asian="bold" style:font-weight-complex="bold"/>
    </style:style>
    <style:style style:name="P166" style:family="paragraph" style:parent-style-name="Standard">
      <style:paragraph-properties fo:break-before="page"/>
      <style:text-properties officeooo:paragraph-rsid="04503da5"/>
    </style:style>
    <style:style style:name="P167" style:family="paragraph" style:parent-style-name="Standard">
      <style:text-properties fo:font-style="normal" officeooo:rsid="0385163f" officeooo:paragraph-rsid="0401aba6" style:font-style-asian="normal" style:font-style-complex="normal"/>
    </style:style>
    <style:style style:name="P168" style:family="paragraph" style:parent-style-name="Standard">
      <style:text-properties fo:font-style="normal" officeooo:rsid="033728cd" officeooo:paragraph-rsid="040990d5" style:font-style-asian="normal" style:font-style-complex="normal"/>
    </style:style>
    <style:style style:name="P169" style:family="paragraph" style:parent-style-name="Standard">
      <style:text-properties fo:font-style="normal" officeooo:rsid="033728cd" officeooo:paragraph-rsid="049b7de4" style:font-style-asian="normal" style:font-style-complex="normal"/>
    </style:style>
    <style:style style:name="P170" style:family="paragraph" style:parent-style-name="Standard">
      <style:text-properties fo:font-style="normal" officeooo:rsid="04209c87" officeooo:paragraph-rsid="03a0eab0" style:font-style-asian="normal" style:font-style-complex="normal"/>
    </style:style>
    <style:style style:name="P171" style:family="paragraph" style:parent-style-name="Standard">
      <style:text-properties fo:font-style="normal" officeooo:rsid="04537127" officeooo:paragraph-rsid="03a0eab0" style:font-style-asian="normal" style:font-style-complex="normal"/>
    </style:style>
    <style:style style:name="P172" style:family="paragraph" style:parent-style-name="Standard">
      <style:text-properties fo:font-style="normal" officeooo:rsid="04563551" officeooo:paragraph-rsid="04583ff2" style:font-style-asian="normal" style:font-style-complex="normal"/>
    </style:style>
    <style:style style:name="P173" style:family="paragraph" style:parent-style-name="Standard">
      <style:text-properties fo:font-style="normal" officeooo:rsid="044abd30" officeooo:paragraph-rsid="045a2b33" style:font-style-asian="normal" style:font-style-complex="normal"/>
    </style:style>
    <style:style style:name="P174" style:family="paragraph" style:parent-style-name="Standard">
      <style:text-properties fo:font-style="normal" officeooo:rsid="044abd30" officeooo:paragraph-rsid="044e5bac" style:font-style-asian="normal" style:font-style-complex="normal"/>
    </style:style>
    <style:style style:name="P175" style:family="paragraph" style:parent-style-name="Standard">
      <style:text-properties fo:font-style="normal" officeooo:rsid="0436a2e2" officeooo:paragraph-rsid="044e5bac" style:font-style-asian="normal" style:font-style-complex="normal"/>
    </style:style>
    <style:style style:name="P176" style:family="paragraph" style:parent-style-name="Standard">
      <style:text-properties fo:font-style="normal" officeooo:rsid="0443b7b5" officeooo:paragraph-rsid="044e5bac" style:font-style-asian="normal" style:font-style-complex="normal"/>
    </style:style>
    <style:style style:name="P177" style:family="paragraph" style:parent-style-name="Standard">
      <style:text-properties fo:font-style="normal" officeooo:rsid="043186ab" officeooo:paragraph-rsid="043186ab" style:font-style-asian="normal" style:font-style-complex="normal"/>
    </style:style>
    <style:style style:name="P178" style:family="paragraph" style:parent-style-name="Standard">
      <style:text-properties fo:font-style="normal" officeooo:rsid="043186ab" officeooo:paragraph-rsid="04834108" style:font-style-asian="normal" style:font-style-complex="normal"/>
    </style:style>
    <style:style style:name="P179" style:family="paragraph" style:parent-style-name="Standard">
      <style:text-properties fo:font-style="normal" officeooo:rsid="043186ab" officeooo:paragraph-rsid="04869f4e" style:font-style-asian="normal" style:font-style-complex="normal"/>
    </style:style>
    <style:style style:name="P180"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81" style:family="paragraph" style:parent-style-name="Standard">
      <style:text-properties officeooo:rsid="001a1637" officeooo:paragraph-rsid="046316dc"/>
    </style:style>
    <style:style style:name="P182" style:family="paragraph" style:parent-style-name="Standard">
      <style:text-properties fo:font-style="italic" officeooo:rsid="043186ab" officeooo:paragraph-rsid="043186ab" style:font-style-asian="italic" style:font-style-complex="italic"/>
    </style:style>
    <style:style style:name="P183" style:family="paragraph" style:parent-style-name="Standard">
      <style:text-properties fo:font-style="italic" officeooo:rsid="043186ab" officeooo:paragraph-rsid="0472ec40" style:font-style-asian="italic" style:font-style-complex="italic"/>
    </style:style>
    <style:style style:name="P184" style:family="paragraph" style:parent-style-name="Standard">
      <style:text-properties style:text-underline-style="none" fo:font-weight="normal" officeooo:rsid="0033de04" officeooo:paragraph-rsid="00243e35" style:font-weight-asian="normal" style:font-weight-complex="normal"/>
    </style:style>
    <style:style style:name="P185" style:family="paragraph" style:parent-style-name="Standard">
      <style:text-properties style:text-underline-style="none" fo:font-weight="normal" officeooo:rsid="044e5bac" officeooo:paragraph-rsid="044e5bac" style:font-weight-asian="normal" style:font-weight-complex="normal"/>
    </style:style>
    <style:style style:name="P186"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87"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88" style:family="paragraph" style:parent-style-name="Standard">
      <style:text-properties fo:font-size="14pt" fo:font-style="italic" fo:font-weight="normal" officeooo:rsid="027e467c" officeooo:paragraph-rsid="046bfd3e" style:font-size-asian="14pt" style:font-style-asian="italic" style:font-weight-asian="normal" style:font-size-complex="14pt" style:font-style-complex="italic" style:font-weight-complex="normal"/>
    </style:style>
    <style:style style:name="P189" style:family="paragraph" style:parent-style-name="Standard">
      <style:text-properties fo:font-size="14pt" fo:font-style="italic" fo:font-weight="normal" officeooo:rsid="015da12b" officeooo:paragraph-rsid="046bfd3e" style:font-size-asian="14pt" style:font-style-asian="italic" style:font-weight-asian="normal" style:font-size-complex="14pt" style:font-style-complex="italic" style:font-weight-complex="normal"/>
    </style:style>
    <style:style style:name="P19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91"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92"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45cd4" style:font-style-asian="normal" style:font-style-complex="normal"/>
    </style:style>
    <style:style style:name="T51" style:family="text">
      <style:text-properties fo:font-style="normal" officeooo:rsid="00f91da3" style:font-style-asian="normal" style:font-style-complex="normal"/>
    </style:style>
    <style:style style:name="T52" style:family="text">
      <style:text-properties fo:font-style="normal" officeooo:rsid="00fd0629" style:font-style-asian="normal" style:font-style-complex="normal"/>
    </style:style>
    <style:style style:name="T53" style:family="text">
      <style:text-properties fo:font-style="normal" officeooo:rsid="00feb8a1" style:font-style-asian="normal" style:font-style-complex="normal"/>
    </style:style>
    <style:style style:name="T54" style:family="text">
      <style:text-properties fo:font-style="normal" officeooo:rsid="00fecd11" style:font-style-asian="normal" style:font-style-complex="normal"/>
    </style:style>
    <style:style style:name="T55" style:family="text">
      <style:text-properties fo:font-style="normal" officeooo:rsid="0100f55c" style:font-style-asian="normal" style:font-style-complex="normal"/>
    </style:style>
    <style:style style:name="T56" style:family="text">
      <style:text-properties fo:font-style="normal" officeooo:rsid="0103f289" style:font-style-asian="normal" style:font-style-complex="normal"/>
    </style:style>
    <style:style style:name="T57" style:family="text">
      <style:text-properties fo:font-style="normal" officeooo:rsid="0104f64b" style:font-style-asian="normal" style:font-style-complex="normal"/>
    </style:style>
    <style:style style:name="T58" style:family="text">
      <style:text-properties fo:font-style="normal" officeooo:rsid="0106cc5a" style:font-style-asian="normal" style:font-style-complex="normal"/>
    </style:style>
    <style:style style:name="T59" style:family="text">
      <style:text-properties fo:font-style="normal" officeooo:rsid="0107a462" style:font-style-asian="normal" style:font-style-complex="normal"/>
    </style:style>
    <style:style style:name="T60" style:family="text">
      <style:text-properties fo:font-style="normal" officeooo:rsid="010943fc" style:font-style-asian="normal" style:font-style-complex="normal"/>
    </style:style>
    <style:style style:name="T61" style:family="text">
      <style:text-properties fo:font-style="normal" officeooo:rsid="010ac640" style:font-style-asian="normal" style:font-style-complex="normal"/>
    </style:style>
    <style:style style:name="T62" style:family="text">
      <style:text-properties fo:font-style="normal" officeooo:rsid="010c9143" style:font-style-asian="normal" style:font-style-complex="normal"/>
    </style:style>
    <style:style style:name="T63" style:family="text">
      <style:text-properties fo:font-style="normal" officeooo:rsid="010e88ce" style:font-style-asian="normal" style:font-style-complex="normal"/>
    </style:style>
    <style:style style:name="T64" style:family="text">
      <style:text-properties fo:font-style="normal" officeooo:rsid="010f8845" style:font-style-asian="normal" style:font-style-complex="normal"/>
    </style:style>
    <style:style style:name="T65" style:family="text">
      <style:text-properties fo:font-style="normal" officeooo:rsid="0112b233" style:font-style-asian="normal" style:font-style-complex="normal"/>
    </style:style>
    <style:style style:name="T66" style:family="text">
      <style:text-properties fo:font-style="normal" officeooo:rsid="0116ec8b" style:font-style-asian="normal" style:font-style-complex="normal"/>
    </style:style>
    <style:style style:name="T67" style:family="text">
      <style:text-properties fo:font-style="normal" officeooo:rsid="0116f2f1" style:font-style-asian="normal" style:font-style-complex="normal"/>
    </style:style>
    <style:style style:name="T68" style:family="text">
      <style:text-properties fo:font-style="normal" officeooo:rsid="011d6baf" style:font-style-asian="normal" style:font-style-complex="normal"/>
    </style:style>
    <style:style style:name="T69" style:family="text">
      <style:text-properties fo:font-style="normal" officeooo:rsid="011e5314" style:font-style-asian="normal" style:font-style-complex="normal"/>
    </style:style>
    <style:style style:name="T70" style:family="text">
      <style:text-properties fo:font-style="normal" officeooo:rsid="011fc588" style:font-style-asian="normal" style:font-style-complex="normal"/>
    </style:style>
    <style:style style:name="T71" style:family="text">
      <style:text-properties fo:font-style="normal" officeooo:rsid="01207868" style:font-style-asian="normal" style:font-style-complex="normal"/>
    </style:style>
    <style:style style:name="T72" style:family="text">
      <style:text-properties fo:font-style="normal" officeooo:rsid="0120a0fa" style:font-style-asian="normal" style:font-style-complex="normal"/>
    </style:style>
    <style:style style:name="T73" style:family="text">
      <style:text-properties fo:font-style="normal" officeooo:rsid="01218bfa" style:font-style-asian="normal" style:font-style-complex="normal"/>
    </style:style>
    <style:style style:name="T74" style:family="text">
      <style:text-properties fo:font-style="normal" officeooo:rsid="0122f06f" style:font-style-asian="normal" style:font-style-complex="normal"/>
    </style:style>
    <style:style style:name="T75" style:family="text">
      <style:text-properties fo:font-style="normal" officeooo:rsid="0123374a" style:font-style-asian="normal" style:font-style-complex="normal"/>
    </style:style>
    <style:style style:name="T76" style:family="text">
      <style:text-properties fo:font-style="normal" officeooo:rsid="012516f0" style:font-style-asian="normal" style:font-style-complex="normal"/>
    </style:style>
    <style:style style:name="T77" style:family="text">
      <style:text-properties fo:font-style="normal" officeooo:rsid="012596c6" style:font-style-asian="normal" style:font-style-complex="normal"/>
    </style:style>
    <style:style style:name="T78" style:family="text">
      <style:text-properties fo:font-style="normal" officeooo:rsid="0127326e" style:font-style-asian="normal" style:font-style-complex="normal"/>
    </style:style>
    <style:style style:name="T79" style:family="text">
      <style:text-properties fo:font-style="normal" officeooo:rsid="01276b54" style:font-style-asian="normal" style:font-style-complex="normal"/>
    </style:style>
    <style:style style:name="T80" style:family="text">
      <style:text-properties fo:font-style="normal" officeooo:rsid="01294dbf" style:font-style-asian="normal" style:font-style-complex="normal"/>
    </style:style>
    <style:style style:name="T81" style:family="text">
      <style:text-properties fo:font-style="normal" officeooo:rsid="012ad544" style:font-style-asian="normal" style:font-style-complex="normal"/>
    </style:style>
    <style:style style:name="T82" style:family="text">
      <style:text-properties fo:font-style="normal" officeooo:rsid="012c6fd6" style:font-style-asian="normal" style:font-style-complex="normal"/>
    </style:style>
    <style:style style:name="T83" style:family="text">
      <style:text-properties fo:font-style="normal" officeooo:rsid="012ec6b6" style:font-style-asian="normal" style:font-style-complex="normal"/>
    </style:style>
    <style:style style:name="T84" style:family="text">
      <style:text-properties fo:font-style="normal" officeooo:rsid="01457bde" style:font-style-asian="normal" style:font-style-complex="normal"/>
    </style:style>
    <style:style style:name="T85" style:family="text">
      <style:text-properties fo:font-style="normal" officeooo:rsid="01466f41" style:font-style-asian="normal" style:font-style-complex="normal"/>
    </style:style>
    <style:style style:name="T86" style:family="text">
      <style:text-properties fo:font-style="normal" officeooo:rsid="01477001" style:font-style-asian="normal" style:font-style-complex="normal"/>
    </style:style>
    <style:style style:name="T87" style:family="text">
      <style:text-properties fo:font-style="normal" officeooo:rsid="01491b38" style:font-style-asian="normal" style:font-style-complex="normal"/>
    </style:style>
    <style:style style:name="T88" style:family="text">
      <style:text-properties fo:font-style="normal" officeooo:rsid="014bad24" style:font-style-asian="normal" style:font-style-complex="normal"/>
    </style:style>
    <style:style style:name="T89" style:family="text">
      <style:text-properties fo:font-style="normal" officeooo:rsid="014cf425" style:font-style-asian="normal" style:font-style-complex="normal"/>
    </style:style>
    <style:style style:name="T90" style:family="text">
      <style:text-properties fo:font-style="normal" officeooo:rsid="014d97ee" style:font-style-asian="normal" style:font-style-complex="normal"/>
    </style:style>
    <style:style style:name="T91" style:family="text">
      <style:text-properties fo:font-style="normal" officeooo:rsid="014ec919" style:font-style-asian="normal" style:font-style-complex="normal"/>
    </style:style>
    <style:style style:name="T92" style:family="text">
      <style:text-properties fo:font-style="normal" officeooo:rsid="014f68e1" style:font-style-asian="normal" style:font-style-complex="normal"/>
    </style:style>
    <style:style style:name="T93" style:family="text">
      <style:text-properties fo:font-style="normal" officeooo:rsid="014ff5ab" style:font-style-asian="normal" style:font-style-complex="normal"/>
    </style:style>
    <style:style style:name="T94" style:family="text">
      <style:text-properties fo:font-style="normal" officeooo:rsid="01508b66" style:font-style-asian="normal" style:font-style-complex="normal"/>
    </style:style>
    <style:style style:name="T95" style:family="text">
      <style:text-properties fo:font-style="normal" officeooo:rsid="0151a769" style:font-style-asian="normal" style:font-style-complex="normal"/>
    </style:style>
    <style:style style:name="T96" style:family="text">
      <style:text-properties fo:font-style="normal" officeooo:rsid="01526a37" style:font-style-asian="normal" style:font-style-complex="normal"/>
    </style:style>
    <style:style style:name="T97" style:family="text">
      <style:text-properties fo:font-style="normal" officeooo:rsid="01d2b6e8" style:font-style-asian="normal" style:font-style-complex="normal"/>
    </style:style>
    <style:style style:name="T98" style:family="text">
      <style:text-properties fo:font-style="normal" officeooo:rsid="01d38f8a" style:font-style-asian="normal" style:font-style-complex="normal"/>
    </style:style>
    <style:style style:name="T99" style:family="text">
      <style:text-properties fo:font-style="normal" officeooo:rsid="015a707f" style:font-style-asian="normal" style:font-style-complex="normal"/>
    </style:style>
    <style:style style:name="T100" style:family="text">
      <style:text-properties fo:font-style="normal" officeooo:rsid="02362297" style:font-style-asian="normal" style:font-style-complex="normal"/>
    </style:style>
    <style:style style:name="T101" style:family="text">
      <style:text-properties fo:font-style="normal" officeooo:rsid="0239ffc1" style:font-style-asian="normal" style:font-style-complex="normal"/>
    </style:style>
    <style:style style:name="T102" style:family="text">
      <style:text-properties fo:font-style="normal" officeooo:rsid="0241a1d1" style:font-style-asian="normal" style:font-style-complex="normal"/>
    </style:style>
    <style:style style:name="T103" style:family="text">
      <style:text-properties fo:font-style="normal" officeooo:rsid="02439008" style:font-style-asian="normal" style:font-style-complex="normal"/>
    </style:style>
    <style:style style:name="T104" style:family="text">
      <style:text-properties fo:font-style="normal" officeooo:rsid="024518b9" style:font-style-asian="normal" style:font-style-complex="normal"/>
    </style:style>
    <style:style style:name="T105" style:family="text">
      <style:text-properties fo:font-style="normal" officeooo:rsid="0245f41b" style:font-style-asian="normal" style:font-style-complex="normal"/>
    </style:style>
    <style:style style:name="T106" style:family="text">
      <style:text-properties fo:font-style="normal" officeooo:rsid="0246bd4f" style:font-style-asian="normal" style:font-style-complex="normal"/>
    </style:style>
    <style:style style:name="T107" style:family="text">
      <style:text-properties fo:font-style="normal" officeooo:rsid="0248b464" style:font-style-asian="normal" style:font-style-complex="normal"/>
    </style:style>
    <style:style style:name="T108" style:family="text">
      <style:text-properties fo:font-style="normal" officeooo:rsid="024a26f1" style:font-style-asian="normal" style:font-style-complex="normal"/>
    </style:style>
    <style:style style:name="T109" style:family="text">
      <style:text-properties fo:font-style="normal" officeooo:rsid="024ba80e" style:font-style-asian="normal" style:font-style-complex="normal"/>
    </style:style>
    <style:style style:name="T110" style:family="text">
      <style:text-properties fo:font-style="normal" officeooo:rsid="024dfb36" style:font-style-asian="normal" style:font-style-complex="normal"/>
    </style:style>
    <style:style style:name="T111" style:family="text">
      <style:text-properties fo:font-style="normal" officeooo:rsid="024fbcca" style:font-style-asian="normal" style:font-style-complex="normal"/>
    </style:style>
    <style:style style:name="T112" style:family="text">
      <style:text-properties fo:font-style="normal" officeooo:rsid="02517581" style:font-style-asian="normal" style:font-style-complex="normal"/>
    </style:style>
    <style:style style:name="T113" style:family="text">
      <style:text-properties fo:font-style="normal" officeooo:rsid="0252f32f" style:font-style-asian="normal" style:font-style-complex="normal"/>
    </style:style>
    <style:style style:name="T114" style:family="text">
      <style:text-properties fo:font-style="normal" officeooo:rsid="0254e30a" style:font-style-asian="normal" style:font-style-complex="normal"/>
    </style:style>
    <style:style style:name="T115" style:family="text">
      <style:text-properties fo:font-style="normal" officeooo:rsid="025fe23d" style:font-style-asian="normal" style:font-style-complex="normal"/>
    </style:style>
    <style:style style:name="T116" style:family="text">
      <style:text-properties fo:font-style="normal" officeooo:rsid="0261cd7a" style:font-style-asian="normal" style:font-style-complex="normal"/>
    </style:style>
    <style:style style:name="T117" style:family="text">
      <style:text-properties fo:font-style="normal" officeooo:rsid="02771663" style:font-style-asian="normal" style:font-style-complex="normal"/>
    </style:style>
    <style:style style:name="T118" style:family="text">
      <style:text-properties fo:font-style="normal" officeooo:rsid="027818b0" style:font-style-asian="normal" style:font-style-complex="normal"/>
    </style:style>
    <style:style style:name="T119" style:family="text">
      <style:text-properties fo:font-style="normal" officeooo:rsid="0278acc5" style:font-style-asian="normal" style:font-style-complex="normal"/>
    </style:style>
    <style:style style:name="T120" style:family="text">
      <style:text-properties fo:font-style="normal" officeooo:rsid="0279ad5e" style:font-style-asian="normal" style:font-style-complex="normal"/>
    </style:style>
    <style:style style:name="T121" style:family="text">
      <style:text-properties fo:font-style="normal" officeooo:rsid="027b7be3" style:font-style-asian="normal" style:font-style-complex="normal"/>
    </style:style>
    <style:style style:name="T122" style:family="text">
      <style:text-properties fo:font-style="normal" officeooo:rsid="027d3b2d" style:font-style-asian="normal" style:font-style-complex="normal"/>
    </style:style>
    <style:style style:name="T123" style:family="text">
      <style:text-properties fo:font-style="normal" officeooo:rsid="027e467c" style:font-style-asian="normal" style:font-style-complex="normal"/>
    </style:style>
    <style:style style:name="T124" style:family="text">
      <style:text-properties fo:font-style="normal" officeooo:rsid="027f7f6d" style:font-style-asian="normal" style:font-style-complex="normal"/>
    </style:style>
    <style:style style:name="T125" style:family="text">
      <style:text-properties fo:font-style="normal" officeooo:rsid="0281d738" style:font-style-asian="normal" style:font-style-complex="normal"/>
    </style:style>
    <style:style style:name="T126" style:family="text">
      <style:text-properties fo:font-style="normal" officeooo:rsid="0283d4f6" style:font-style-asian="normal" style:font-style-complex="normal"/>
    </style:style>
    <style:style style:name="T127" style:family="text">
      <style:text-properties fo:font-style="normal" officeooo:rsid="028503dd" style:font-style-asian="normal" style:font-style-complex="normal"/>
    </style:style>
    <style:style style:name="T128" style:family="text">
      <style:text-properties fo:font-style="normal" officeooo:rsid="0286be85" style:font-style-asian="normal" style:font-style-complex="normal"/>
    </style:style>
    <style:style style:name="T129" style:family="text">
      <style:text-properties fo:font-style="normal" officeooo:rsid="028e9baf" style:font-style-asian="normal" style:font-style-complex="normal"/>
    </style:style>
    <style:style style:name="T130" style:family="text">
      <style:text-properties fo:font-style="normal" officeooo:rsid="0292bfd0" style:font-style-asian="normal" style:font-style-complex="normal"/>
    </style:style>
    <style:style style:name="T131" style:family="text">
      <style:text-properties fo:font-style="normal" officeooo:rsid="0295fe67" style:font-style-asian="normal" style:font-style-complex="normal"/>
    </style:style>
    <style:style style:name="T132" style:family="text">
      <style:text-properties fo:font-style="normal" officeooo:rsid="0297dd5f" style:font-style-asian="normal" style:font-style-complex="normal"/>
    </style:style>
    <style:style style:name="T133" style:family="text">
      <style:text-properties fo:font-style="normal" officeooo:rsid="0299eca9" style:font-style-asian="normal" style:font-style-complex="normal"/>
    </style:style>
    <style:style style:name="T134" style:family="text">
      <style:text-properties fo:font-style="normal" officeooo:rsid="029d5a63" style:font-style-asian="normal" style:font-style-complex="normal"/>
    </style:style>
    <style:style style:name="T135" style:family="text">
      <style:text-properties fo:font-style="normal" officeooo:rsid="02ae27db" style:font-style-asian="normal" style:font-style-complex="normal"/>
    </style:style>
    <style:style style:name="T136" style:family="text">
      <style:text-properties fo:font-style="normal" officeooo:rsid="02af0fb1" style:font-style-asian="normal" style:font-style-complex="normal"/>
    </style:style>
    <style:style style:name="T137" style:family="text">
      <style:text-properties fo:font-style="normal" officeooo:rsid="02b20606" style:font-style-asian="normal" style:font-style-complex="normal"/>
    </style:style>
    <style:style style:name="T138" style:family="text">
      <style:text-properties fo:font-style="normal" officeooo:rsid="02b32b11" style:font-style-asian="normal" style:font-style-complex="normal"/>
    </style:style>
    <style:style style:name="T139" style:family="text">
      <style:text-properties fo:font-style="normal" officeooo:rsid="02b5630b" style:font-style-asian="normal" style:font-style-complex="normal"/>
    </style:style>
    <style:style style:name="T140" style:family="text">
      <style:text-properties fo:font-style="normal" officeooo:rsid="02bbbaad" style:font-style-asian="normal" style:font-style-complex="normal"/>
    </style:style>
    <style:style style:name="T141" style:family="text">
      <style:text-properties fo:font-style="normal" officeooo:rsid="02bdf42d" style:font-style-asian="normal" style:font-style-complex="normal"/>
    </style:style>
    <style:style style:name="T142" style:family="text">
      <style:text-properties fo:font-style="normal" officeooo:rsid="02be0e16" style:font-style-asian="normal" style:font-style-complex="normal"/>
    </style:style>
    <style:style style:name="T143" style:family="text">
      <style:text-properties fo:font-style="normal" officeooo:rsid="02c0168d" style:font-style-asian="normal" style:font-style-complex="normal"/>
    </style:style>
    <style:style style:name="T144" style:family="text">
      <style:text-properties fo:font-style="normal" officeooo:rsid="02c057ec" style:font-style-asian="normal" style:font-style-complex="normal"/>
    </style:style>
    <style:style style:name="T145" style:family="text">
      <style:text-properties fo:font-style="normal" officeooo:rsid="02c1d928" style:font-style-asian="normal" style:font-style-complex="normal"/>
    </style:style>
    <style:style style:name="T146" style:family="text">
      <style:text-properties fo:font-style="normal" officeooo:rsid="02c7d278" style:font-style-asian="normal" style:font-style-complex="normal"/>
    </style:style>
    <style:style style:name="T147" style:family="text">
      <style:text-properties fo:font-style="normal" officeooo:rsid="02c8d8fd" style:font-style-asian="normal" style:font-style-complex="normal"/>
    </style:style>
    <style:style style:name="T148" style:family="text">
      <style:text-properties fo:font-style="normal" officeooo:rsid="02c9e37b" style:font-style-asian="normal" style:font-style-complex="normal"/>
    </style:style>
    <style:style style:name="T149" style:family="text">
      <style:text-properties fo:font-style="normal" officeooo:rsid="02caa4bc" style:font-style-asian="normal" style:font-style-complex="normal"/>
    </style:style>
    <style:style style:name="T150" style:family="text">
      <style:text-properties fo:font-style="normal" officeooo:rsid="02cc9b28" style:font-style-asian="normal" style:font-style-complex="normal"/>
    </style:style>
    <style:style style:name="T151" style:family="text">
      <style:text-properties fo:font-style="normal" officeooo:rsid="02cf0473" style:font-style-asian="normal" style:font-style-complex="normal"/>
    </style:style>
    <style:style style:name="T152" style:family="text">
      <style:text-properties fo:font-style="normal" officeooo:rsid="02d3b72b" style:font-style-asian="normal" style:font-style-complex="normal"/>
    </style:style>
    <style:style style:name="T153" style:family="text">
      <style:text-properties fo:font-style="normal" officeooo:rsid="02d4cbc1" style:font-style-asian="normal" style:font-style-complex="normal"/>
    </style:style>
    <style:style style:name="T154" style:family="text">
      <style:text-properties fo:font-style="normal" officeooo:rsid="02d7aaef" style:font-style-asian="normal" style:font-style-complex="normal"/>
    </style:style>
    <style:style style:name="T155" style:family="text">
      <style:text-properties fo:font-style="normal" officeooo:rsid="02d8f8c6" style:font-style-asian="normal" style:font-style-complex="normal"/>
    </style:style>
    <style:style style:name="T156" style:family="text">
      <style:text-properties fo:font-style="normal" officeooo:rsid="02dd2935" style:font-style-asian="normal" style:font-style-complex="normal"/>
    </style:style>
    <style:style style:name="T157" style:family="text">
      <style:text-properties fo:font-style="normal" officeooo:rsid="03a5329d" style:font-style-asian="normal" style:font-style-complex="normal"/>
    </style:style>
    <style:style style:name="T158" style:family="text">
      <style:text-properties fo:font-style="normal" officeooo:rsid="03b296ef" style:font-style-asian="normal" style:font-style-complex="normal"/>
    </style:style>
    <style:style style:name="T159" style:family="text">
      <style:text-properties fo:font-style="normal" officeooo:rsid="03b31d78" style:font-style-asian="normal" style:font-style-complex="normal"/>
    </style:style>
    <style:style style:name="T160" style:family="text">
      <style:text-properties fo:font-style="normal" officeooo:rsid="03b3d2ce" style:font-style-asian="normal" style:font-style-complex="normal"/>
    </style:style>
    <style:style style:name="T161" style:family="text">
      <style:text-properties fo:font-style="normal" officeooo:rsid="03b68931" style:font-style-asian="normal" style:font-style-complex="normal"/>
    </style:style>
    <style:style style:name="T162" style:family="text">
      <style:text-properties fo:font-style="normal" officeooo:rsid="03b6a171" style:font-style-asian="normal" style:font-style-complex="normal"/>
    </style:style>
    <style:style style:name="T163" style:family="text">
      <style:text-properties fo:font-style="normal" officeooo:rsid="03bcf076" style:font-style-asian="normal" style:font-style-complex="normal"/>
    </style:style>
    <style:style style:name="T164" style:family="text">
      <style:text-properties fo:font-style="normal" officeooo:rsid="03d4b43f" style:font-style-asian="normal" style:font-style-complex="normal"/>
    </style:style>
    <style:style style:name="T165" style:family="text">
      <style:text-properties fo:font-style="normal" officeooo:rsid="03d63482" style:font-style-asian="normal" style:font-style-complex="normal"/>
    </style:style>
    <style:style style:name="T166" style:family="text">
      <style:text-properties fo:font-style="normal" officeooo:rsid="03d8a4f2" style:font-style-asian="normal" style:font-style-complex="normal"/>
    </style:style>
    <style:style style:name="T167" style:family="text">
      <style:text-properties fo:font-style="normal" officeooo:rsid="03d9c692" style:font-style-asian="normal" style:font-style-complex="normal"/>
    </style:style>
    <style:style style:name="T168" style:family="text">
      <style:text-properties fo:font-style="normal" officeooo:rsid="03da1e8e" style:font-style-asian="normal" style:font-style-complex="normal"/>
    </style:style>
    <style:style style:name="T169" style:family="text">
      <style:text-properties fo:font-style="normal" officeooo:rsid="03dbe040" style:font-style-asian="normal" style:font-style-complex="normal"/>
    </style:style>
    <style:style style:name="T170" style:family="text">
      <style:text-properties fo:font-style="normal" officeooo:rsid="03dd598a" style:font-style-asian="normal" style:font-style-complex="normal"/>
    </style:style>
    <style:style style:name="T171" style:family="text">
      <style:text-properties fo:font-style="normal" officeooo:rsid="03ddba76" style:font-style-asian="normal" style:font-style-complex="normal"/>
    </style:style>
    <style:style style:name="T172" style:family="text">
      <style:text-properties fo:font-style="normal" officeooo:rsid="035819b5" style:font-style-asian="normal" style:font-style-complex="normal"/>
    </style:style>
    <style:style style:name="T173" style:family="text">
      <style:text-properties fo:font-style="normal" officeooo:rsid="001a1637" style:font-style-asian="normal" style:font-style-complex="normal"/>
    </style:style>
    <style:style style:name="T174" style:family="text">
      <style:text-properties fo:font-style="normal" officeooo:rsid="037588cb" style:font-style-asian="normal" style:font-style-complex="normal"/>
    </style:style>
    <style:style style:name="T175" style:family="text">
      <style:text-properties fo:font-style="normal" officeooo:rsid="03f7f509" style:font-style-asian="normal" style:font-style-complex="normal"/>
    </style:style>
    <style:style style:name="T176" style:family="text">
      <style:text-properties fo:font-style="normal" officeooo:rsid="03815520" style:font-style-asian="normal" style:font-style-complex="normal"/>
    </style:style>
    <style:style style:name="T177" style:family="text">
      <style:text-properties fo:font-style="normal" officeooo:rsid="0385163f" style:font-style-asian="normal" style:font-style-complex="normal"/>
    </style:style>
    <style:style style:name="T178" style:family="text">
      <style:text-properties fo:font-style="normal" officeooo:rsid="03fe097f" style:font-style-asian="normal" style:font-style-complex="normal"/>
    </style:style>
    <style:style style:name="T179" style:family="text">
      <style:text-properties fo:font-style="normal" officeooo:rsid="03ffa56c" style:font-style-asian="normal" style:font-style-complex="normal"/>
    </style:style>
    <style:style style:name="T180" style:family="text">
      <style:text-properties fo:font-style="normal" officeooo:rsid="033728cd" style:font-style-asian="normal" style:font-style-complex="normal"/>
    </style:style>
    <style:style style:name="T181" style:family="text">
      <style:text-properties fo:font-style="normal" officeooo:rsid="0407df1b" style:font-style-asian="normal" style:font-style-complex="normal"/>
    </style:style>
    <style:style style:name="T182" style:family="text">
      <style:text-properties fo:font-style="normal" officeooo:rsid="040990d5" style:font-style-asian="normal" style:font-style-complex="normal"/>
    </style:style>
    <style:style style:name="T183" style:family="text">
      <style:text-properties fo:font-style="normal" officeooo:rsid="040a7ad4" style:font-style-asian="normal" style:font-style-complex="normal"/>
    </style:style>
    <style:style style:name="T184" style:family="text">
      <style:text-properties fo:font-style="normal" officeooo:rsid="04169d81" style:font-style-asian="normal" style:font-style-complex="normal"/>
    </style:style>
    <style:style style:name="T185" style:family="text">
      <style:text-properties fo:font-style="normal" officeooo:rsid="04176a6d" style:font-style-asian="normal" style:font-style-complex="normal"/>
    </style:style>
    <style:style style:name="T186" style:family="text">
      <style:text-properties fo:font-style="normal" officeooo:rsid="04186813" style:font-style-asian="normal" style:font-style-complex="normal"/>
    </style:style>
    <style:style style:name="T187" style:family="text">
      <style:text-properties fo:font-style="normal" officeooo:rsid="0418782d" style:font-style-asian="normal" style:font-style-complex="normal"/>
    </style:style>
    <style:style style:name="T188" style:family="text">
      <style:text-properties fo:font-style="normal" officeooo:rsid="041952bb" style:font-style-asian="normal" style:font-style-complex="normal"/>
    </style:style>
    <style:style style:name="T189" style:family="text">
      <style:text-properties fo:font-style="normal" officeooo:rsid="041b11be" style:font-style-asian="normal" style:font-style-complex="normal"/>
    </style:style>
    <style:style style:name="T190" style:family="text">
      <style:text-properties fo:font-style="normal" officeooo:rsid="041e7801" style:font-style-asian="normal" style:font-style-complex="normal"/>
    </style:style>
    <style:style style:name="T191" style:family="text">
      <style:text-properties fo:font-style="normal" officeooo:rsid="04209c87" style:font-style-asian="normal" style:font-style-complex="normal"/>
    </style:style>
    <style:style style:name="T192" style:family="text">
      <style:text-properties fo:font-style="normal" officeooo:rsid="0423d8cf" style:font-style-asian="normal" style:font-style-complex="normal"/>
    </style:style>
    <style:style style:name="T193" style:family="text">
      <style:text-properties fo:font-style="normal" officeooo:rsid="042badd0" style:font-style-asian="normal" style:font-style-complex="normal"/>
    </style:style>
    <style:style style:name="T194" style:family="text">
      <style:text-properties fo:font-style="normal" officeooo:rsid="0431d47a" style:font-style-asian="normal" style:font-style-complex="normal"/>
    </style:style>
    <style:style style:name="T195" style:family="text">
      <style:text-properties fo:font-style="normal" officeooo:rsid="0433bb67" style:font-style-asian="normal" style:font-style-complex="normal"/>
    </style:style>
    <style:style style:name="T196" style:family="text">
      <style:text-properties fo:font-style="normal" officeooo:rsid="0434c800" style:font-style-asian="normal" style:font-style-complex="normal"/>
    </style:style>
    <style:style style:name="T197" style:family="text">
      <style:text-properties fo:font-style="normal" officeooo:rsid="0436a2e2" style:font-style-asian="normal" style:font-style-complex="normal"/>
    </style:style>
    <style:style style:name="T198" style:family="text">
      <style:text-properties fo:font-style="normal" officeooo:rsid="0437332f" style:font-style-asian="normal" style:font-style-complex="normal"/>
    </style:style>
    <style:style style:name="T199" style:family="text">
      <style:text-properties fo:font-style="normal" officeooo:rsid="043ad47d" style:font-style-asian="normal" style:font-style-complex="normal"/>
    </style:style>
    <style:style style:name="T200" style:family="text">
      <style:text-properties fo:font-style="normal" officeooo:rsid="043c94d5" style:font-style-asian="normal" style:font-style-complex="normal"/>
    </style:style>
    <style:style style:name="T201" style:family="text">
      <style:text-properties fo:font-style="normal" officeooo:rsid="043cb548" style:font-style-asian="normal" style:font-style-complex="normal"/>
    </style:style>
    <style:style style:name="T202" style:family="text">
      <style:text-properties fo:font-style="normal" officeooo:rsid="043f11ab" style:font-style-asian="normal" style:font-style-complex="normal"/>
    </style:style>
    <style:style style:name="T203" style:family="text">
      <style:text-properties fo:font-style="normal" officeooo:rsid="043f86e0" style:font-style-asian="normal" style:font-style-complex="normal"/>
    </style:style>
    <style:style style:name="T204" style:family="text">
      <style:text-properties fo:font-style="normal" officeooo:rsid="044130c7" style:font-style-asian="normal" style:font-style-complex="normal"/>
    </style:style>
    <style:style style:name="T205" style:family="text">
      <style:text-properties fo:font-style="normal" officeooo:rsid="04430019" style:font-style-asian="normal" style:font-style-complex="normal"/>
    </style:style>
    <style:style style:name="T206" style:family="text">
      <style:text-properties fo:font-style="normal" officeooo:rsid="0443b7b5" style:font-style-asian="normal" style:font-style-complex="normal"/>
    </style:style>
    <style:style style:name="T207" style:family="text">
      <style:text-properties fo:font-style="normal" officeooo:rsid="04440ed8" style:font-style-asian="normal" style:font-style-complex="normal"/>
    </style:style>
    <style:style style:name="T208" style:family="text">
      <style:text-properties fo:font-style="normal" officeooo:rsid="04452313" style:font-style-asian="normal" style:font-style-complex="normal"/>
    </style:style>
    <style:style style:name="T209" style:family="text">
      <style:text-properties fo:font-style="normal" officeooo:rsid="04455a22" style:font-style-asian="normal" style:font-style-complex="normal"/>
    </style:style>
    <style:style style:name="T210" style:family="text">
      <style:text-properties fo:font-style="normal" officeooo:rsid="0446b023" style:font-style-asian="normal" style:font-style-complex="normal"/>
    </style:style>
    <style:style style:name="T211" style:family="text">
      <style:text-properties fo:font-style="normal" officeooo:rsid="04475578" style:font-style-asian="normal" style:font-style-complex="normal"/>
    </style:style>
    <style:style style:name="T212" style:family="text">
      <style:text-properties fo:font-style="normal" officeooo:rsid="04490c34" style:font-style-asian="normal" style:font-style-complex="normal"/>
    </style:style>
    <style:style style:name="T213" style:family="text">
      <style:text-properties fo:font-style="normal" officeooo:rsid="044abd30" style:font-style-asian="normal" style:font-style-complex="normal"/>
    </style:style>
    <style:style style:name="T214" style:family="text">
      <style:text-properties fo:font-style="normal" officeooo:rsid="04506469" style:font-style-asian="normal" style:font-style-complex="normal"/>
    </style:style>
    <style:style style:name="T215" style:family="text">
      <style:text-properties fo:font-style="normal" officeooo:rsid="04518fbb" style:font-style-asian="normal" style:font-style-complex="normal"/>
    </style:style>
    <style:style style:name="T216" style:family="text">
      <style:text-properties fo:font-style="normal" officeooo:rsid="04525fc9" style:font-style-asian="normal" style:font-style-complex="normal"/>
    </style:style>
    <style:style style:name="T217" style:family="text">
      <style:text-properties fo:font-style="normal" officeooo:rsid="04537127" style:font-style-asian="normal" style:font-style-complex="normal"/>
    </style:style>
    <style:style style:name="T218" style:family="text">
      <style:text-properties fo:font-style="normal" officeooo:rsid="0454bf60" style:font-style-asian="normal" style:font-style-complex="normal"/>
    </style:style>
    <style:style style:name="T219" style:family="text">
      <style:text-properties fo:font-style="normal" officeooo:rsid="04563551" style:font-style-asian="normal" style:font-style-complex="normal"/>
    </style:style>
    <style:style style:name="T220" style:family="text">
      <style:text-properties fo:font-style="normal" officeooo:rsid="04583ff2" style:font-style-asian="normal" style:font-style-complex="normal"/>
    </style:style>
    <style:style style:name="T221" style:family="text">
      <style:text-properties fo:font-style="normal" officeooo:rsid="045b39e0" style:font-style-asian="normal" style:font-style-complex="normal"/>
    </style:style>
    <style:style style:name="T222" style:family="text">
      <style:text-properties fo:font-style="normal" officeooo:rsid="045bee81" style:font-style-asian="normal" style:font-style-complex="normal"/>
    </style:style>
    <style:style style:name="T223" style:family="text">
      <style:text-properties fo:font-style="normal" officeooo:rsid="045d93cc" style:font-style-asian="normal" style:font-style-complex="normal"/>
    </style:style>
    <style:style style:name="T224" style:family="text">
      <style:text-properties fo:font-style="normal" officeooo:rsid="045f4242" style:font-style-asian="normal" style:font-style-complex="normal"/>
    </style:style>
    <style:style style:name="T225" style:family="text">
      <style:text-properties fo:font-style="normal" officeooo:rsid="045ffbd8" style:font-style-asian="normal" style:font-style-complex="normal"/>
    </style:style>
    <style:style style:name="T226" style:family="text">
      <style:text-properties fo:font-style="normal" officeooo:rsid="04605840" style:font-style-asian="normal" style:font-style-complex="normal"/>
    </style:style>
    <style:style style:name="T227" style:family="text">
      <style:text-properties fo:font-style="normal" officeooo:rsid="0462c24d" style:font-style-asian="normal" style:font-style-complex="normal"/>
    </style:style>
    <style:style style:name="T228" style:family="text">
      <style:text-properties fo:font-style="normal" officeooo:rsid="0471e89f" style:font-style-asian="normal" style:font-style-complex="normal"/>
    </style:style>
    <style:style style:name="T229" style:family="text">
      <style:text-properties fo:font-style="normal" officeooo:rsid="0474d199" style:font-style-asian="normal" style:font-style-complex="normal"/>
    </style:style>
    <style:style style:name="T230" style:family="text">
      <style:text-properties fo:font-style="normal" officeooo:rsid="04769ace" style:font-style-asian="normal" style:font-style-complex="normal"/>
    </style:style>
    <style:style style:name="T231" style:family="text">
      <style:text-properties fo:font-style="normal" officeooo:rsid="047b9068" style:font-style-asian="normal" style:font-style-complex="normal"/>
    </style:style>
    <style:style style:name="T232" style:family="text">
      <style:text-properties fo:font-style="normal" officeooo:rsid="047bd8e9" style:font-style-asian="normal" style:font-style-complex="normal"/>
    </style:style>
    <style:style style:name="T233" style:family="text">
      <style:text-properties fo:font-style="normal" officeooo:rsid="04808ed6" style:font-style-asian="normal" style:font-style-complex="normal"/>
    </style:style>
    <style:style style:name="T234" style:family="text">
      <style:text-properties fo:font-style="normal" officeooo:rsid="0481503d" style:font-style-asian="normal" style:font-style-complex="normal"/>
    </style:style>
    <style:style style:name="T235" style:family="text">
      <style:text-properties fo:font-style="normal" officeooo:rsid="048293d6" style:font-style-asian="normal" style:font-style-complex="normal"/>
    </style:style>
    <style:style style:name="T236" style:family="text">
      <style:text-properties fo:font-style="normal" officeooo:rsid="0491a489" style:font-style-asian="normal" style:font-style-complex="normal"/>
    </style:style>
    <style:style style:name="T237" style:family="text">
      <style:text-properties fo:font-style="normal" fo:font-weight="normal" officeooo:rsid="028503dd" style:font-style-asian="normal" style:font-weight-asian="normal" style:font-style-complex="normal" style:font-weight-complex="normal"/>
    </style:style>
    <style:style style:name="T238" style:family="text">
      <style:text-properties fo:font-style="normal" officeooo:rsid="0239ffc1" fo:background-color="transparent" loext:char-shading-value="0" style:font-style-asian="normal" style:font-style-complex="normal"/>
    </style:style>
    <style:style style:name="T239" style:family="text">
      <style:text-properties fo:font-style="normal" officeooo:rsid="024a8b63" fo:background-color="transparent" loext:char-shading-value="0" style:font-style-asian="normal" style:font-style-complex="normal"/>
    </style:style>
    <style:style style:name="T240" style:family="text">
      <style:text-properties fo:font-style="normal" officeooo:rsid="03a1a5e7" fo:background-color="transparent" loext:char-shading-value="0" style:font-style-asian="normal" style:font-style-complex="normal"/>
    </style:style>
    <style:style style:name="T241" style:family="text">
      <style:text-properties fo:font-style="normal" style:text-underline-style="none" fo:font-weight="normal" officeooo:rsid="044abd30" style:font-style-asian="normal" style:font-weight-asian="normal" style:font-style-complex="normal" style:font-weight-complex="normal"/>
    </style:style>
    <style:style style:name="T242" style:family="text">
      <style:text-properties fo:font-style="normal" style:text-underline-style="none" fo:font-weight="normal" officeooo:rsid="04490c34" style:font-style-asian="normal" style:font-weight-asian="normal" style:font-style-complex="normal" style:font-weight-complex="normal"/>
    </style:style>
    <style:style style:name="T243" style:family="text">
      <style:text-properties fo:font-style="normal" style:text-underline-style="none" fo:font-weight="normal" officeooo:rsid="042ea266" style:font-style-asian="normal" style:font-weight-asian="normal" style:font-style-complex="normal" style:font-weight-complex="normal"/>
    </style:style>
    <style:style style:name="T244" style:family="text">
      <style:text-properties fo:font-style="italic" style:font-style-asian="italic" style:font-style-complex="italic"/>
    </style:style>
    <style:style style:name="T245" style:family="text">
      <style:text-properties fo:font-style="italic" officeooo:rsid="009a0902" style:font-style-asian="italic" style:font-style-complex="italic"/>
    </style:style>
    <style:style style:name="T246" style:family="text">
      <style:text-properties fo:font-style="italic" officeooo:rsid="009e9be0" style:font-style-asian="italic" style:font-style-complex="italic"/>
    </style:style>
    <style:style style:name="T247" style:family="text">
      <style:text-properties fo:font-style="italic" officeooo:rsid="00a198a8" style:font-style-asian="italic" style:font-style-complex="italic"/>
    </style:style>
    <style:style style:name="T248" style:family="text">
      <style:text-properties fo:font-style="italic" officeooo:rsid="00a3182d" style:font-style-asian="italic" style:font-style-complex="italic"/>
    </style:style>
    <style:style style:name="T249" style:family="text">
      <style:text-properties fo:font-style="italic" officeooo:rsid="00a53bcd" style:font-style-asian="italic" style:font-style-complex="italic"/>
    </style:style>
    <style:style style:name="T250" style:family="text">
      <style:text-properties fo:font-style="italic" officeooo:rsid="00a6d291" style:font-style-asian="italic" style:font-style-complex="italic"/>
    </style:style>
    <style:style style:name="T251" style:family="text">
      <style:text-properties fo:font-style="italic" officeooo:rsid="00a9f2a1" style:font-style-asian="italic" style:font-style-complex="italic"/>
    </style:style>
    <style:style style:name="T252" style:family="text">
      <style:text-properties fo:font-style="italic" officeooo:rsid="00ad5821" style:font-style-asian="italic" style:font-style-complex="italic"/>
    </style:style>
    <style:style style:name="T253" style:family="text">
      <style:text-properties fo:font-style="italic" officeooo:rsid="00af1f68" style:font-style-asian="italic" style:font-style-complex="italic"/>
    </style:style>
    <style:style style:name="T254" style:family="text">
      <style:text-properties fo:font-style="italic" officeooo:rsid="00b0162a" style:font-style-asian="italic" style:font-style-complex="italic"/>
    </style:style>
    <style:style style:name="T255" style:family="text">
      <style:text-properties fo:font-style="italic" officeooo:rsid="00b07931" style:font-style-asian="italic" style:font-style-complex="italic"/>
    </style:style>
    <style:style style:name="T256" style:family="text">
      <style:text-properties fo:font-style="italic" officeooo:rsid="00b0bb15" style:font-style-asian="italic" style:font-style-complex="italic"/>
    </style:style>
    <style:style style:name="T257" style:family="text">
      <style:text-properties fo:font-style="italic" officeooo:rsid="00b250a8" style:font-style-asian="italic" style:font-style-complex="italic"/>
    </style:style>
    <style:style style:name="T258" style:family="text">
      <style:text-properties fo:font-style="italic" officeooo:rsid="00b2bd35" style:font-style-asian="italic" style:font-style-complex="italic"/>
    </style:style>
    <style:style style:name="T259" style:family="text">
      <style:text-properties fo:font-style="italic" officeooo:rsid="00b44d4a" style:font-style-asian="italic" style:font-style-complex="italic"/>
    </style:style>
    <style:style style:name="T260" style:family="text">
      <style:text-properties fo:font-style="italic" officeooo:rsid="00cb5f07" style:font-style-asian="italic" style:font-style-complex="italic"/>
    </style:style>
    <style:style style:name="T261" style:family="text">
      <style:text-properties fo:font-style="italic" officeooo:rsid="00d3b65e" style:font-style-asian="italic" style:font-style-complex="italic"/>
    </style:style>
    <style:style style:name="T262" style:family="text">
      <style:text-properties fo:font-style="italic" officeooo:rsid="00fc8d6e" style:font-style-asian="italic" style:font-style-complex="italic"/>
    </style:style>
    <style:style style:name="T263" style:family="text">
      <style:text-properties fo:font-style="italic" officeooo:rsid="0100c18d" style:font-style-asian="italic" style:font-style-complex="italic"/>
    </style:style>
    <style:style style:name="T264" style:family="text">
      <style:text-properties fo:font-style="italic" officeooo:rsid="0100f55c" style:font-style-asian="italic" style:font-style-complex="italic"/>
    </style:style>
    <style:style style:name="T265" style:family="text">
      <style:text-properties fo:font-style="italic" officeooo:rsid="0104f64b" style:font-style-asian="italic" style:font-style-complex="italic"/>
    </style:style>
    <style:style style:name="T266" style:family="text">
      <style:text-properties fo:font-style="italic" officeooo:rsid="010e4e5d" style:font-style-asian="italic" style:font-style-complex="italic"/>
    </style:style>
    <style:style style:name="T267" style:family="text">
      <style:text-properties fo:font-style="italic" officeooo:rsid="0116f2f1" style:font-style-asian="italic" style:font-style-complex="italic"/>
    </style:style>
    <style:style style:name="T268" style:family="text">
      <style:text-properties fo:font-style="italic" officeooo:rsid="01276b54" style:font-style-asian="italic" style:font-style-complex="italic"/>
    </style:style>
    <style:style style:name="T269" style:family="text">
      <style:text-properties fo:font-style="italic" officeooo:rsid="01294dbf" style:font-style-asian="italic" style:font-style-complex="italic"/>
    </style:style>
    <style:style style:name="T270" style:family="text">
      <style:text-properties fo:font-style="italic" officeooo:rsid="012c6fd6" style:font-style-asian="italic" style:font-style-complex="italic"/>
    </style:style>
    <style:style style:name="T271" style:family="text">
      <style:text-properties fo:font-style="italic" officeooo:rsid="014324d7" style:font-style-asian="italic" style:font-style-complex="italic"/>
    </style:style>
    <style:style style:name="T272" style:family="text">
      <style:text-properties fo:font-style="italic" officeooo:rsid="01457bde" style:font-style-asian="italic" style:font-style-complex="italic"/>
    </style:style>
    <style:style style:name="T273" style:family="text">
      <style:text-properties fo:font-style="italic" officeooo:rsid="01491b38" style:font-style-asian="italic" style:font-style-complex="italic"/>
    </style:style>
    <style:style style:name="T274" style:family="text">
      <style:text-properties fo:font-style="italic" officeooo:rsid="014a39d5" style:font-style-asian="italic" style:font-style-complex="italic"/>
    </style:style>
    <style:style style:name="T275" style:family="text">
      <style:text-properties fo:font-style="italic" officeooo:rsid="014d97ee" style:font-style-asian="italic" style:font-style-complex="italic"/>
    </style:style>
    <style:style style:name="T276" style:family="text">
      <style:text-properties fo:font-style="italic" officeooo:rsid="014ec919" style:font-style-asian="italic" style:font-style-complex="italic"/>
    </style:style>
    <style:style style:name="T277" style:family="text">
      <style:text-properties fo:font-style="italic" officeooo:rsid="01526a37" style:font-style-asian="italic" style:font-style-complex="italic"/>
    </style:style>
    <style:style style:name="T278" style:family="text">
      <style:text-properties fo:font-style="italic" officeooo:rsid="0152859f" style:font-style-asian="italic" style:font-style-complex="italic"/>
    </style:style>
    <style:style style:name="T279" style:family="text">
      <style:text-properties fo:font-style="italic" officeooo:rsid="0155f822" style:font-style-asian="italic" style:font-style-complex="italic"/>
    </style:style>
    <style:style style:name="T280" style:family="text">
      <style:text-properties fo:font-style="italic" officeooo:rsid="0159b3b2" style:font-style-asian="italic" style:font-style-complex="italic"/>
    </style:style>
    <style:style style:name="T281" style:family="text">
      <style:text-properties fo:font-style="italic" officeooo:rsid="015a707f" style:font-style-asian="italic" style:font-style-complex="italic"/>
    </style:style>
    <style:style style:name="T282" style:family="text">
      <style:text-properties fo:font-style="italic" officeooo:rsid="015bd70d" style:font-style-asian="italic" style:font-style-complex="italic"/>
    </style:style>
    <style:style style:name="T283" style:family="text">
      <style:text-properties fo:font-style="italic" officeooo:rsid="018dd6c6" style:font-style-asian="italic" style:font-style-complex="italic"/>
    </style:style>
    <style:style style:name="T284" style:family="text">
      <style:text-properties fo:font-style="italic" officeooo:rsid="018f8b25" style:font-style-asian="italic" style:font-style-complex="italic"/>
    </style:style>
    <style:style style:name="T285" style:family="text">
      <style:text-properties fo:font-style="italic" officeooo:rsid="0190e6e6" style:font-style-asian="italic" style:font-style-complex="italic"/>
    </style:style>
    <style:style style:name="T286" style:family="text">
      <style:text-properties fo:font-style="italic" officeooo:rsid="0192a7ab" style:font-style-asian="italic" style:font-style-complex="italic"/>
    </style:style>
    <style:style style:name="T287" style:family="text">
      <style:text-properties fo:font-style="italic" officeooo:rsid="01946e17" style:font-style-asian="italic" style:font-style-complex="italic"/>
    </style:style>
    <style:style style:name="T288" style:family="text">
      <style:text-properties fo:font-style="italic" officeooo:rsid="0196ce72" style:font-style-asian="italic" style:font-style-complex="italic"/>
    </style:style>
    <style:style style:name="T289" style:family="text">
      <style:text-properties fo:font-style="italic" officeooo:rsid="0199f065" style:font-style-asian="italic" style:font-style-complex="italic"/>
    </style:style>
    <style:style style:name="T290" style:family="text">
      <style:text-properties fo:font-style="italic" officeooo:rsid="019c3f20" style:font-style-asian="italic" style:font-style-complex="italic"/>
    </style:style>
    <style:style style:name="T291" style:family="text">
      <style:text-properties fo:font-style="italic" officeooo:rsid="01a30129" style:font-style-asian="italic" style:font-style-complex="italic"/>
    </style:style>
    <style:style style:name="T292" style:family="text">
      <style:text-properties fo:font-style="italic" officeooo:rsid="01a38467" style:font-style-asian="italic" style:font-style-complex="italic"/>
    </style:style>
    <style:style style:name="T293" style:family="text">
      <style:text-properties fo:font-style="italic" officeooo:rsid="01a5821d" style:font-style-asian="italic" style:font-style-complex="italic"/>
    </style:style>
    <style:style style:name="T294" style:family="text">
      <style:text-properties fo:font-style="italic" officeooo:rsid="01a62467" style:font-style-asian="italic" style:font-style-complex="italic"/>
    </style:style>
    <style:style style:name="T295" style:family="text">
      <style:text-properties fo:font-style="italic" officeooo:rsid="01a767a9" style:font-style-asian="italic" style:font-style-complex="italic"/>
    </style:style>
    <style:style style:name="T296" style:family="text">
      <style:text-properties fo:font-style="italic" officeooo:rsid="01abcf34" style:font-style-asian="italic" style:font-style-complex="italic"/>
    </style:style>
    <style:style style:name="T297" style:family="text">
      <style:text-properties fo:font-style="italic" officeooo:rsid="01b07d2e" style:font-style-asian="italic" style:font-style-complex="italic"/>
    </style:style>
    <style:style style:name="T298" style:family="text">
      <style:text-properties fo:font-style="italic" officeooo:rsid="01b19ef9" style:font-style-asian="italic" style:font-style-complex="italic"/>
    </style:style>
    <style:style style:name="T299" style:family="text">
      <style:text-properties fo:font-style="italic" officeooo:rsid="01b936a0" style:font-style-asian="italic" style:font-style-complex="italic"/>
    </style:style>
    <style:style style:name="T300" style:family="text">
      <style:text-properties fo:font-style="italic" officeooo:rsid="01baf82b" style:font-style-asian="italic" style:font-style-complex="italic"/>
    </style:style>
    <style:style style:name="T301" style:family="text">
      <style:text-properties fo:font-style="italic" officeooo:rsid="01bc53b0" style:font-style-asian="italic" style:font-style-complex="italic"/>
    </style:style>
    <style:style style:name="T302" style:family="text">
      <style:text-properties fo:font-style="italic" officeooo:rsid="01c643f7" style:font-style-asian="italic" style:font-style-complex="italic"/>
    </style:style>
    <style:style style:name="T303" style:family="text">
      <style:text-properties fo:font-style="italic" officeooo:rsid="01c8496f" style:font-style-asian="italic" style:font-style-complex="italic"/>
    </style:style>
    <style:style style:name="T304" style:family="text">
      <style:text-properties fo:font-style="italic" officeooo:rsid="01c9af8a" style:font-style-asian="italic" style:font-style-complex="italic"/>
    </style:style>
    <style:style style:name="T305" style:family="text">
      <style:text-properties fo:font-style="italic" officeooo:rsid="01cb80f9" style:font-style-asian="italic" style:font-style-complex="italic"/>
    </style:style>
    <style:style style:name="T306" style:family="text">
      <style:text-properties fo:font-style="italic" officeooo:rsid="01cc6304" style:font-style-asian="italic" style:font-style-complex="italic"/>
    </style:style>
    <style:style style:name="T307" style:family="text">
      <style:text-properties fo:font-style="italic" officeooo:rsid="01d0d9d6" style:font-style-asian="italic" style:font-style-complex="italic"/>
    </style:style>
    <style:style style:name="T308" style:family="text">
      <style:text-properties fo:font-style="italic" officeooo:rsid="01d1a987" style:font-style-asian="italic" style:font-style-complex="italic"/>
    </style:style>
    <style:style style:name="T309" style:family="text">
      <style:text-properties fo:font-style="italic" officeooo:rsid="01d2b6e8" style:font-style-asian="italic" style:font-style-complex="italic"/>
    </style:style>
    <style:style style:name="T310" style:family="text">
      <style:text-properties fo:font-style="italic" officeooo:rsid="01e6a859" style:font-style-asian="italic" style:font-style-complex="italic"/>
    </style:style>
    <style:style style:name="T311" style:family="text">
      <style:text-properties fo:font-style="italic" officeooo:rsid="01f4725c" style:font-style-asian="italic" style:font-style-complex="italic"/>
    </style:style>
    <style:style style:name="T312" style:family="text">
      <style:text-properties fo:font-style="italic" officeooo:rsid="01f68661" style:font-style-asian="italic" style:font-style-complex="italic"/>
    </style:style>
    <style:style style:name="T313" style:family="text">
      <style:text-properties fo:font-style="italic" officeooo:rsid="01f72680" style:font-style-asian="italic" style:font-style-complex="italic"/>
    </style:style>
    <style:style style:name="T314" style:family="text">
      <style:text-properties fo:font-style="italic" officeooo:rsid="01f8eee1" style:font-style-asian="italic" style:font-style-complex="italic"/>
    </style:style>
    <style:style style:name="T315" style:family="text">
      <style:text-properties fo:font-style="italic" officeooo:rsid="01f97c92" style:font-style-asian="italic" style:font-style-complex="italic"/>
    </style:style>
    <style:style style:name="T316" style:family="text">
      <style:text-properties fo:font-style="italic" officeooo:rsid="01fd52db" style:font-style-asian="italic" style:font-style-complex="italic"/>
    </style:style>
    <style:style style:name="T317" style:family="text">
      <style:text-properties fo:font-style="italic" officeooo:rsid="0200c130" style:font-style-asian="italic" style:font-style-complex="italic"/>
    </style:style>
    <style:style style:name="T318" style:family="text">
      <style:text-properties fo:font-style="italic" officeooo:rsid="02096751" style:font-style-asian="italic" style:font-style-complex="italic"/>
    </style:style>
    <style:style style:name="T319" style:family="text">
      <style:text-properties fo:font-style="italic" officeooo:rsid="02135b8b" style:font-style-asian="italic" style:font-style-complex="italic"/>
    </style:style>
    <style:style style:name="T320" style:family="text">
      <style:text-properties fo:font-style="italic" officeooo:rsid="02221c55" style:font-style-asian="italic" style:font-style-complex="italic"/>
    </style:style>
    <style:style style:name="T321" style:family="text">
      <style:text-properties fo:font-style="italic" officeooo:rsid="0223b380" style:font-style-asian="italic" style:font-style-complex="italic"/>
    </style:style>
    <style:style style:name="T322" style:family="text">
      <style:text-properties fo:font-style="italic" officeooo:rsid="022578c8" style:font-style-asian="italic" style:font-style-complex="italic"/>
    </style:style>
    <style:style style:name="T323" style:family="text">
      <style:text-properties fo:font-style="italic" officeooo:rsid="02288b02" style:font-style-asian="italic" style:font-style-complex="italic"/>
    </style:style>
    <style:style style:name="T324" style:family="text">
      <style:text-properties fo:font-style="italic" officeooo:rsid="022ced96" style:font-style-asian="italic" style:font-style-complex="italic"/>
    </style:style>
    <style:style style:name="T325" style:family="text">
      <style:text-properties fo:font-style="italic" officeooo:rsid="022e6685" style:font-style-asian="italic" style:font-style-complex="italic"/>
    </style:style>
    <style:style style:name="T326" style:family="text">
      <style:text-properties fo:font-style="italic" officeooo:rsid="02362297" style:font-style-asian="italic" style:font-style-complex="italic"/>
    </style:style>
    <style:style style:name="T327" style:family="text">
      <style:text-properties fo:font-style="italic" officeooo:rsid="0239ffc1" style:font-style-asian="italic" style:font-style-complex="italic"/>
    </style:style>
    <style:style style:name="T328" style:family="text">
      <style:text-properties fo:font-style="italic" officeooo:rsid="02439008" style:font-style-asian="italic" style:font-style-complex="italic"/>
    </style:style>
    <style:style style:name="T329" style:family="text">
      <style:text-properties fo:font-style="italic" officeooo:rsid="025e50f8" style:font-style-asian="italic" style:font-style-complex="italic"/>
    </style:style>
    <style:style style:name="T330" style:family="text">
      <style:text-properties fo:font-style="italic" officeooo:rsid="025fe23d" style:font-style-asian="italic" style:font-style-complex="italic"/>
    </style:style>
    <style:style style:name="T331" style:family="text">
      <style:text-properties fo:font-style="italic" officeooo:rsid="026291dd" style:font-style-asian="italic" style:font-style-complex="italic"/>
    </style:style>
    <style:style style:name="T332" style:family="text">
      <style:text-properties fo:font-style="italic" officeooo:rsid="02648d3b" style:font-style-asian="italic" style:font-style-complex="italic"/>
    </style:style>
    <style:style style:name="T333" style:family="text">
      <style:text-properties fo:font-style="italic" officeooo:rsid="0265bb5e" style:font-style-asian="italic" style:font-style-complex="italic"/>
    </style:style>
    <style:style style:name="T334" style:family="text">
      <style:text-properties fo:font-style="italic" officeooo:rsid="0269297d" style:font-style-asian="italic" style:font-style-complex="italic"/>
    </style:style>
    <style:style style:name="T335" style:family="text">
      <style:text-properties fo:font-style="italic" officeooo:rsid="02771663" style:font-style-asian="italic" style:font-style-complex="italic"/>
    </style:style>
    <style:style style:name="T336" style:family="text">
      <style:text-properties fo:font-style="italic" officeooo:rsid="0279ad5e" style:font-style-asian="italic" style:font-style-complex="italic"/>
    </style:style>
    <style:style style:name="T337" style:family="text">
      <style:text-properties fo:font-style="italic" officeooo:rsid="027e467c" style:font-style-asian="italic" style:font-style-complex="italic"/>
    </style:style>
    <style:style style:name="T338" style:family="text">
      <style:text-properties fo:font-style="italic" officeooo:rsid="028102bb" style:font-style-asian="italic" style:font-style-complex="italic"/>
    </style:style>
    <style:style style:name="T339" style:family="text">
      <style:text-properties fo:font-style="italic" officeooo:rsid="0281d738" style:font-style-asian="italic" style:font-style-complex="italic"/>
    </style:style>
    <style:style style:name="T340" style:family="text">
      <style:text-properties fo:font-style="italic" officeooo:rsid="028503dd" style:font-style-asian="italic" style:font-style-complex="italic"/>
    </style:style>
    <style:style style:name="T341" style:family="text">
      <style:text-properties fo:font-style="italic" officeooo:rsid="029bca05" style:font-style-asian="italic" style:font-style-complex="italic"/>
    </style:style>
    <style:style style:name="T342" style:family="text">
      <style:text-properties fo:font-style="italic" officeooo:rsid="029f899e" style:font-style-asian="italic" style:font-style-complex="italic"/>
    </style:style>
    <style:style style:name="T343" style:family="text">
      <style:text-properties fo:font-style="italic" officeooo:rsid="02a15033" style:font-style-asian="italic" style:font-style-complex="italic"/>
    </style:style>
    <style:style style:name="T344" style:family="text">
      <style:text-properties fo:font-style="italic" officeooo:rsid="02a26238" style:font-style-asian="italic" style:font-style-complex="italic"/>
    </style:style>
    <style:style style:name="T345" style:family="text">
      <style:text-properties fo:font-style="italic" officeooo:rsid="02a40a00" style:font-style-asian="italic" style:font-style-complex="italic"/>
    </style:style>
    <style:style style:name="T346" style:family="text">
      <style:text-properties fo:font-style="italic" officeooo:rsid="02a52301" style:font-style-asian="italic" style:font-style-complex="italic"/>
    </style:style>
    <style:style style:name="T347" style:family="text">
      <style:text-properties fo:font-style="italic" officeooo:rsid="02a52952" style:font-style-asian="italic" style:font-style-complex="italic"/>
    </style:style>
    <style:style style:name="T348" style:family="text">
      <style:text-properties fo:font-style="italic" officeooo:rsid="02a620f9" style:font-style-asian="italic" style:font-style-complex="italic"/>
    </style:style>
    <style:style style:name="T349" style:family="text">
      <style:text-properties fo:font-style="italic" officeooo:rsid="02a6f1fa" style:font-style-asian="italic" style:font-style-complex="italic"/>
    </style:style>
    <style:style style:name="T350" style:family="text">
      <style:text-properties fo:font-style="italic" officeooo:rsid="02aa378f" style:font-style-asian="italic" style:font-style-complex="italic"/>
    </style:style>
    <style:style style:name="T351" style:family="text">
      <style:text-properties fo:font-style="italic" officeooo:rsid="02ae27db" style:font-style-asian="italic" style:font-style-complex="italic"/>
    </style:style>
    <style:style style:name="T352" style:family="text">
      <style:text-properties fo:font-style="italic" officeooo:rsid="02ae4ba3" style:font-style-asian="italic" style:font-style-complex="italic"/>
    </style:style>
    <style:style style:name="T353" style:family="text">
      <style:text-properties fo:font-style="italic" officeooo:rsid="02aeceda" style:font-style-asian="italic" style:font-style-complex="italic"/>
    </style:style>
    <style:style style:name="T354" style:family="text">
      <style:text-properties fo:font-style="italic" officeooo:rsid="02af0fb1" style:font-style-asian="italic" style:font-style-complex="italic"/>
    </style:style>
    <style:style style:name="T355" style:family="text">
      <style:text-properties fo:font-style="italic" officeooo:rsid="02baf64c" style:font-style-asian="italic" style:font-style-complex="italic"/>
    </style:style>
    <style:style style:name="T356" style:family="text">
      <style:text-properties fo:font-style="italic" officeooo:rsid="02bbbaad" style:font-style-asian="italic" style:font-style-complex="italic"/>
    </style:style>
    <style:style style:name="T357" style:family="text">
      <style:text-properties fo:font-style="italic" officeooo:rsid="02c057ec" style:font-style-asian="italic" style:font-style-complex="italic"/>
    </style:style>
    <style:style style:name="T358" style:family="text">
      <style:text-properties fo:font-style="italic" officeooo:rsid="02c1fb63" style:font-style-asian="italic" style:font-style-complex="italic"/>
    </style:style>
    <style:style style:name="T359" style:family="text">
      <style:text-properties fo:font-style="italic" officeooo:rsid="02c3a035" style:font-style-asian="italic" style:font-style-complex="italic"/>
    </style:style>
    <style:style style:name="T360" style:family="text">
      <style:text-properties fo:font-style="italic" officeooo:rsid="02c64014" style:font-style-asian="italic" style:font-style-complex="italic"/>
    </style:style>
    <style:style style:name="T361" style:family="text">
      <style:text-properties fo:font-style="italic" officeooo:rsid="02c7d278" style:font-style-asian="italic" style:font-style-complex="italic"/>
    </style:style>
    <style:style style:name="T362" style:family="text">
      <style:text-properties fo:font-style="italic" officeooo:rsid="02c9e37b" style:font-style-asian="italic" style:font-style-complex="italic"/>
    </style:style>
    <style:style style:name="T363" style:family="text">
      <style:text-properties fo:font-style="italic" officeooo:rsid="02cc9b28" style:font-style-asian="italic" style:font-style-complex="italic"/>
    </style:style>
    <style:style style:name="T364" style:family="text">
      <style:text-properties fo:font-style="italic" officeooo:rsid="02de864f" style:font-style-asian="italic" style:font-style-complex="italic"/>
    </style:style>
    <style:style style:name="T365" style:family="text">
      <style:text-properties fo:font-style="italic" officeooo:rsid="02e329bb" style:font-style-asian="italic" style:font-style-complex="italic"/>
    </style:style>
    <style:style style:name="T366" style:family="text">
      <style:text-properties fo:font-style="italic" officeooo:rsid="02e37eac" style:font-style-asian="italic" style:font-style-complex="italic"/>
    </style:style>
    <style:style style:name="T367" style:family="text">
      <style:text-properties fo:font-style="italic" officeooo:rsid="02e3c5fe" style:font-style-asian="italic" style:font-style-complex="italic"/>
    </style:style>
    <style:style style:name="T368" style:family="text">
      <style:text-properties fo:font-style="italic" officeooo:rsid="02e582fc" style:font-style-asian="italic" style:font-style-complex="italic"/>
    </style:style>
    <style:style style:name="T369" style:family="text">
      <style:text-properties fo:font-style="italic" officeooo:rsid="02e823c3" style:font-style-asian="italic" style:font-style-complex="italic"/>
    </style:style>
    <style:style style:name="T370" style:family="text">
      <style:text-properties fo:font-style="italic" officeooo:rsid="02f38870" style:font-style-asian="italic" style:font-style-complex="italic"/>
    </style:style>
    <style:style style:name="T371" style:family="text">
      <style:text-properties fo:font-style="italic" officeooo:rsid="02f8039f" style:font-style-asian="italic" style:font-style-complex="italic"/>
    </style:style>
    <style:style style:name="T372" style:family="text">
      <style:text-properties fo:font-style="italic" officeooo:rsid="0303f948" style:font-style-asian="italic" style:font-style-complex="italic"/>
    </style:style>
    <style:style style:name="T373" style:family="text">
      <style:text-properties fo:font-style="italic" officeooo:rsid="03084e2b" style:font-style-asian="italic" style:font-style-complex="italic"/>
    </style:style>
    <style:style style:name="T374" style:family="text">
      <style:text-properties fo:font-style="italic" officeooo:rsid="03087868" style:font-style-asian="italic" style:font-style-complex="italic"/>
    </style:style>
    <style:style style:name="T375" style:family="text">
      <style:text-properties fo:font-style="italic" officeooo:rsid="03133987" style:font-style-asian="italic" style:font-style-complex="italic"/>
    </style:style>
    <style:style style:name="T376" style:family="text">
      <style:text-properties fo:font-style="italic" officeooo:rsid="0315b240" style:font-style-asian="italic" style:font-style-complex="italic"/>
    </style:style>
    <style:style style:name="T377" style:family="text">
      <style:text-properties fo:font-style="italic" officeooo:rsid="0316ca05" style:font-style-asian="italic" style:font-style-complex="italic"/>
    </style:style>
    <style:style style:name="T378" style:family="text">
      <style:text-properties fo:font-style="italic" officeooo:rsid="0324441b" style:font-style-asian="italic" style:font-style-complex="italic"/>
    </style:style>
    <style:style style:name="T379" style:family="text">
      <style:text-properties fo:font-style="italic" officeooo:rsid="0326d770" style:font-style-asian="italic" style:font-style-complex="italic"/>
    </style:style>
    <style:style style:name="T380" style:family="text">
      <style:text-properties fo:font-style="italic" officeooo:rsid="0329391f" style:font-style-asian="italic" style:font-style-complex="italic"/>
    </style:style>
    <style:style style:name="T381" style:family="text">
      <style:text-properties fo:font-style="italic" officeooo:rsid="033049ec" style:font-style-asian="italic" style:font-style-complex="italic"/>
    </style:style>
    <style:style style:name="T382" style:family="text">
      <style:text-properties fo:font-style="italic" officeooo:rsid="033728cd" style:font-style-asian="italic" style:font-style-complex="italic"/>
    </style:style>
    <style:style style:name="T383" style:family="text">
      <style:text-properties fo:font-style="italic" officeooo:rsid="033bcb05" style:font-style-asian="italic" style:font-style-complex="italic"/>
    </style:style>
    <style:style style:name="T384" style:family="text">
      <style:text-properties fo:font-style="italic" officeooo:rsid="033d776d" style:font-style-asian="italic" style:font-style-complex="italic"/>
    </style:style>
    <style:style style:name="T385" style:family="text">
      <style:text-properties fo:font-style="italic" officeooo:rsid="034dd9ca" style:font-style-asian="italic" style:font-style-complex="italic"/>
    </style:style>
    <style:style style:name="T386" style:family="text">
      <style:text-properties fo:font-style="italic" officeooo:rsid="034e9be0" style:font-style-asian="italic" style:font-style-complex="italic"/>
    </style:style>
    <style:style style:name="T387" style:family="text">
      <style:text-properties fo:font-style="italic" officeooo:rsid="035819b5" style:font-style-asian="italic" style:font-style-complex="italic"/>
    </style:style>
    <style:style style:name="T388" style:family="text">
      <style:text-properties fo:font-style="italic" officeooo:rsid="03674346" style:font-style-asian="italic" style:font-style-complex="italic"/>
    </style:style>
    <style:style style:name="T389" style:family="text">
      <style:text-properties fo:font-style="italic" officeooo:rsid="036d4b1c" style:font-style-asian="italic" style:font-style-complex="italic"/>
    </style:style>
    <style:style style:name="T390" style:family="text">
      <style:text-properties fo:font-style="italic" officeooo:rsid="0370c7bf" style:font-style-asian="italic" style:font-style-complex="italic"/>
    </style:style>
    <style:style style:name="T391" style:family="text">
      <style:text-properties fo:font-style="italic" officeooo:rsid="037160f4" style:font-style-asian="italic" style:font-style-complex="italic"/>
    </style:style>
    <style:style style:name="T392" style:family="text">
      <style:text-properties fo:font-style="italic" officeooo:rsid="037588cb" style:font-style-asian="italic" style:font-style-complex="italic"/>
    </style:style>
    <style:style style:name="T393" style:family="text">
      <style:text-properties fo:font-style="italic" officeooo:rsid="037c33b9" style:font-style-asian="italic" style:font-style-complex="italic"/>
    </style:style>
    <style:style style:name="T394" style:family="text">
      <style:text-properties fo:font-style="italic" officeooo:rsid="037e177b" style:font-style-asian="italic" style:font-style-complex="italic"/>
    </style:style>
    <style:style style:name="T395" style:family="text">
      <style:text-properties fo:font-style="italic" officeooo:rsid="037f6ae6" style:font-style-asian="italic" style:font-style-complex="italic"/>
    </style:style>
    <style:style style:name="T396" style:family="text">
      <style:text-properties fo:font-style="italic" officeooo:rsid="037ffeb2" style:font-style-asian="italic" style:font-style-complex="italic"/>
    </style:style>
    <style:style style:name="T397" style:family="text">
      <style:text-properties fo:font-style="italic" officeooo:rsid="03815520" style:font-style-asian="italic" style:font-style-complex="italic"/>
    </style:style>
    <style:style style:name="T398" style:family="text">
      <style:text-properties fo:font-style="italic" officeooo:rsid="03b48ae0" style:font-style-asian="italic" style:font-style-complex="italic"/>
    </style:style>
    <style:style style:name="T399" style:family="text">
      <style:text-properties fo:font-style="italic" officeooo:rsid="03b9a8b2" style:font-style-asian="italic" style:font-style-complex="italic"/>
    </style:style>
    <style:style style:name="T400" style:family="text">
      <style:text-properties fo:font-style="italic" officeooo:rsid="03bd73fe" style:font-style-asian="italic" style:font-style-complex="italic"/>
    </style:style>
    <style:style style:name="T401" style:family="text">
      <style:text-properties fo:font-style="italic" officeooo:rsid="03c42064" style:font-style-asian="italic" style:font-style-complex="italic"/>
    </style:style>
    <style:style style:name="T402" style:family="text">
      <style:text-properties fo:font-style="italic" officeooo:rsid="03c5ffee" style:font-style-asian="italic" style:font-style-complex="italic"/>
    </style:style>
    <style:style style:name="T403" style:family="text">
      <style:text-properties fo:font-style="italic" officeooo:rsid="03c64f02" style:font-style-asian="italic" style:font-style-complex="italic"/>
    </style:style>
    <style:style style:name="T404" style:family="text">
      <style:text-properties fo:font-style="italic" officeooo:rsid="03ca7127" style:font-style-asian="italic" style:font-style-complex="italic"/>
    </style:style>
    <style:style style:name="T405" style:family="text">
      <style:text-properties fo:font-style="italic" officeooo:rsid="03caad91" style:font-style-asian="italic" style:font-style-complex="italic"/>
    </style:style>
    <style:style style:name="T406" style:family="text">
      <style:text-properties fo:font-style="italic" officeooo:rsid="03cb561c" style:font-style-asian="italic" style:font-style-complex="italic"/>
    </style:style>
    <style:style style:name="T407" style:family="text">
      <style:text-properties fo:font-style="italic" officeooo:rsid="03ce37a3" style:font-style-asian="italic" style:font-style-complex="italic"/>
    </style:style>
    <style:style style:name="T408" style:family="text">
      <style:text-properties fo:font-style="italic" officeooo:rsid="03d1e433" style:font-style-asian="italic" style:font-style-complex="italic"/>
    </style:style>
    <style:style style:name="T409" style:family="text">
      <style:text-properties fo:font-style="italic" officeooo:rsid="03d3be30" style:font-style-asian="italic" style:font-style-complex="italic"/>
    </style:style>
    <style:style style:name="T410" style:family="text">
      <style:text-properties fo:font-style="italic" officeooo:rsid="03d63482" style:font-style-asian="italic" style:font-style-complex="italic"/>
    </style:style>
    <style:style style:name="T411" style:family="text">
      <style:text-properties fo:font-style="italic" officeooo:rsid="03d7e5f5" style:font-style-asian="italic" style:font-style-complex="italic"/>
    </style:style>
    <style:style style:name="T412" style:family="text">
      <style:text-properties fo:font-style="italic" officeooo:rsid="03de3618" style:font-style-asian="italic" style:font-style-complex="italic"/>
    </style:style>
    <style:style style:name="T413" style:family="text">
      <style:text-properties fo:font-style="italic" officeooo:rsid="03dfbd07" style:font-style-asian="italic" style:font-style-complex="italic"/>
    </style:style>
    <style:style style:name="T414" style:family="text">
      <style:text-properties fo:font-style="italic" officeooo:rsid="03dfdbe3" style:font-style-asian="italic" style:font-style-complex="italic"/>
    </style:style>
    <style:style style:name="T415" style:family="text">
      <style:text-properties fo:font-style="italic" officeooo:rsid="03e11e8b" style:font-style-asian="italic" style:font-style-complex="italic"/>
    </style:style>
    <style:style style:name="T416" style:family="text">
      <style:text-properties fo:font-style="italic" officeooo:rsid="03e2ea78" style:font-style-asian="italic" style:font-style-complex="italic"/>
    </style:style>
    <style:style style:name="T417" style:family="text">
      <style:text-properties fo:font-style="italic" officeooo:rsid="03e42307" style:font-style-asian="italic" style:font-style-complex="italic"/>
    </style:style>
    <style:style style:name="T418" style:family="text">
      <style:text-properties fo:font-style="italic" officeooo:rsid="03e99e56" style:font-style-asian="italic" style:font-style-complex="italic"/>
    </style:style>
    <style:style style:name="T419" style:family="text">
      <style:text-properties fo:font-style="italic" officeooo:rsid="03ea7391" style:font-style-asian="italic" style:font-style-complex="italic"/>
    </style:style>
    <style:style style:name="T420" style:family="text">
      <style:text-properties fo:font-style="italic" officeooo:rsid="03f05f41" style:font-style-asian="italic" style:font-style-complex="italic"/>
    </style:style>
    <style:style style:name="T421" style:family="text">
      <style:text-properties fo:font-style="italic" officeooo:rsid="03f24ffa" style:font-style-asian="italic" style:font-style-complex="italic"/>
    </style:style>
    <style:style style:name="T422" style:family="text">
      <style:text-properties fo:font-style="italic" officeooo:rsid="03f5408f" style:font-style-asian="italic" style:font-style-complex="italic"/>
    </style:style>
    <style:style style:name="T423" style:family="text">
      <style:text-properties fo:font-style="italic" officeooo:rsid="03f6ffa3" style:font-style-asian="italic" style:font-style-complex="italic"/>
    </style:style>
    <style:style style:name="T424" style:family="text">
      <style:text-properties fo:font-style="italic" officeooo:rsid="03f96aa6" style:font-style-asian="italic" style:font-style-complex="italic"/>
    </style:style>
    <style:style style:name="T425" style:family="text">
      <style:text-properties fo:font-style="italic" officeooo:rsid="03f97627" style:font-style-asian="italic" style:font-style-complex="italic"/>
    </style:style>
    <style:style style:name="T426" style:family="text">
      <style:text-properties fo:font-style="italic" officeooo:rsid="03f9ce8a" style:font-style-asian="italic" style:font-style-complex="italic"/>
    </style:style>
    <style:style style:name="T427" style:family="text">
      <style:text-properties fo:font-style="italic" officeooo:rsid="03faab2b" style:font-style-asian="italic" style:font-style-complex="italic"/>
    </style:style>
    <style:style style:name="T428" style:family="text">
      <style:text-properties fo:font-style="italic" officeooo:rsid="03fb1fa1" style:font-style-asian="italic" style:font-style-complex="italic"/>
    </style:style>
    <style:style style:name="T429" style:family="text">
      <style:text-properties fo:font-style="italic" officeooo:rsid="0400ef13" style:font-style-asian="italic" style:font-style-complex="italic"/>
    </style:style>
    <style:style style:name="T430" style:family="text">
      <style:text-properties fo:font-style="italic" officeooo:rsid="040391ac" style:font-style-asian="italic" style:font-style-complex="italic"/>
    </style:style>
    <style:style style:name="T431" style:family="text">
      <style:text-properties fo:font-style="italic" officeooo:rsid="04049903" style:font-style-asian="italic" style:font-style-complex="italic"/>
    </style:style>
    <style:style style:name="T432" style:family="text">
      <style:text-properties fo:font-style="italic" officeooo:rsid="0407df1b" style:font-style-asian="italic" style:font-style-complex="italic"/>
    </style:style>
    <style:style style:name="T433" style:family="text">
      <style:text-properties fo:font-style="italic" officeooo:rsid="040990d5" style:font-style-asian="italic" style:font-style-complex="italic"/>
    </style:style>
    <style:style style:name="T434" style:family="text">
      <style:text-properties fo:font-style="italic" officeooo:rsid="040a7ad4" style:font-style-asian="italic" style:font-style-complex="italic"/>
    </style:style>
    <style:style style:name="T435" style:family="text">
      <style:text-properties fo:font-style="italic" officeooo:rsid="040d7e6b" style:font-style-asian="italic" style:font-style-complex="italic"/>
    </style:style>
    <style:style style:name="T436" style:family="text">
      <style:text-properties fo:font-style="italic" officeooo:rsid="040e4962" style:font-style-asian="italic" style:font-style-complex="italic"/>
    </style:style>
    <style:style style:name="T437" style:family="text">
      <style:text-properties fo:font-style="italic" officeooo:rsid="0410ab3c" style:font-style-asian="italic" style:font-style-complex="italic"/>
    </style:style>
    <style:style style:name="T438" style:family="text">
      <style:text-properties fo:font-style="italic" officeooo:rsid="0413ad03" style:font-style-asian="italic" style:font-style-complex="italic"/>
    </style:style>
    <style:style style:name="T439" style:family="text">
      <style:text-properties fo:font-style="italic" officeooo:rsid="0418782d" style:font-style-asian="italic" style:font-style-complex="italic"/>
    </style:style>
    <style:style style:name="T440" style:family="text">
      <style:text-properties fo:font-style="italic" officeooo:rsid="041952bb" style:font-style-asian="italic" style:font-style-complex="italic"/>
    </style:style>
    <style:style style:name="T441" style:family="text">
      <style:text-properties fo:font-style="italic" officeooo:rsid="041b11be" style:font-style-asian="italic" style:font-style-complex="italic"/>
    </style:style>
    <style:style style:name="T442" style:family="text">
      <style:text-properties fo:font-style="italic" officeooo:rsid="041caa4c" style:font-style-asian="italic" style:font-style-complex="italic"/>
    </style:style>
    <style:style style:name="T443" style:family="text">
      <style:text-properties fo:font-style="italic" officeooo:rsid="041f1e6d" style:font-style-asian="italic" style:font-style-complex="italic"/>
    </style:style>
    <style:style style:name="T444" style:family="text">
      <style:text-properties fo:font-style="italic" officeooo:rsid="04209c87" style:font-style-asian="italic" style:font-style-complex="italic"/>
    </style:style>
    <style:style style:name="T445" style:family="text">
      <style:text-properties fo:font-style="italic" officeooo:rsid="04216ca4" style:font-style-asian="italic" style:font-style-complex="italic"/>
    </style:style>
    <style:style style:name="T446" style:family="text">
      <style:text-properties fo:font-style="italic" officeooo:rsid="0427c727" style:font-style-asian="italic" style:font-style-complex="italic"/>
    </style:style>
    <style:style style:name="T447" style:family="text">
      <style:text-properties fo:font-style="italic" officeooo:rsid="042b012a" style:font-style-asian="italic" style:font-style-complex="italic"/>
    </style:style>
    <style:style style:name="T448" style:family="text">
      <style:text-properties fo:font-style="italic" officeooo:rsid="042d145d" style:font-style-asian="italic" style:font-style-complex="italic"/>
    </style:style>
    <style:style style:name="T449" style:family="text">
      <style:text-properties fo:font-style="italic" officeooo:rsid="042ea266" style:font-style-asian="italic" style:font-style-complex="italic"/>
    </style:style>
    <style:style style:name="T450" style:family="text">
      <style:text-properties fo:font-style="italic" officeooo:rsid="04518fbb" style:font-style-asian="italic" style:font-style-complex="italic"/>
    </style:style>
    <style:style style:name="T451" style:family="text">
      <style:text-properties fo:font-style="italic" officeooo:rsid="04537127" style:font-style-asian="italic" style:font-style-complex="italic"/>
    </style:style>
    <style:style style:name="T452" style:family="text">
      <style:text-properties fo:font-style="italic" officeooo:rsid="04563551" style:font-style-asian="italic" style:font-style-complex="italic"/>
    </style:style>
    <style:style style:name="T453" style:family="text">
      <style:text-properties fo:font-style="italic" officeooo:rsid="04651517" style:font-style-asian="italic" style:font-style-complex="italic"/>
    </style:style>
    <style:style style:name="T454" style:family="text">
      <style:text-properties fo:font-style="italic" officeooo:rsid="0465e06d" style:font-style-asian="italic" style:font-style-complex="italic"/>
    </style:style>
    <style:style style:name="T455" style:family="text">
      <style:text-properties fo:font-style="italic" officeooo:rsid="0467d5e9" style:font-style-asian="italic" style:font-style-complex="italic"/>
    </style:style>
    <style:style style:name="T456" style:family="text">
      <style:text-properties fo:font-style="italic" officeooo:rsid="04859c2e" style:font-style-asian="italic" style:font-style-complex="italic"/>
    </style:style>
    <style:style style:name="T457" style:family="text">
      <style:text-properties fo:font-style="italic" officeooo:rsid="048b072b" style:font-style-asian="italic" style:font-style-complex="italic"/>
    </style:style>
    <style:style style:name="T458" style:family="text">
      <style:text-properties fo:font-style="italic" officeooo:rsid="048c320e" style:font-style-asian="italic" style:font-style-complex="italic"/>
    </style:style>
    <style:style style:name="T459" style:family="text">
      <style:text-properties fo:font-style="italic" officeooo:rsid="048f3e72" style:font-style-asian="italic" style:font-style-complex="italic"/>
    </style:style>
    <style:style style:name="T460" style:family="text">
      <style:text-properties fo:font-style="italic" officeooo:rsid="0491a489" style:font-style-asian="italic" style:font-style-complex="italic"/>
    </style:style>
    <style:style style:name="T461" style:family="text">
      <style:text-properties fo:font-style="italic" officeooo:rsid="04953643" style:font-style-asian="italic" style:font-style-complex="italic"/>
    </style:style>
    <style:style style:name="T462" style:family="text">
      <style:text-properties fo:font-style="italic" officeooo:rsid="049dbc5b" style:font-style-asian="italic" style:font-style-complex="italic"/>
    </style:style>
    <style:style style:name="T463" style:family="text">
      <style:text-properties fo:font-style="italic" officeooo:rsid="049ea964" style:font-style-asian="italic" style:font-style-complex="italic"/>
    </style:style>
    <style:style style:name="T464" style:family="text">
      <style:text-properties fo:font-style="italic" officeooo:rsid="04a20c9e" style:font-style-asian="italic" style:font-style-complex="italic"/>
    </style:style>
    <style:style style:name="T465" style:family="text">
      <style:text-properties fo:font-style="italic" officeooo:rsid="04a4ae7c" style:font-style-asian="italic" style:font-style-complex="italic"/>
    </style:style>
    <style:style style:name="T466" style:family="text">
      <style:text-properties fo:font-style="italic" officeooo:rsid="04a60dfc" style:font-style-asian="italic" style:font-style-complex="italic"/>
    </style:style>
    <style:style style:name="T467" style:family="text">
      <style:text-properties fo:font-style="italic" officeooo:rsid="04adbe5a" style:font-style-asian="italic" style:font-style-complex="italic"/>
    </style:style>
    <style:style style:name="T468" style:family="text">
      <style:text-properties fo:font-style="italic" officeooo:rsid="04b8436b" style:font-style-asian="italic" style:font-style-complex="italic"/>
    </style:style>
    <style:style style:name="T469" style:family="text">
      <style:text-properties fo:font-style="italic" officeooo:rsid="04bb0ee0" style:font-style-asian="italic" style:font-style-complex="italic"/>
    </style:style>
    <style:style style:name="T470" style:family="text">
      <style:text-properties fo:font-style="italic" officeooo:rsid="04c1087c" style:font-style-asian="italic" style:font-style-complex="italic"/>
    </style:style>
    <style:style style:name="T471" style:family="text">
      <style:text-properties fo:font-style="italic" officeooo:rsid="04c1ad38" style:font-style-asian="italic" style:font-style-complex="italic"/>
    </style:style>
    <style:style style:name="T472" style:family="text">
      <style:text-properties fo:font-style="italic" fo:font-weight="bold" officeooo:rsid="02a6f1fa" style:font-style-asian="italic" style:font-weight-asian="bold" style:font-style-complex="italic" style:font-weight-complex="bold"/>
    </style:style>
    <style:style style:name="T473" style:family="text">
      <style:text-properties fo:font-style="italic" fo:font-weight="bold" officeooo:rsid="027e467c" style:font-style-asian="italic" style:font-weight-asian="bold" style:font-style-complex="italic" style:font-weight-complex="bold"/>
    </style:style>
    <style:style style:name="T474" style:family="text">
      <style:text-properties fo:font-style="italic" fo:font-weight="bold" officeooo:rsid="03de3618" style:font-style-asian="italic" style:font-weight-asian="bold" style:font-style-complex="italic" style:font-weight-complex="bold"/>
    </style:style>
    <style:style style:name="T475" style:family="text">
      <style:text-properties fo:font-style="italic" fo:font-weight="bold" officeooo:rsid="0329391f" style:font-style-asian="italic" style:font-weight-asian="bold" style:font-style-complex="italic" style:font-weight-complex="bold"/>
    </style:style>
    <style:style style:name="T476" style:family="text">
      <style:text-properties fo:font-style="italic" fo:font-weight="bold" officeooo:rsid="0400ef13" style:font-style-asian="italic" style:font-weight-asian="bold" style:font-style-complex="italic" style:font-weight-complex="bold"/>
    </style:style>
    <style:style style:name="T477" style:family="text">
      <style:text-properties fo:font-style="italic" fo:font-weight="bold" officeooo:rsid="04859c2e" style:font-style-asian="italic" style:font-weight-asian="bold" style:font-style-complex="italic" style:font-weight-complex="bold"/>
    </style:style>
    <style:style style:name="T478" style:family="text">
      <style:text-properties fo:font-style="italic" fo:font-weight="normal" officeooo:rsid="02a6f1fa" style:font-style-asian="italic" style:font-weight-asian="normal" style:font-style-complex="italic" style:font-weight-complex="normal"/>
    </style:style>
    <style:style style:name="T479" style:family="text">
      <style:text-properties fo:font-style="italic" fo:font-weight="normal" officeooo:rsid="03de3618" style:font-style-asian="italic" style:font-weight-asian="normal" style:font-style-complex="italic" style:font-weight-complex="normal"/>
    </style:style>
    <style:style style:name="T480" style:family="text">
      <style:text-properties fo:font-style="italic" fo:font-weight="normal" officeooo:rsid="036d4b1c" style:font-style-asian="italic" style:font-weight-asian="normal" style:font-style-complex="italic" style:font-weight-complex="normal"/>
    </style:style>
    <style:style style:name="T481" style:family="text">
      <style:text-properties fo:font-style="italic" style:text-underline-style="none" fo:font-weight="normal" officeooo:rsid="042ea266" style:font-style-asian="italic" style:font-weight-asian="normal" style:font-style-complex="italic" style:font-weight-complex="normal"/>
    </style:style>
    <style:style style:name="T482" style:family="text">
      <style:text-properties fo:font-style="italic" style:text-underline-style="none" fo:font-weight="normal" officeooo:rsid="043041f4" style:font-style-asian="italic" style:font-weight-asian="normal" style:font-style-complex="italic" style:font-weight-complex="normal"/>
    </style:style>
    <style:style style:name="T483" style:family="text">
      <style:text-properties officeooo:rsid="005c16f6"/>
    </style:style>
    <style:style style:name="T484" style:family="text">
      <style:text-properties officeooo:rsid="00600d27"/>
    </style:style>
    <style:style style:name="T485" style:family="text">
      <style:text-properties style:text-underline-style="solid" style:text-underline-width="auto" style:text-underline-color="font-color" fo:font-weight="bold" style:font-weight-asian="bold" style:font-weight-complex="bold"/>
    </style:style>
    <style:style style:name="T486" style:family="text">
      <style:text-properties style:text-underline-style="solid" style:text-underline-width="auto" style:text-underline-color="font-color" fo:font-weight="bold" officeooo:rsid="001f0ea3" style:font-weight-asian="bold" style:font-weight-complex="bold"/>
    </style:style>
    <style:style style:name="T487" style:family="text">
      <style:text-properties officeooo:rsid="006f46a3"/>
    </style:style>
    <style:style style:name="T488" style:family="text">
      <style:text-properties officeooo:rsid="007218f5"/>
    </style:style>
    <style:style style:name="T489" style:family="text">
      <style:text-properties officeooo:rsid="0081af51"/>
    </style:style>
    <style:style style:name="T490" style:family="text">
      <style:text-properties officeooo:rsid="00898c5f"/>
    </style:style>
    <style:style style:name="T491" style:family="text">
      <style:text-properties officeooo:rsid="008a0141"/>
    </style:style>
    <style:style style:name="T492" style:family="text">
      <style:text-properties officeooo:rsid="008bdbe0"/>
    </style:style>
    <style:style style:name="T493" style:family="text">
      <style:text-properties officeooo:rsid="00be57ee"/>
    </style:style>
    <style:style style:name="T494" style:family="text">
      <style:text-properties officeooo:rsid="00cef413"/>
    </style:style>
    <style:style style:name="T495" style:family="text">
      <style:text-properties officeooo:rsid="013b3bd4"/>
    </style:style>
    <style:style style:name="T496" style:family="text">
      <style:text-properties officeooo:rsid="0152859f"/>
    </style:style>
    <style:style style:name="T497" style:family="text">
      <style:text-properties officeooo:rsid="0155f822"/>
    </style:style>
    <style:style style:name="T498" style:family="text">
      <style:text-properties officeooo:rsid="0159b3b2"/>
    </style:style>
    <style:style style:name="T499" style:family="text">
      <style:text-properties fo:font-weight="bold" style:font-weight-asian="bold" style:font-weight-complex="bold"/>
    </style:style>
    <style:style style:name="T500" style:family="text">
      <style:text-properties fo:font-weight="bold" officeooo:rsid="0163ff84" style:font-weight-asian="bold" style:font-weight-complex="bold"/>
    </style:style>
    <style:style style:name="T501" style:family="text">
      <style:text-properties style:font-name="Liberation Serif" fo:font-style="italic" fo:font-weight="bold" style:font-style-asian="italic" style:font-weight-asian="bold" style:font-style-complex="italic" style:font-weight-complex="bold"/>
    </style:style>
    <style:style style:name="T502" style:family="text">
      <style:text-properties officeooo:rsid="016c8fb6"/>
    </style:style>
    <style:style style:name="T503" style:family="text">
      <style:text-properties officeooo:rsid="016f5c91"/>
    </style:style>
    <style:style style:name="T504" style:family="text">
      <style:text-properties officeooo:rsid="016f72bb"/>
    </style:style>
    <style:style style:name="T505" style:family="text">
      <style:text-properties officeooo:rsid="01715fb8"/>
    </style:style>
    <style:style style:name="T506" style:family="text">
      <style:text-properties officeooo:rsid="01735626"/>
    </style:style>
    <style:style style:name="T507" style:family="text">
      <style:text-properties officeooo:rsid="0174adb1"/>
    </style:style>
    <style:style style:name="T508" style:family="text">
      <style:text-properties officeooo:rsid="01762b37"/>
    </style:style>
    <style:style style:name="T509" style:family="text">
      <style:text-properties officeooo:rsid="0178b523"/>
    </style:style>
    <style:style style:name="T510" style:family="text">
      <style:text-properties officeooo:rsid="017bd806"/>
    </style:style>
    <style:style style:name="T511" style:family="text">
      <style:text-properties officeooo:rsid="017e60e3"/>
    </style:style>
    <style:style style:name="T512" style:family="text">
      <style:text-properties officeooo:rsid="0182adf1"/>
    </style:style>
    <style:style style:name="T513" style:family="text">
      <style:text-properties officeooo:rsid="01837a4e"/>
    </style:style>
    <style:style style:name="T514" style:family="text">
      <style:text-properties officeooo:rsid="0192a970"/>
    </style:style>
    <style:style style:name="T515" style:family="text">
      <style:text-properties officeooo:rsid="019c3f20"/>
    </style:style>
    <style:style style:name="T516" style:family="text">
      <style:text-properties officeooo:rsid="01ab5dd2"/>
    </style:style>
    <style:style style:name="T517" style:family="text">
      <style:text-properties officeooo:rsid="01abcf34"/>
    </style:style>
    <style:style style:name="T518" style:family="text">
      <style:text-properties officeooo:rsid="01bf997c"/>
    </style:style>
    <style:style style:name="T519" style:family="text">
      <style:text-properties officeooo:rsid="01c3f6fc"/>
    </style:style>
    <style:style style:name="T520" style:family="text">
      <style:text-properties officeooo:rsid="01c52b58"/>
    </style:style>
    <style:style style:name="T521" style:family="text">
      <style:text-properties officeooo:rsid="01c68cd4"/>
    </style:style>
    <style:style style:name="T52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52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524" style:family="text">
      <style:text-properties officeooo:rsid="01e4eb87"/>
    </style:style>
    <style:style style:name="T525" style:family="text">
      <style:text-properties officeooo:rsid="01ecfb37"/>
    </style:style>
    <style:style style:name="T526" style:family="text">
      <style:text-properties officeooo:rsid="01f158b4"/>
    </style:style>
    <style:style style:name="T527" style:family="text">
      <style:text-properties officeooo:rsid="01f72680"/>
    </style:style>
    <style:style style:name="T528" style:family="text">
      <style:text-properties officeooo:rsid="01f8eee1"/>
    </style:style>
    <style:style style:name="T529" style:family="text">
      <style:text-properties officeooo:rsid="0205d0fb"/>
    </style:style>
    <style:style style:name="T530" style:family="text">
      <style:text-properties officeooo:rsid="0205df7c"/>
    </style:style>
    <style:style style:name="T531" style:family="text">
      <style:text-properties officeooo:rsid="0206c9af"/>
    </style:style>
    <style:style style:name="T532" style:family="text">
      <style:text-properties officeooo:rsid="0215565f"/>
    </style:style>
    <style:style style:name="T533" style:family="text">
      <style:text-properties officeooo:rsid="0216e9ac"/>
    </style:style>
    <style:style style:name="T534" style:family="text">
      <style:text-properties officeooo:rsid="02179275"/>
    </style:style>
    <style:style style:name="T535" style:family="text">
      <style:text-properties officeooo:rsid="021d4a0a"/>
    </style:style>
    <style:style style:name="T536" style:family="text">
      <style:text-properties officeooo:rsid="021de231"/>
    </style:style>
    <style:style style:name="T537" style:family="text">
      <style:text-properties officeooo:rsid="022b20af"/>
    </style:style>
    <style:style style:name="T538" style:family="text">
      <style:text-properties officeooo:rsid="023356fd"/>
    </style:style>
    <style:style style:name="T539" style:family="text">
      <style:text-properties officeooo:rsid="02579dd0"/>
    </style:style>
    <style:style style:name="T540" style:family="text">
      <style:text-properties officeooo:rsid="02678416"/>
    </style:style>
    <style:style style:name="T541" style:family="text">
      <style:text-properties officeooo:rsid="0273ea81"/>
    </style:style>
    <style:style style:name="T542" style:family="text">
      <style:text-properties officeooo:rsid="027e467c"/>
    </style:style>
    <style:style style:name="T543" style:family="text">
      <style:text-properties officeooo:rsid="02e3a1a2"/>
    </style:style>
    <style:style style:name="T544" style:family="text">
      <style:text-properties officeooo:rsid="02e3c5fe"/>
    </style:style>
    <style:style style:name="T545" style:family="text">
      <style:text-properties officeooo:rsid="02e823c3"/>
    </style:style>
    <style:style style:name="T546" style:family="text">
      <style:text-properties officeooo:rsid="02efff2b"/>
    </style:style>
    <style:style style:name="T547" style:family="text">
      <style:text-properties officeooo:rsid="02f38870"/>
    </style:style>
    <style:style style:name="T548" style:family="text">
      <style:text-properties officeooo:rsid="02f8039f"/>
    </style:style>
    <style:style style:name="T549" style:family="text">
      <style:text-properties officeooo:rsid="02fe3556"/>
    </style:style>
    <style:style style:name="T550" style:family="text">
      <style:text-properties officeooo:rsid="03022537"/>
    </style:style>
    <style:style style:name="T551" style:family="text">
      <style:text-properties officeooo:rsid="0303f948"/>
    </style:style>
    <style:style style:name="T552" style:family="text">
      <style:text-properties officeooo:rsid="0309801d"/>
    </style:style>
    <style:style style:name="T553" style:family="text">
      <style:text-properties officeooo:rsid="030a339d"/>
    </style:style>
    <style:style style:name="T554" style:family="text">
      <style:text-properties officeooo:rsid="030e3272"/>
    </style:style>
    <style:style style:name="T555" style:family="text">
      <style:text-properties officeooo:rsid="031b52b4"/>
    </style:style>
    <style:style style:name="T556" style:family="text">
      <style:text-properties officeooo:rsid="0320c6b9"/>
    </style:style>
    <style:style style:name="T557" style:family="text">
      <style:text-properties officeooo:rsid="0324441b"/>
    </style:style>
    <style:style style:name="T558" style:family="text">
      <style:text-properties officeooo:rsid="0326d770"/>
    </style:style>
    <style:style style:name="T559" style:family="text">
      <style:text-properties officeooo:rsid="0329391f"/>
    </style:style>
    <style:style style:name="T560" style:family="text">
      <style:text-properties officeooo:rsid="033523c7"/>
    </style:style>
    <style:style style:name="T561" style:family="text">
      <style:text-properties officeooo:rsid="033728cd"/>
    </style:style>
    <style:style style:name="T562" style:family="text">
      <style:text-properties officeooo:rsid="0337c4cc"/>
    </style:style>
    <style:style style:name="T563" style:family="text">
      <style:text-properties officeooo:rsid="033d776d"/>
    </style:style>
    <style:style style:name="T564" style:family="text">
      <style:text-properties officeooo:rsid="034010b6"/>
    </style:style>
    <style:style style:name="T565" style:family="text">
      <style:text-properties officeooo:rsid="0344100b"/>
    </style:style>
    <style:style style:name="T566" style:family="text">
      <style:text-properties officeooo:rsid="034e9be0"/>
    </style:style>
    <style:style style:name="T567" style:family="text">
      <style:text-properties officeooo:rsid="0355c4bc"/>
    </style:style>
    <style:style style:name="T568" style:family="text">
      <style:text-properties officeooo:rsid="0369a315"/>
    </style:style>
    <style:style style:name="T569" style:family="text">
      <style:text-properties officeooo:rsid="036d4b1c"/>
    </style:style>
    <style:style style:name="T570" style:family="text">
      <style:text-properties officeooo:rsid="037588cb"/>
    </style:style>
    <style:style style:name="T571" style:family="text">
      <style:text-properties officeooo:rsid="0385163f"/>
    </style:style>
    <style:style style:name="T572" style:family="text">
      <style:text-properties fo:background-color="transparent" loext:char-shading-value="0"/>
    </style:style>
    <style:style style:name="T573" style:family="text">
      <style:text-properties officeooo:rsid="0309801d" fo:background-color="transparent" loext:char-shading-value="0"/>
    </style:style>
    <style:style style:name="T574"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575"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576" style:family="text">
      <style:text-properties style:font-name="Liberation Serif1" fo:font-size="12pt" fo:font-style="normal" officeooo:rsid="00d8dd24" style:font-size-asian="12pt" style:font-style-asian="normal" style:font-size-complex="12pt" style:font-style-complex="normal"/>
    </style:style>
    <style:style style:name="T577" style:family="text">
      <style:text-properties fo:font-size="12pt" fo:font-style="italic" officeooo:rsid="00d8dd24" style:font-size-asian="12pt" style:font-style-asian="italic" style:font-size-complex="12pt" style:font-style-complex="italic"/>
    </style:style>
    <style:style style:name="T578" style:family="text">
      <style:text-properties fo:font-size="12pt" fo:font-style="normal" officeooo:rsid="00d8dd24" style:font-size-asian="12pt" style:font-style-asian="normal" style:font-size-complex="12pt" style:font-style-complex="normal"/>
    </style:style>
    <style:style style:name="T579" style:family="text">
      <style:text-properties officeooo:rsid="03b59d2e"/>
    </style:style>
    <style:style style:name="T580" style:family="text">
      <style:text-properties officeooo:rsid="03bd4a2c"/>
    </style:style>
    <style:style style:name="T581" style:family="text">
      <style:text-properties officeooo:rsid="03bf5ca4"/>
    </style:style>
    <style:style style:name="T582" style:family="text">
      <style:text-properties officeooo:rsid="03c25cfb"/>
    </style:style>
    <style:style style:name="T583" style:family="text">
      <style:text-properties officeooo:rsid="03cc63a6"/>
    </style:style>
    <style:style style:name="T584" style:family="text">
      <style:text-properties officeooo:rsid="03dfbd07"/>
    </style:style>
    <style:style style:name="T585" style:family="text">
      <style:text-properties officeooo:rsid="03e5ac15"/>
    </style:style>
    <style:style style:name="T586" style:family="text">
      <style:text-properties officeooo:rsid="03e6a6c5"/>
    </style:style>
    <style:style style:name="T587" style:family="text">
      <style:text-properties officeooo:rsid="03e71010"/>
    </style:style>
    <style:style style:name="T588" style:family="text">
      <style:text-properties officeooo:rsid="03f3a9aa"/>
    </style:style>
    <style:style style:name="T589" style:family="text">
      <style:text-properties officeooo:rsid="001a1637"/>
    </style:style>
    <style:style style:name="T590" style:family="text">
      <style:text-properties officeooo:rsid="040527f1"/>
    </style:style>
    <style:style style:name="T591" style:family="text">
      <style:text-properties officeooo:rsid="043186ab"/>
    </style:style>
    <style:style style:name="T592"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593"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594"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595" style:family="text">
      <style:text-properties officeooo:rsid="046bad37"/>
    </style:style>
    <style:style style:name="T596" style:family="text">
      <style:text-properties officeooo:rsid="046bfd3e"/>
    </style:style>
    <style:style style:name="T597" style:family="text">
      <style:text-properties officeooo:rsid="0481503d"/>
    </style:style>
    <style:style style:name="T598" style:family="text">
      <style:text-properties officeooo:rsid="048293d6"/>
    </style:style>
    <style:style style:name="T599" style:family="text">
      <style:text-properties officeooo:rsid="0482cc8e"/>
    </style:style>
    <style:style style:name="T600" style:family="text">
      <style:text-properties officeooo:rsid="04859c2e"/>
    </style:style>
    <style:style style:name="T601" style:family="text">
      <style:text-properties officeooo:rsid="04869f4e"/>
    </style:style>
    <style:style style:name="T602" style:family="text">
      <style:text-properties officeooo:rsid="0488a08c"/>
    </style:style>
    <style:style style:name="T603" style:family="text">
      <style:text-properties officeooo:rsid="048dc908"/>
    </style:style>
    <style:style style:name="T604" style:family="text">
      <style:text-properties officeooo:rsid="048f3e72"/>
    </style:style>
    <style:style style:name="T605" style:family="text">
      <style:text-properties officeooo:rsid="0491a489"/>
    </style:style>
    <style:style style:name="T606" style:family="text">
      <style:text-properties officeooo:rsid="04953643"/>
    </style:style>
    <style:style style:name="T607" style:family="text">
      <style:text-properties officeooo:rsid="049641d8"/>
    </style:style>
    <style:style style:name="T608" style:family="text">
      <style:text-properties officeooo:rsid="049b7de4"/>
    </style:style>
    <style:style style:name="T609" style:family="text">
      <style:text-properties officeooo:rsid="049c9635"/>
    </style:style>
    <style:style style:name="T610" style:family="text">
      <style:text-properties officeooo:rsid="049dbc5b"/>
    </style:style>
    <style:style style:name="T611" style:family="text">
      <style:text-properties officeooo:rsid="049ea964"/>
    </style:style>
    <style:style style:name="T612" style:family="text">
      <style:text-properties officeooo:rsid="04a128ba"/>
    </style:style>
    <style:style style:name="T613" style:family="text">
      <style:text-properties officeooo:rsid="04a20c9e"/>
    </style:style>
    <style:style style:name="T614" style:family="text">
      <style:text-properties officeooo:rsid="04a4ae7c"/>
    </style:style>
    <style:style style:name="T615" style:family="text">
      <style:text-properties officeooo:rsid="04a6734c"/>
    </style:style>
    <style:style style:name="T616" style:family="text">
      <style:text-properties officeooo:rsid="04adbe5a"/>
    </style:style>
    <style:style style:name="T617" style:family="text">
      <style:text-properties officeooo:rsid="04b2fab1"/>
    </style:style>
    <style:style style:name="T618" style:family="text">
      <style:text-properties officeooo:rsid="04ba35e1"/>
    </style:style>
    <style:style style:name="T619" style:family="text">
      <style:text-properties officeooo:rsid="04bb0ee0"/>
    </style:style>
    <style:style style:name="T620" style:family="text">
      <style:text-properties officeooo:rsid="04c02719"/>
    </style:style>
    <style:style style:name="T621" style:family="text">
      <style:text-properties officeooo:rsid="04c1087c"/>
    </style:style>
    <style:style style:name="T622" style:family="text">
      <style:text-properties officeooo:rsid="04c1ad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6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03"/>
      <text:p text:style-name="P162"><text:span text:style-name="T244"><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501">Mind of the Spiral, Vol. I</text:span></text:p>
      <text:p text:style-name="P98"><text:span text:style-name="T499">cr. </text:span><text:span text:style-name="T500">Vanargand</text:span><text:span text:style-name="T499"><text:line-break/>dt. Vanquished Era</text:span></text:p>
      <text:p text:style-name="P99"/>
      <text:p text:style-name="P161"><text:span text:style-name="T485">The Path of </text:span><text:span text:style-name="T486">the </text:span><text:span text:style-name="T485">Diploma</text:span><text:span text:style-name="T486">t</text:span></text:p>
      <text:p text:style-name="P1"/>
      <text:p text:style-name="P1"/>
      <text:p text:style-name="P104">A Beginning</text:p>
      <text:p text:style-name="P108"/>
      <text:p text:style-name="P108"/>
      <text:p text:style-name="P118">_____________________</text:p>
      <text:p text:style-name="P108">The Awakening Chamber</text:p>
      <text:p text:style-name="P108"/>
      <text:p text:style-name="P108"/>
      <text:p text:style-name="P67"><text:tab/>Eidos opens her eyes.<text:line-break/><text:tab/><text:tab/>Light floods in, burning her vision white hot.</text:p>
      <text:p text:style-name="P67"><text:tab/><text:tab/><text:tab/>Agony crushes perception, forcing teary lids shut anew.<text:line-break/><text:tab/><text:tab/><text:tab/><text:tab/>Defiant, she pries them open, sheer will her only lever.</text:p>
      <text:p text:style-name="P68"><text:tab/></text:p>
      <text:p text:style-name="P68"><text:tab/>Soft, amber light soon bleeds in through trembling slits.</text:p>
      <text:p text:style-name="P66"><text:span text:style-name="T29"><text:tab/><text:tab/>Wider, wider, ever-widening, her efforts </text:span><text:span text:style-name="T30">begin to </text:span><text:span text:style-name="T29">bear fruit.</text:span></text:p>
      <text:p text:style-name="P68"><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495">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483">anything</text:span> really… anything but the obvious solitude confronting her.</text:p>
      <text:p text:style-name="P1"><text:soft-page-break/><text:tab/>Eidos stands at the center of an octagonal room. <text:span text:style-name="T484">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487">trapping her in an</text:span> eternal instant of gloom and despair.</text:p>
      <text:p text:style-name="P13"><text:tab/><text:span text:style-name="T488">Yet c</text:span>old feet <text:span text:style-name="T488">soon break the spell, </text:span>draw<text:span text:style-name="T488">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489">Rising from her squat, her eyes catch an anomaly, and immediately gravitate towards it. It came from the chest-high glass, the disturbing one. But now, t</text:span>he twinkle of reflecting light off the dark glass <text:span text:style-name="T490">seems benign, inviting even.</text:span> <text:span text:style-name="T491">It </text:span>draw<text:span text:style-name="T491">s </text:span>her ever nearer, <text:span text:style-name="T492">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493">The beast speaks not in human tongue, yet every word, every thought is crystal clear to Eidos.</text:span></text:p>
      <text:p text:style-name="P25"><text:span text:style-name="T493"><text:tab/>Leaving her no time to reply, it continues, "The darkness of this Sanctuary blinds, such an unfitting dwelling for our ilk. To leave this room you aim. Certain truth, as akin to mine your nature be.</text:span>"</text:p>
      <text:p text:style-name="P25"><text:tab/>"Who are you?" <text:span text:style-name="T494">she asks. </text:span><text:span text:style-name="T260">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261">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0">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146"><text:span text:style-name="T37"><text:tab/></text:span><text:span text:style-name="T577">This one seems… dangerous.</text:span><text:span text:style-name="T578"> Dangerous, inde</text:span><text:span text:style-name="T576">ed. </text:span><text:span text:style-name="T574">Yet the only outward evidence of her anxiety is a knitted brow.</text:span><text:span text:style-name="T575"> </text:span></text:p>
      <text:p text:style-name="P27"><text:soft-page-break/><text:span text:style-name="T38"><text:tab/></text:span><text:span text:style-name="T51">The </text:span><text:span text:style-name="T52">wolf </text:span><text:span text:style-name="T51">turns his gaze from her and renews his pacing. </text:span><text:span text:style-name="T38">"But awareness of another's core does not you profit. No, to your own essence know, you must this chamber leave…"</text:span></text:p>
      <text:p text:style-name="P28"><text:span text:style-name="T38"><text:tab/></text:span><text:span text:style-name="T262">What’s his aim? Why does he want me to leave this place?</text:span></text:p>
      <text:p text:style-name="P28"><text:span text:style-name="T262"><text:tab/></text:span><text:span text:style-name="T38">"…a task I can ai</text:span><text:span text:style-name="T52">d.</text:span><text:span text:style-name="T38">" </text:span><text:span text:style-name="T53">Fenrir continues. "Though my help freely given be, to accept or not on your instinct alone depends."</text:span></text:p>
      <text:p text:style-name="P28"><text:span text:style-name="T53"><text:tab/>"I'll gladly accept your help, Fenrir." </text:span><text:span text:style-name="T54">Her reply, immediate. </text:span><text:span text:style-name="T263">Wait! No! It’s too dangerous! I can’t trust </text:span><text:span text:style-name="T264">this one!</text:span><text:span text:style-name="T55"> </text:span><text:span text:style-name="T56">But these thoughts have no effect on her actions. </text:span><text:span text:style-name="T265">Why?! Why can’t I do anything?!</text:span></text:p>
      <text:p text:style-name="P29"><text:span text:style-name="T265"><text:tab/></text:span><text:span text:style-name="T57">"</text:span><text:span text:style-name="T58">Then my aid yours is…</text:span><text:span text:style-name="T57">" </text:span><text:span text:style-name="T58">growls the wolf with a knowing grin. </text:span><text:span text:style-name="T57">"Many have I in my hunger consumed. Some bore Glyphs, their living thoughts now into my Trueflesh carved."</text:span></text:p>
      <text:p text:style-name="P29"><text:span text:style-name="T57"><text:tab/></text:span><text:span text:style-name="T59">Before the beast, lines of pure </text:span><text:span text:style-name="T68">white </text:span><text:span text:style-name="T59">light cut through the air, bending and folding into impossible geometries. The only identifiable shape is the circle th</text:span><text:span text:style-name="T158">at</text:span><text:span text:style-name="T59"> surrounds the mess of copulating rays and edges.</text:span></text:p>
      <text:p text:style-name="P30"><text:span text:style-name="T59"><text:tab/></text:span><text:span text:style-name="T60">The brilliant object </text:span><text:span text:style-name="T61">suddenly </text:span><text:span text:style-name="T60">vanishes, leaving only a hint of its brief appearance burnt into her vision, but that too soon fades.</text:span></text:p>
      <text:p text:style-name="P31"><text:span text:style-name="T60"><text:tab/></text:span><text:span text:style-name="T62">The wolf renews its explanation, </text:span><text:span text:style-name="T59">"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59"><text:tab/></text:span><text:span text:style-name="T266">I don’t like this at all… I don’t need it and I don’t want it.</text:span><text:span text:style-name="T59"> </text:span><text:span text:style-name="T63">Eidos, ignorant of what awaits her, inwardly rejects the unknown. </text:span><text:span text:style-name="T64">Perhaps she will learn to embrace it.</text:span></text:p>
      <text:p text:style-name="P31"><text:span text:style-name="T64"><text:tab/></text:span><text:span text:style-name="T65">With a sudden guttural rumble, more roar than growl, Fenrir demands, </text:span><text:span text:style-name="T64">"Your truth speak! What reason have you to the Awakening Chamber leave?"</text:span></text:p>
      <text:p text:style-name="P31"><text:span text:style-name="T64"><text:tab/>"To meet and understand others." </text:span><text:span text:style-name="T66">Yes, for is she not a diplomat this time around? </text:span><text:span text:style-name="T267">I am? No, I can’t be anything because I’m not making any of these damn decisions!</text:span></text:p>
      <text:p text:style-name="P69"><text:tab/>"Though I no loremaster of thoughtcraft be, with your nature—more than with any motivation to word translated—yes, with your Trueflesh more strongly did one symbol resonate…"</text:p>
      <text:p text:style-name="P32"><text:span text:style-name="T67"><text:tab/></text:span><text:span text:style-name="T68">Suddenly, </text:span><text:span text:style-name="T69">lines of vibrant violet cut the air before her, pouring forth from the dark glass out into her reality. </text:span><text:span text:style-name="T70">A countless array of forms—outlined, never filled—</text:span><text:span text:style-name="T74">writhe between</text:span><text:span text:style-name="T70"> dimensions both known and unknown, marking a Glyph </text:span><text:span text:style-name="T75">the size of </text:span><text:span text:style-name="T76">her fist</text:span><text:span text:style-name="T70">.</text:span></text:p>
      <text:p text:style-name="P32"><text:span text:style-name="T70"><text:tab/>As the final lines pour out, a lustrous </text:span><text:span text:style-name="T77">pendant</text:span><text:span text:style-name="T70"> floats </text:span><text:span text:style-name="T72">forth</text:span><text:span text:style-name="T70"> from the surface of the glass, </text:span><text:span text:style-name="T71">causing the darkness to unripple, like a pebble flying from the water back into the hand of </text:span><text:span text:style-name="T159">t</text:span><text:span text:style-name="T71">he </text:span><text:span text:style-name="T159">one</text:span><text:span text:style-name="T71"> who threw it. </text:span><text:span text:style-name="T73">The </text:span><text:span text:style-name="T78">Glyph</text:span><text:span text:style-name="T73"> appears to emanate from th</text:span><text:span text:style-name="T77">is pendant’s</text:span><text:span text:style-name="T73"> surface.</text:span></text:p>
      <text:p text:style-name="P32"><text:span text:style-name="T73"><text:tab/></text:span><text:span text:style-name="T79">She reaches for the pendant, and it eagerly moves toward her open hand. Contact brings awareness. </text:span><text:span text:style-name="T268">I… can hear it speak to me. Its name… its name is… </text:span></text:p>
      <text:p text:style-name="P32"><text:span text:style-name="T79"><text:tab/>"The Glyph of Farcasting—though tied to the Sigil be," </text:span><text:span text:style-name="T80">says the wolf. "Outward your mind points. Knowing others your desire be. The metal seal, your path to them meet."</text:span></text:p>
      <text:p text:style-name="P32"><text:span text:style-name="T80"><text:tab/></text:span><text:span text:style-name="T269">The metal seal… </text:span><text:span text:style-name="T271">T</text:span><text:span text:style-name="T269">he one I woke up on? </text:span><text:span text:style-name="T81">A new awareness dawns.</text:span></text:p>
      <text:p text:style-name="P32"><text:span text:style-name="T81"><text:tab/>"Your Sigil now the Glyph's mark bears. Our parting nears. Till we meet anew, daughter of Viracocha…" </text:span><text:span text:style-name="T82">Fenrir’s words end abruptly, all sound seemingly devoured by the dark glass.</text:span></text:p>
      <text:p text:style-name="P32"><text:span text:style-name="T82"><text:tab/></text:span><text:span text:style-name="T270">Daughter of Viracocha?</text:span><text:span text:style-name="T82"> Confusion, though still present, gives way to the stronger sense of wonder. </text:span><text:span text:style-name="T83">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272">How long have I been standing here?</text:span><text:span text:style-name="T84"> </text:span><text:span text:style-name="T160">Thought rouses her</text:span><text:span text:style-name="T84"> from her waking slumber. The dark glass yet peers into her eyes, but its grip loosens as memory reminds her of deeds yet undone. A </text:span><text:soft-page-break/><text:span text:style-name="T84">memory of the Glyph she has earned from Fenrir, the Glyph of Farcasting. Its essence now etched into a Sigil. </text:span><text:span text:style-name="T272">What did the wolf say about the metal seal again..?</text:span></text:p>
      <text:p text:style-name="P33"><text:span text:style-name="T272"><text:tab/></text:span><text:span text:style-name="T84">Eyes turn to search for the disk she awoke upon. Little seems hidden in this humble space and the disk is no exception. She spots it almost immediately and walks to it.</text:span></text:p>
      <text:p text:style-name="P33"><text:span text:style-name="T84"><text:tab/></text:span><text:span text:style-name="T85">C</text:span><text:span text:style-name="T84">rouch</text:span><text:span text:style-name="T85">ing down</text:span><text:span text:style-name="T84">, </text:span><text:span text:style-name="T85">she </text:span><text:span text:style-name="T84">run</text:span><text:span text:style-name="T85">s </text:span><text:span text:style-name="T84">her </text:span><text:span text:style-name="T86">fingers</text:span><text:span text:style-name="T84"> along </text:span><text:span text:style-name="T160">its</text:span><text:span text:style-name="T84"> polished, silvered surface. The platform consists of a metallic disk, roughly as wide as she is tall, seamlessly embedded into the tiled floor. </text:span><text:span text:style-name="T398">This seems oddly familiar… </text:span><text:span text:style-name="T84">Its face is etched with a dizzying array of lines, curves and spirals, all culminating in a Glyph at the center. The device </text:span><text:span text:style-name="T160">now </text:span><text:span text:style-name="T84">speaks to her as a child to its mother, calling for the Sigil Eidos carries to speak its name…</text:span></text:p>
      <text:p text:style-name="P83"><text:tab/></text:p>
      <text:p text:style-name="P33"><text:span text:style-name="T84"><text:tab/></text:span><text:span text:style-name="T87">Farcasting…</text:span></text:p>
      <text:p text:style-name="P84"/>
      <text:p text:style-name="P85"><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579">planes both seen and unseen</text:span> linking paths among them.</text:p>
      <text:p text:style-name="P34"><text:span text:style-name="T273"><text:tab/></text:span><text:span text:style-name="T274">NO!</text:span></text:p>
      <text:p text:style-name="P34"><text:span text:style-name="T274"><text:tab/></text:span><text:span text:style-name="T88">All </text:span><text:span text:style-name="T89">luminescent </text:span><text:span text:style-name="T88">lines retract instantaneously. </text:span><text:span text:style-name="T89">The device’s call now becomes a whimper, </text:span><text:span text:style-name="T161">then</text:span><text:span text:style-name="T89"> an echo, </text:span><text:span text:style-name="T162">and s</text:span><text:span text:style-name="T89">oon its call is nothing but a memory.</text:span></text:p>
      <text:p text:style-name="P34"><text:span text:style-name="T89"><text:tab/></text:span><text:span text:style-name="T275">Did I..? Did it..? Well, at least one dangerous risk went unexplored.</text:span><text:span text:style-name="T90"> Eidos appears content with her victory.</text:span></text:p>
      <text:p text:style-name="P34"><text:span text:style-name="T90"><text:tab/></text:span><text:span text:style-name="T275">What should I do now, then..? Oh! I know! The door!</text:span><text:span text:style-name="T90"> </text:span><text:span text:style-name="T91">In her excitement she seems to have forgotten two doors remain—the third having shut already at her behest. </text:span><text:span text:style-name="T276">The white one!</text:span><text:span text:style-name="T91"> Her decision made, action follows thought, </text:span><text:span text:style-name="T92">and steady feet carry her towards the room’s white door</text:span><text:span text:style-name="T91">.</text:span></text:p>
      <text:p text:style-name="P35"><text:span text:style-name="T91"><text:tab/>A quick glance reveals that th</text:span><text:span text:style-name="T93">is</text:span><text:span text:style-name="T91"> door has n</text:span><text:span text:style-name="T94">o</text:span><text:span text:style-name="T91"> obvious handle </text:span><text:span text:style-name="T95">n</text:span><text:span text:style-name="T91">or hinges. Hesitantly, she moves to push it open. Contact made, the milky barrier ripples outward from her fingertips, and yet she feels none of it, just as though she were touching emptiness itself.</text:span></text:p>
      <text:p text:style-name="P86"><text:tab/>Suddenly, a Glyph born from the overlapping of several lesser shapes etches itself precisely where Eidos had first touched.</text:p>
      <text:p text:style-name="P36"><text:span text:style-name="T91"><text:tab/></text:span><text:span text:style-name="T277">Wait! No! This might be dangerous, too!</text:span></text:p>
      <text:p text:style-name="P36"><text:span text:style-name="T96"><text:tab/>The white lines carved from the void remain despite her protests. </text:span><text:span text:style-name="T277">Why?! </text:span><text:span text:style-name="T91">Its meaning is innate to her—and how could it not be?—for it is the Glyph of Eidos. </text:span><text:span text:style-name="T276">…</text:span><text:span text:style-name="T399">m</text:span><text:span text:style-name="T278">y Glyph..?</text:span></text:p>
      <text:p text:style-name="P70"><text:span text:style-name="T496"><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79">Is this me?</text:span></text:p>
      <text:p text:style-name="P79"><text:span text:style-name="T497"><text:tab/>But soon, the image begins to fade—and the metallic sheen along with it. The space beyond the vanishing door is enveloped in absolute darkness, save a pinprick of light beckoning her from the opposite end. </text:span><text:span text:style-name="T280">I don’t like the look of this either…</text:span><text:span text:style-name="T498"> Nothing ventured, nothing gained. </text:span><text:span text:style-name="T281">I don’t suppose I have a choice in the matter, do I?</text:span></text:p>
      <text:p text:style-name="P36"><text:span text:style-name="T99"><text:tab/>She takes her first step </text:span><text:span text:style-name="T163">f</text:span><text:span text:style-name="T99">o</text:span><text:span text:style-name="T163">r</text:span><text:span text:style-name="T99">ward into the darkness. </text:span><text:span text:style-name="T282">Here we go…</text:span></text:p>
      <text:p text:style-name="P119"/>
      <text:p text:style-name="P120"/>
      <text:p text:style-name="P119">_______________</text:p>
      <text:p text:style-name="P37"><text:span text:style-name="T522">T</text:span><text:span text:style-name="T523">he Winding Stair</text:span></text:p>
      <text:p text:style-name="P129"/>
      <text:p text:style-name="P129"/>
      <text:p text:style-name="P87"><text:soft-page-break/><text:tab/>Emerging from the tunnel, Eidos steps onto a winding stairway. <text:span text:style-name="T244">What</text:span><text:span text:style-name="T283"> is this place? </text:span>Finely cut black granite, embellished with marble accents, seems the material of choice. Yet, the dominant feature here is not the stair itself; <text:span text:style-name="T580">f</text:span>ar more prominent a feature is nothingness. Even a cursory observation reveals the stairway's true nature as but a narrow strip winding around a vast column of empty space. <text:span text:style-name="T284">This stairwell is enormous… why would anybody need such a massive set of stairs?</text:span></text:p>
      <text:p text:style-name="P88"><text:tab/>The air here is dry and stale, unperturbed long enough for it to stratify by density. The thickest clusters at the bottom eat away all intrusions of light. <text:span text:style-name="T503">Meanwhile, upon the stairs, a</text:span> thin <text:span text:style-name="T502">blanket</text:span> of dust <text:span text:style-name="T504">likewise</text:span> suggests that Eidos' newly added footsteps are the first to disrupt the balance in quite some time. <text:span text:style-name="T285">Not a lot of dust, I suppose, but enough to merit some cleaning.</text:span><text:line-break/><text:tab/>Though the<text:span text:style-name="T505">se</text:span> <text:span text:style-name="T506">stairs</text:span> may not have seen any recent use, they are in a state far from disrepair. <text:span text:style-name="T514">Crouching down to b</text:span>rush away a swath of the dust with her hand, Eidos sees the floors have been carefully polished.<text:span text:style-name="T244"> </text:span><text:span text:style-name="T287">Oh, that’s nasty! </text:span><text:span text:style-name="T400">Just l</text:span><text:span text:style-name="T287">ook </text:span><text:span text:style-name="T288">at</text:span><text:span text:style-name="T287"> my hand! </text:span><text:span text:style-name="T400">I</text:span><text:span text:style-name="T287">t’s all dusty </text:span><text:span text:style-name="T400">now</text:span><text:span text:style-name="T286">! </text:span><text:span text:style-name="T287">Gross… </text:span><text:span text:style-name="T286">Oh well, as long as I’m down here, I’d might as well… </text:span><text:span text:style-name="T507">She can detect </text:span>no cracks, no threat of crumbling. <text:span text:style-name="T508">T</text:span>hey <text:span text:style-name="T508">appear to be</text:span> only recently crafted. <text:span text:style-name="T509">Countless</text:span> marble veins of geometric designs carve their way through this landing, though only humble shapes adorn the individual steps leading to and from it. <text:span text:style-name="T289">I think that’s enough of the stairs. What else is there…</text:span></text:p>
      <text:p text:style-name="P88"><text:tab/>Leaning over the railing and peering into the depths below, Eidos sees nothing but the spiraling stair <text:span text:style-name="T581">plummeting</text:span> into an inky void. So thick is the darkness <text:span text:style-name="T510">below</text:span>, she feels she could float in it. Her suspicions feel confirmed as she observes the motes of dust floating alongside her, sparkling from their collisions with the light. <text:span text:style-name="T515">They begin to dance around her, this microcosm of false stars, whirling inwards towards her. <text:s/></text:span><text:span text:style-name="T290">They’re… beautiful…</text:span><text:span text:style-name="T515"> She reaches a hand out to grab them, but they scurry away, propelled by the wind of her hand’s motion.</text:span></text:p>
      <text:p text:style-name="P88"><text:tab/>Searching skywards, she sees that all light here leaks in through an aperture at the top of this monolithic shaft—so high above as to appear equidistant from the terminus of the bottomless void below. <text:span text:style-name="T291">So that’s where the light is coming from. </text:span>Golden rays weave their way down the shaft with spindly arms scraping at the darkness, as though <text:span text:style-name="T582">desperately</text:span> searching for some stolen treasure. Yet, the darkness nips back at the shiny intruders, jealously guarding what it hides in <text:span text:style-name="T511">the</text:span> depths.</text:p>
      <text:p text:style-name="P88"><text:tab/>Returning her attention to the more immediate surroundings, Eidos finds that the door has vanished. <text:span text:style-name="T292">What?! </text:span><text:span text:style-name="T293">How’s that even possible?! </text:span>The chamber beyond is now nothing but the shadow of a fading memory—<text:span text:style-name="T512">the memory of </text:span>an event that may or may not have ever been. <text:span text:style-name="T294">Didn’t I just come from… Or, </text:span><text:span text:style-name="T295">wait… </text:span><text:span text:style-name="T401">is this the same landing as before? Did I move without noticing?</text:span></text:p>
      <text:p text:style-name="P88"><text:tab/>Under <text:span text:style-name="T516">the </text:span>current circumstances, it seems <text:span text:style-name="T513">her</text:span> only way out is through. Though, a nagging feeling gnaws at her, begging her to confirm the veracity of her memory. <text:span text:style-name="T296">No, I’m positive I came through a door on this landing.</text:span></text:p>
      <text:p text:style-name="P88"><text:span text:style-name="T296"><text:tab/></text:span><text:span text:style-name="T517">As though possessed, Eidos reaches her hand towards the stone. Carefully and thoroughly, she runs her hands along the rough surface, exerting ever greater pressure upon the cold stone. </text:span><text:span text:style-name="T297">Nothing. There’s absolutely nothing there… How? </text:span><text:span text:style-name="T517">Despite a most meticulous investigation of the wall, no trace of a doorway emerges. In truth, no breaks in the surface exist at all, as though this enormous silo were made of a single, impossibly large stone. </text:span><text:span text:style-name="T298">Oh, well, no point in dwelling on what we can’t change. </text:span><text:span text:style-name="T299">Time to move… Hmm… Up or down?</text:span></text:p>
      <text:p text:style-name="P89"><text:tab/>Eidos begins her descent into the <text:span text:style-name="T518">murky depths</text:span>. <text:span text:style-name="T300">Guess that settles it… </text:span>Time passes as surely as her feet continue to step, stumble, and engage in other gravity-aided motion. Surprisingly, the light high above never seems to dwindle, <text:span text:style-name="T519">even</text:span> as she spirals <text:span text:style-name="T520">deep into the maw of darkness</text:span>. <text:span text:style-name="T301">Well, that is odd… Maybe my eyes are just getting used to the </text:span><text:span text:style-name="T302">lack of light</text:span><text:span text:style-name="T301">? </text:span>Likewise, the <text:span text:style-name="T521">depths</text:span> always seems to hide yet another length of stairs.</text:p>
      <text:p text:style-name="P88"><text:tab/>Distracted by these thoughts, she fails to realize her body has come to a halt. <text:span text:style-name="T303">What’s over there? </text:span>To her left an anomaly appears in the otherwise perfectly uniform, albeit rough, surface of the wall. It appears she has arrived at a doorway. <text:span text:style-name="T304">To where?</text:span><text:line-break/><text:tab/>Peeking inside, she notes that the area is host to a dim light source of its own, thus revealing the <text:soft-page-break/>silhouettes of the tables and shelves housed within. <text:span text:style-name="T305">Creepy… </text:span><text:span text:style-name="T306">but no less so than anything else I’ve seen so far</text:span><text:span text:style-name="T305">.</text:span></text:p>
      <text:p text:style-name="P47"><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307">Who—or what—would do that, though? </text:span>And while there is another landing far beyond, one continuing the theoretical spiral trajectory, the gap is far too vast for any reasonable person to consider leaping to it… <text:span text:style-name="T308">Oh, no, no, no… Don’t even think about it, body! </text:span><text:span text:style-name="T97">L</text:span>ooking down from the edge, Eidos sees only oblivion—making failure to reach the opposite landing even more terrifying. <text:span text:style-name="T309">Haven’t you already done enough to me? Deep breaths, body; deep breaths…</text:span></text:p>
      <text:p text:style-name="P47"><text:span text:style-name="T402"><text:tab/></text:span><text:span text:style-name="T98">Sanity prevails, as her feet carry her towards the safer route, and so through the door she goes.</text:span></text:p>
      <text:p text:style-name="P141"/>
      <text:p text:style-name="P135">___________</text:p>
      <text:p text:style-name="P142"><text:span text:style-name="T244">The </text:span><text:span text:style-name="T309">A</text:span><text:span text:style-name="T244">rchives</text:span></text:p>
      <text:p text:style-name="P138"/>
      <text:p text:style-name="P138"/>
      <text:p text:style-name="P100"><text:tab/>Her footfalls echo off into the immense darkness, as though fleeing from some unseen evil. Cracked tiles <text:span text:style-name="T524">complain</text:span> with every step. <text:span text:style-name="T310">Wait, is that </text:span><text:span text:style-name="T403">a</text:span><text:span text:style-name="T310">…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52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311">That can’t be good.</text:span></text:p>
      <text:p text:style-name="P101"><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526">brittle</text:span> remains of countless tomes. <text:span text:style-name="T312">Better not touch anything; I might break it. </text:span>Arranged in concentric circles, rippling outward from the tree, are many long tables, benches and writing desks—no doubt placed here for the reading and copying of texts. <text:span text:style-name="T313">This place looks thoroughly abandoned…</text:span></text:p>
      <text:p text:style-name="P101"><text:span text:style-name="T313"><text:tab/></text:span><text:span text:style-name="T527">Walking forward, Eidos notes that the majority of the tomes and shelves share the same dusty blanket as the stairs that lead here. Yet evidence that the area has seen more recent use abounds. </text:span><text:span text:style-name="T314">That’s </text:span><text:span text:style-name="T404">odd…</text:span><text:span text:style-name="T314"> </text:span><text:span text:style-name="T527">Certain tables have stacks of books piled upon them and a number of volumes lie open as if abandoned in mid-read. </text:span><text:span text:style-name="T313">Whoever </text:span><text:span text:style-name="T405">was here</text:span><text:span text:style-name="T314"> </text:span><text:span text:style-name="T315">must’ve been</text:span><text:span text:style-name="T338"> </text:span><text:span text:style-name="T314">in a hurry </text:span><text:span text:style-name="T405">to leave</text:span><text:span text:style-name="T314">…</text:span></text:p>
      <text:p text:style-name="P101"><text:span text:style-name="T528"><text:tab/>Advancing further into the room, she sees that the oozing emerald sheen from before comes from a stone archway leading deeper into the Archives.</text:span><text:span text:style-name="T314"> </text:span><text:span text:style-name="T316">There’s the green glow I saw earlier… I should probably avoid that for now.</text:span><text:span text:style-name="T314"> </text:span><text:span text:style-name="T528">The unbridled limbs of the forgotten tree have crept their way across the ceiling only to then slither downwards around the doorway, wreathing its perimeter.</text:span></text:p>
      <text:p text:style-name="P101"><text:tab/>The emerald incandescence illuminates yet another discovery, however, for laying motionless on the dusty floor are two corpses. <text:span text:style-name="T317">Well, that’s… uh… unfortunate. </text:span>The one to the left is slumped against a wall, smeared with blood, while the other is lying face down in front of the archway. <text:span text:style-name="T529">Next to t</text:span>he bodies <text:span text:style-name="T529">is</text:span> a <text:span text:style-name="T529">curious </text:span>platform, raised perhaps a handspan above the ground <text:span text:style-name="T531">and</text:span> <text:span text:style-name="T530">emanating a faint violet haze</text:span>. <text:span text:style-name="T318">Huh… I wonder what that does… </text:span></text:p>
      <text:p text:style-name="P102"><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36"/>
      <text:p text:style-name="P136">________________</text:p>
      <text:p text:style-name="P143"><text:span text:style-name="T244">The </text:span><text:span text:style-name="T319">Hall of Sentries</text:span></text:p>
      <text:p text:style-name="P139"/>
      <text:p text:style-name="P139"/>
      <text:p text:style-name="P18"><text:tab/>The floating platform speeds up through the shaft, bathing Eidos in stale air as she rushes towards <text:span text:style-name="T532">this little</text:span> journey's terminus. Slowing to a halt, she emerges <text:span text:style-name="T534">up </text:span>from the ground <text:span text:style-name="T533">and</text:span> into a shadowy alcove within a narrow hall. <text:span text:style-name="T320">That was… unexpected—but, surprisingly, not unpleasant. </text:span><text:span text:style-name="T406">M</text:span><text:span text:style-name="T320">aybe this bizarre place isn’t so </text:span><text:span text:style-name="T321">dangerous</text:span><text:span text:style-name="T320">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536">primarily </text:span>comprised of simple angles and <text:span text:style-name="T535">straight </text:span>lines. <text:span text:style-name="T322">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323">Yet another mystery, but at least this one seems easier to approach.</text:span></text:p>
      <text:p text:style-name="P38"><text:tab/><text:span text:style-name="T537">Eidos proceeds through the hallway towards the door. </text:span>As she draws nearer to the opening, the source of the blockage becomes apparent. What once appeared to be simply a void carved from light <text:span text:style-name="T583">now </text:span>gains detail. Its weaker shadows emphasize its smooth contours and rugged features. Immobile before her stands a tall, statuesque figure, a spear held at its side. <text:span text:style-name="T324">Wait a second… </text:span>Its expression is cold, and its demeanor dispassionate. <text:span text:style-name="T325">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538">its</text:span> wounds, serving as a natural highlight of the sentry's figure.</text:p>
      <text:p text:style-name="P39"><text:tab/><text:span text:style-name="T326">Oh, I hope it’s friendly, because I’m pretty sure my body is gonna walk over there.</text:span><text:span text:style-name="T100">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327">Now body, listen… spears don’t </text:span><text:span text:style-name="T407">play nice</text:span><text:span text:style-name="T327"> with flesh…</text:span></text:p>
      <text:p text:style-name="P39"><text:span text:style-name="T327"><text:tab/></text:span><text:span text:style-name="T101">Soon it drops a jittery jaw and begins to chew on words in an attempt to communicate.</text:span></text:p>
      <text:p text:style-name="P90"/>
      <text:p text:style-name="P39"><text:span text:style-name="T101"><text:tab/>"</text:span><text:span text:style-name="T238">Nole lanipahoi. En voi tatan atohi latal latava. Nole vahy katanya isinkata.</text:span><text:span text:style-name="T101">" </text:span><text:span text:style-name="T102">Its words come slowly in pure melodic tones.</text:span></text:p>
      <text:p text:style-name="P40"><text:span text:style-name="T102"><text:tab/></text:span><text:span text:style-name="T103">She replies, </text:span><text:span text:style-name="T101">"</text:span><text:span text:style-name="T109">Nole... what…? </text:span><text:span text:style-name="T103">I don’t understand, but I want to.</text:span><text:span text:style-name="T101">" </text:span><text:span text:style-name="T328">No, I don’t! Right now I wanna get out of here!</text:span></text:p>
      <text:p text:style-name="P40"><text:span text:style-name="T103"><text:tab/></text:span><text:span text:style-name="T101">"</text:span><text:span text:style-name="T238">Nole lanipahoi. En voi tatan atohi latal latava. Nole vahy katanya isinkata.</text:span><text:span text:style-name="T101">" </text:span><text:span text:style-name="T103">It repeats.</text:span></text:p>
      <text:p text:style-name="P41"><text:span text:style-name="T103"><text:tab/></text:span><text:span text:style-name="T101">"</text:span><text:span text:style-name="T103">Look, I… </text:span><text:span text:style-name="T106">I</text:span><text:span text:style-name="T103"> don’t understand where I am—or even what I am, for that matter,</text:span><text:span text:style-name="T101">" </text:span><text:span text:style-name="T103">she insists.</text:span><text:span text:style-name="T101"> "</text:span><text:span text:style-name="T103">Can you take me to someone? </text:span><text:span text:style-name="T106">A</text:span><text:span text:style-name="T103">nyone? … </text:span><text:span text:style-name="T104">M</text:span><text:span text:style-name="T103">aybe </text:span><text:span text:style-name="T105">to </text:span><text:span text:style-name="T103">the person who built you?</text:span><text:span text:style-name="T101">" </text:span><text:span text:style-name="T408">No, </text:span><text:span text:style-name="T409">we’ve gotta leave</text:span><text:span text:style-name="T408">! </text:span><text:span text:style-name="T409">Now!</text:span><text:span text:style-name="T408"> </text:span><text:span text:style-name="T106">She steps forward arms spread open in a gesture </text:span><text:span text:style-name="T107">of peace.</text:span></text:p>
      <text:p text:style-name="P42"><text:span text:style-name="T107"><text:tab/></text:span><text:span text:style-name="T108">Before her third step, a spear’s head finds itself precisely between her breasts, stopping her heart mid-beat.</text:span></text:p>
      <text:p text:style-name="P145"><text:span text:style-name="T108"><text:tab/></text:span><text:span text:style-name="T106"> </text:span><text:span text:style-name="T101">"</text:span><text:span text:style-name="T239">T</text:span><text:span text:style-name="T240">astikashta et,</text:span><text:span text:style-name="T101">" </text:span><text:span text:style-name="T157">is all the</text:span><text:span text:style-name="T110"> sentry </text:span><text:span text:style-name="T157">says</text:span><text:span text:style-name="T110">, as his slain foe loses consciousness. </text:span><text:span text:style-name="T111">It then</text:span><text:span text:style-name="T110"> drops her </text:span><text:span text:style-name="T112">motionless </text:span><text:span text:style-name="T110">body on the floor and brushes it aside with the butt of </text:span><text:span text:style-name="T113">its</text:span><text:span text:style-name="T110"> spear </text:span><text:span text:style-name="T114">before resuming its</text:span><text:span text:style-name="T110"> p</text:span><text:span text:style-name="T157">rior</text:span><text:span text:style-name="T110"> s</text:span><text:span text:style-name="T157">tance</text:span><text:span text:style-name="T110">.</text:span></text:p>
      <text:p text:style-name="P105"/>
      <text:p text:style-name="P163">A <text:span text:style-name="T539">First Death</text:span></text:p>
      <text:p text:style-name="P109"/>
      <text:p text:style-name="P109"/>
      <text:p text:style-name="P121">_____________________</text:p>
      <text:p text:style-name="P109">The Awakening Chamber</text:p>
      <text:p text:style-name="P109"/>
      <text:p text:style-name="P109"/>
      <text:p text:style-name="P43"><text:tab/>Eidos respawns upon a metallic platform in the middle of an octagonal room. <text:span text:style-name="T329">Did I just… die? </text:span><text:span text:style-name="T29">The garden murals all about leave no doubt that this is the same chamber in which she first awoke. </text:span><text:span text:style-name="T330">My body was walking toward that talking statue and then… </text:span></text:p>
      <text:p text:style-name="P43"><text:span text:style-name="T330"><text:tab/></text:span><text:span text:style-name="T116">S</text:span><text:span text:style-name="T115">he </text:span><text:span text:style-name="T116">heads for the same white door that led her from this place before. </text:span><text:span text:style-name="T330">It stabbed me… to death. </text:span><text:span text:style-name="T116">As she </text:span><text:span text:style-name="T115">approaches, the portal's entire surface again becomes reflective, displaying Eidos' features clearly against the blurred image of the chamber. </text:span><text:span text:style-name="T330">Yet here I am… not dead.</text:span><text:span text:style-name="T115"> Burning brightly at the center, the Glyph of Eidos activates. </text:span><text:span text:style-name="T331">How…? </text:span><text:span text:style-name="T115">Soon the portal's physicality wanes like a half-forgotten memory. </text:span><text:span text:style-name="T331">Why…? </text:span><text:span text:style-name="T115">By the time she reaches it, the door has vanished completely, leaving only darkness and a speck of light at its end. </text:span><text:span text:style-name="T332">What am I…? </text:span><text:span text:style-name="T115">Eidos knows from experience that just beyond the passage is the </text:span><text:span text:style-name="T164">w</text:span><text:span text:style-name="T115">inding </text:span><text:span text:style-name="T164">s</text:span><text:span text:style-name="T115">tair. </text:span><text:span text:style-name="T333">Who am I…?</text:span></text:p>
      <text:p text:style-name="P18"><text:tab/><text:span text:style-name="T540">Before she knows it, she is headed once more toward that spiraling stairwell. </text:span><text:span text:style-name="T334">Help…</text:span></text:p>
      <text:p text:style-name="P110"/>
      <text:p text:style-name="P110"/>
      <text:p text:style-name="P122">_______________</text:p>
      <text:p text:style-name="P130"><text:span text:style-name="T596">The </text:span>Winding Stair</text:p>
      <text:p text:style-name="P110"/>
      <text:p text:style-name="P110"/>
      <text:p text:style-name="P44"><text:tab/>Stepping through the portal, Eidos finds herself upon the stairway once more. Spinning on her heel, she turns to see that the chamber beyond seems to yet again <text:span text:style-name="T541">be </text:span>hidden behind a wall. Its existence constantly negated, Eidos determines searching for it is pointless, fighting back that nagging feeling that the portal remains somewhere beyond her Awareness.</text:p>
      <text:p text:style-name="P44"><text:tab/><text:span text:style-name="T335">Didn’t I go down these steps last time?</text:span><text:span text:style-name="T117"> She looks down into the murky depths where the Archives were. </text:span><text:span text:style-name="T335">I guess go back down, but avoid that platform this time… </text:span><text:span text:style-name="T117">And before she can finish her thought, her body has begun its step</text:span><text:span text:style-name="T118">ping</text:span><text:span text:style-name="T117">, stumbl</text:span><text:span text:style-name="T118">ing</text:span><text:span text:style-name="T117">, and other gravity-aided motion</text:span><text:span text:style-name="T118">s </text:span><text:span text:style-name="T119">leading her deeper down the winding stair</text:span><text:span text:style-name="T117">.</text:span></text:p>
      <text:p text:style-name="P44"><text:span text:style-name="T117"><text:tab/></text:span><text:span text:style-name="T120">Again the light never seems to dwindle, no matter how far she descends. </text:span><text:span text:style-name="T336">How bizarre to do this all again.</text:span><text:span text:style-name="T120"> </text:span><text:span text:style-name="T121">Just as before</text:span><text:span text:style-name="T120">, the stairs seem to materialize from the shadows, </text:span><text:span text:style-name="T122">continually stretching downward</text:span><text:span text:style-name="T120"> </text:span><text:span text:style-name="T121">until she reaches the </text:span><text:span text:style-name="T123">violent and abrupt ending next to the Archives’ entrance. She looks once more at the massive gap between her and the continuation of the steps further down. </text:span><text:span text:style-name="T337">If every time I die, I just come back… maybe I </text:span><text:span text:style-name="T473">could</text:span><text:span text:style-name="T337"> try to leap it.</text:span><text:span text:style-name="T123"> She instead enters the Archives. </text:span><text:span text:style-name="T337"><text:s/>Wait! Hold on a minute!</text:span></text:p>
      <text:p text:style-name="P111"/>
      <text:p text:style-name="P111"/>
      <text:p text:style-name="P189">___________</text:p>
      <text:p text:style-name="P188"><text:span text:style-name="T595">The </text:span>Archives</text:p>
      <text:p text:style-name="P111"/>
      <text:p text:style-name="P111"/>
      <text:p text:style-name="P45"><text:soft-page-break/><text:span text:style-name="T123"><text:tab/></text:span><text:span text:style-name="T124">The pale tree, the scattered tomes, the orderly shelves and table, all remain dutifully unmoved, patiently awaiting the return of those who abandoned them in this forgotten chamber. </text:span><text:span text:style-name="T338">I wonder who left this here… Maybe </text:span><text:span text:style-name="T339">it was those two… </text:span><text:span text:style-name="T125">Her eyes fall upon the corpses she discovered </text:span><text:span text:style-name="T126">earlier </text:span><text:span text:style-name="T125">in this aspiring mausoleum. </text:span><text:span text:style-name="T127">Attention leads to thought, thought to action and she moves to investigate the macabre residents of the Archives.</text:span></text:p>
      <text:p text:style-name="P46"><text:span text:style-name="T127"><text:tab/>Eidos first examines the body stretched out before the archway. </text:span><text:span text:style-name="T128">F</text:span><text:span text:style-name="T127">ingers reach to touch it. </text:span><text:span text:style-name="T410">Oh, gross! Can’t I investigate something without having to rub my fingers in it?! </text:span><text:span text:style-name="T165">S</text:span><text:span text:style-name="T127">he discovers that the skin more closely resembles a supple, metallic husk than a leather hide. </text:span><text:span text:style-name="T411">Ugh… w</text:span><text:span text:style-name="T341">hat was this thing, </text:span><text:span text:style-name="T411">anyway</text:span><text:span text:style-name="T341">…? </text:span><text:span text:style-name="T127">Whatever the</text:span><text:span text:style-name="T134">y</text:span><text:span text:style-name="T127"> were, they were decidedly not human.</text:span></text:p>
      <text:p text:style-name="P46"><text:span text:style-name="T127"><text:tab/>Tracing the fallen creature's form with her fingertips, she comes upon a trail of dark, blue fluid.</text:span><text:span text:style-name="T340"> </text:span><text:span text:style-name="T342">Well that’s foul.</text:span><text:span text:style-name="T340"> </text:span><text:span text:style-name="T127">Her eyes follow the curious substance as it leads to the gash that likely ended it. Too neat. </text:span><text:span text:style-name="T129">T</text:span><text:span text:style-name="T127">oo precise. </text:span><text:span text:style-name="T129">T</text:span><text:span text:style-name="T127">oo lonely. </text:span><text:span text:style-name="T129">N</text:span><text:span text:style-name="T127">othing about it suggests a struggle. </text:span><text:span text:style-name="T343">What a terrible way to go. </text:span><text:span text:style-name="T127">The body is also lightly coated with dust—not as much as the steps leading here, but enough to hint at </text:span><text:span text:style-name="T130">a </text:span><text:span text:style-name="T127">lengthy passage of time. Remarkably, though, no visible decay has marred the pale skin. </text:span><text:span text:style-name="T344">Yeah, why isn’t it rotting?</text:span></text:p>
      <text:p text:style-name="P45"><text:span text:style-name="T127"><text:tab/></text:span><text:span text:style-name="T131">Next, she t</text:span><text:span text:style-name="T127">urn</text:span><text:span text:style-name="T131">s</text:span><text:span text:style-name="T127"> her attention to the body slumped against the left wall. </text:span><text:span text:style-name="T132">Here</text:span><text:span text:style-name="T127"> Eidos notices a rather unique feature: the absence of a head. </text:span><text:span text:style-name="T345">That’s pleasant. </text:span><text:span text:style-name="T127">Yet the dissimilarities stop there, for it too is free from decay and likewise possesses a metallic hide. Furthermore, what appeared to be blood smeared upon the wall behind it is, in truth, more of the oily bluish fluid found covering the first body. </text:span><text:span text:style-name="T346">Can’t help but feel pity for the fellas.</text:span></text:p>
      <text:p text:style-name="P45"><text:span text:style-name="T127"><text:tab/></text:span><text:span text:style-name="T133">She</text:span><text:span text:style-name="T127"> steps closer to the streaks of blue on the wall. Oddly, they remain aqueous in nature, simply refusing to dry or even drip to the floor below. </text:span><text:span text:style-name="T347">Gross. </text:span><text:span text:style-name="T127">Bringing her nose closer, a few quick inhalations reveal no discernible smell. </text:span><text:span text:style-name="T348">Was that really necessary?! </text:span><text:span text:style-name="T349">Wait… what is </text:span><text:span text:style-name="T472">that</text:span><text:span text:style-name="T478">? </text:span><text:span text:style-name="T237">This</text:span><text:span text:style-name="T127"> close to the wall, she finally sees it. Not the blood, not the </text:span><text:span text:style-name="T166">creeping branches of the dead tree crawling down the wall</text:span><text:span text:style-name="T127">, but rather the wall itself—or what it </text:span><text:span text:style-name="T167">once </text:span><text:span text:style-name="T127">was, </text:span><text:span text:style-name="T167">at least</text:span><text:span text:style-name="T127">.</text:span></text:p>
      <text:p text:style-name="P45"><text:span text:style-name="T127"><text:tab/>Beneath the blood of the creature, is part of an image. Wiping the blood and dust aside, she sees the faded traces of a fresco. Though aged and worn in places, it looks to be a stylized representation of the tree looming over her. </text:span><text:span text:style-name="T350">Is that what it is? </text:span><text:span text:style-name="T127">Flecks of metallic reflections give the impression that it may once have been illuminated in silver, though it is hard to say for certain.</text:span></text:p>
      <text:p text:style-name="P45"><text:span text:style-name="T127"><text:tab/>Images of people seem to have also been traced, and though their relationship with the wooden giant is </text:span><text:span text:style-name="T168">unclear</text:span><text:span text:style-name="T127">, at least one individual seems to be walking from the tree bearing some kind of seedling—where to is impossible to determine. </text:span><text:span text:style-name="T351">Okay, so there are other trees like this one?</text:span></text:p>
      <text:p text:style-name="P45"><text:span text:style-name="T135"><text:tab/>Curiously, a single human shape adorns the base of the tree, seemingly entangled in its roots. A curvy, feminine form seems to be the tree's </text:span><text:span text:style-name="T169">grisly</text:span><text:span text:style-name="T135"> source of sustenance.</text:span><text:span text:style-name="T351"> </text:span><text:span text:style-name="T352">I sure hope this is metaphorical… </text:span><text:span text:style-name="T135">Scanning up towards the branches, it looks as though there are more figures nestled within, though these have been almost entirely eroded away by time.</text:span></text:p>
      <text:p text:style-name="P45"><text:span text:style-name="T135"><text:tab/>Miraculously, one image remains intact, untouched by entropy's avarice. It is a circle, or halo, crowning the top of the tree. Within this curved shape are a great number of overlapping lines etched into the stone. </text:span><text:span text:style-name="T353">Ah, yet another Glyph, I bet. </text:span><text:span text:style-name="T135">Whatever this symbol is, Eidos does not recognize it. </text:span><text:span text:style-name="T354">Of course not, why would I recognize anything useful?</text:span></text:p>
      <text:p text:style-name="P45"><text:span text:style-name="T136"><text:tab/></text:span><text:span text:style-name="T137">Inspired by the fresco, she moves to investigate the tree. </text:span><text:span text:style-name="T138">Drawing nearer, she soon observes that s</text:span><text:span text:style-name="T136">ome remains of a broken metal fixture in the floor have fused into the bark. </text:span><text:span text:style-name="T139">It appears as though</text:span><text:span text:style-name="T136"> the room was constructed with the plant in mind, but that the growth of the trunk had long since overwhelmed the fixture in its abandonment. </text:span><text:span text:style-name="T355">I’d be upset too if someone tried to chain me down and then left me to rot.</text:span><text:span text:style-name="T136"><text:line-break/><text:tab/>Eidos' eyes are drawn upward as they follow the massive trunk. Its branches stretch out to the vaulted ceiling and beyond as their growth </text:span><text:span text:style-name="T170">was</text:span><text:span text:style-name="T136"> of sufficient force to crack through the stonework above in places. However, this must have happened ages before the current furnishings, as no fallen rubble litters the floor. </text:span><text:span text:style-name="T356">Good point.</text:span></text:p>
      <text:p text:style-name="P45"><text:soft-page-break/><text:span text:style-name="T140"><text:tab/>The wood </text:span><text:span text:style-name="T141">itself </text:span><text:span text:style-name="T140">seems to have petrified, transforming into a pale gray rock fused with sparkling crystalline fragments. These quartz-like specks dot </text:span><text:span text:style-name="T142">its</text:span><text:span text:style-name="T140"> tough bark </text:span><text:span text:style-name="T142">as well as its</text:span><text:span text:style-name="T140"> flesh, like a glassy pox. Perhaps more remarkable is that there are unmistakable wounds in the tree, as though it were struck with some kind of weapon or cutting tool. Dimly glowing emerald gashes—</text:span><text:span text:style-name="T171">most superficial, but one thin and deep—</text:span><text:span text:style-name="T140">in both trunk and root indicate how this plant may have been struck into oblivion. </text:span><text:span text:style-name="T143">Their precision bears a striking resemblance to the blows that ended the corpses over yonder. </text:span><text:span text:style-name="T357">Whatever it was that did all this damage, please keep me far from it.</text:span></text:p>
      <text:p text:style-name="P45"><text:span text:style-name="T144"><text:tab/></text:span><text:span text:style-name="T145">On her way back to the archway with the corpses, Eidos passes a number of shelves and tables overflowing with tomes. </text:span><text:span text:style-name="T358">I wonder what’s in those… </text:span><text:span text:style-name="T145">Carefully brushing thick layers of dust from the bindings, Eidos attempts to read the titles. Alas, tome after tome, shelf after shelf, all of the surviving texts seem to elude her ken. </text:span><text:span text:style-name="T359">Maybe if I could find some </text:span><text:span text:style-name="T360">drawings</text:span><text:span text:style-name="T359"> instead… </text:span><text:span text:style-name="T145">But it is not merely a matter of comprehension. In fact, absorbing this information requires that her mind be altered, such that order may come to the chaotic characters strewn about the page. </text:span><text:span text:style-name="T361">I assume that means it’s no use staring at these any longer.</text:span></text:p>
      <text:p text:style-name="P45"><text:span text:style-name="T146"><text:tab/></text:span><text:span text:style-name="T147">Not one to let a crushing failure deter her, she stare</text:span><text:span text:style-name="T156">s</text:span><text:span text:style-name="T147"> blankly at the books for quite some time. </text:span><text:span text:style-name="T362">Is this necessary? I already know I can’t read it… </text:span><text:span text:style-name="T148">Obstinacy beyond all imagination leads her to remain here for hours, vainly trying to make sense of this complex web of information. </text:span><text:span text:style-name="T362">Fine. I’ll leave when I leave.</text:span><text:span text:style-name="T148"> Finally realizing the error of her ways, Eidos moves to explore the </text:span><text:span text:style-name="T151">arch</text:span><text:span text:style-name="T148">way the corpses </text:span><text:span text:style-name="T149">use as their makeshift grave. </text:span><text:span text:style-name="T363">Is this a good idea? I mean, what if what did that to them does th</text:span><text:span text:style-name="T364">e same</text:span><text:span text:style-name="T363"> to me…?</text:span></text:p>
      <text:p text:style-name="P48"><text:span text:style-name="T150"><text:tab/></text:span><text:span text:style-name="T153">Arriving at the archway, she sees it connects this room with another via a shorter corridor. </text:span><text:span text:style-name="T150">With each subsequent step, Eidos gains in proximity to the wash of green illumination </text:span><text:span text:style-name="T154">the far-side room </text:span><text:span text:style-name="T155">exudes</text:span><text:span text:style-name="T150">. </text:span><text:span text:style-name="T413">Oh, come on! </text:span><text:span text:style-name="T412">It’s </text:span><text:span text:style-name="T474">green </text:span><text:span text:style-name="T479">light! The exact same color as those gashes! </text:span><text:span text:style-name="T150">The light has a vivid quality to it; its softly pulsating glow </text:span><text:span text:style-name="T171">even </text:span><text:span text:style-name="T150">seems to mimic the periodic breaths of some unnatural beast. </text:span><text:span text:style-name="T479">Oh</text:span><text:span text:style-name="T364">, I don’t like this one bit...</text:span><text:span text:style-name="T150"><text:line-break/><text:tab/></text:span><text:span text:style-name="T152">She</text:span><text:span text:style-name="T150"> inches ever closer until she reaches the mouth at the end of the corridor, pouring out into the next chamber.</text:span></text:p>
      <text:p text:style-name="P112"/>
      <text:p text:style-name="P112"/>
      <text:p text:style-name="P123">_____________</text:p>
      <text:p text:style-name="P132">Luin’s Chamber</text:p>
      <text:p text:style-name="P112"/>
      <text:p text:style-name="P112"/>
      <text:p text:style-name="P71"><text:span text:style-name="T542"><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365">All right, this isn’t quite as bad as I had anticipated… </text:span><text:span text:style-name="T366">but what is that?</text:span></text:p>
      <text:p text:style-name="P71"><text:tab/><text:span text:style-name="T584">G</text:span>aze now set upon the middle of the room, she sees the emerald light pervading the <text:span text:style-name="T543">area</text:span> emanates from a crystal. The shimmering object is suspended midair, as though in some invisible, viscous fluid. Beyond it, a familiar dark glass adorns the wall, embedded chest-high at one of the intersections to the myriad reflective tiles. <text:span text:style-name="T367">That’s </text:span><text:span text:style-name="T414">like the thing </text:span><text:span text:style-name="T367">where I met the wolf…</text:span></text:p>
      <text:p text:style-name="P72"><text:span text:style-name="T544"><text:tab/>Feet shift towards the crystal, entranced by its rhythmic pulsations. </text:span><text:span text:style-name="T368">What is this thing? </text:span><text:span text:style-name="T544">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369">It’s like some murderous child is possessing this thing! Get it away from me!</text:span></text:p>
      <text:p text:style-name="P72"><text:soft-page-break/><text:span text:style-name="T545"><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369">The further away from that thing, the better!</text:span><text:span text:style-name="T545">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72"><text:tab/><text:span text:style-name="T546">Finally remembering to breathe, she slumps against the wall, tightly knotted muscles seeming to unravel in unison. Vision now holds the edge of the dark glass, nestled not too high above her. </text:span><text:span text:style-name="T370">I suppose I’m going to have to look into that thing.</text:span></text:p>
      <text:p text:style-name="P72"><text:span text:style-name="T547"><text:tab/>She rises, soon confronted by herself, reflected within the inky mirror. </text:span><text:span text:style-name="T370">The frame, the glass, the reflection, it’s all the same.</text:span><text:span text:style-name="T547">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72"/>
      <text:p text:style-name="P72"><text:tab/>“<text:span text:style-name="T572">Eidos? Kolet es nasi? Es nole nami, Luin! Kamika lasinu stike nin naka?</text:span>” <text:span text:style-name="T552">come the words, both mellifluous and childish in equal measure.</text:span></text:p>
      <text:p text:style-name="P72"><text:tab/>“<text:span text:style-name="T553">I can’t understand you. </text:span>What <text:span text:style-name="T553">do you mean</text:span>?” <text:span text:style-name="T552">Eidos replies. </text:span><text:span text:style-name="T415">Or better yet, are you dangerous?</text:span></text:p>
      <text:p text:style-name="P72"><text:tab/><text:span text:style-name="T552">The youth simply smiles and points behind Eidos excitedly adding, “</text:span><text:span text:style-name="T573">Ala marrymy?! Ysiryr Workshop ja adass Tusksikirjoi on Vanargand! Tensit valetut kaitasin stinope, jouta mevoi namen leitaka kapas sloy!”</text:span></text:p>
      <text:p text:style-name="P72"/>
      <text:p text:style-name="P72"><text:tab/><text:span text:style-name="T548">Eidos leaves the incomprehensible youth alone in the mirror. Its image does not fade, like the wolf, however. The child simply sings and plays occasionally looking back at Eidos and eagerly encouraging her to move. </text:span><text:span text:style-name="T371">But move to what?</text:span><text:span text:style-name="T548"> Its hands point away from the glass. </text:span><text:span text:style-name="T371">The crystal? Please not there! No, it’s point</text:span><text:span text:style-name="T416">ing</text:span><text:span text:style-name="T371"> toward the door! Let’s go to the door and leave this place!</text:span></text:p>
      <text:p text:style-name="P72"><text:span text:style-name="T548"><text:tab/>Feet chart their course for the crystal, bringing her within arm’s reach of it. </text:span><text:span text:style-name="T371">No! This thing is too dangerous!</text:span><text:span text:style-name="T548"> Her hand searches for the crystal’s surface. </text:span><text:span text:style-name="T371">Why?! Why can’t I control anything?!</text:span><text:span text:style-name="T548"> Contact renewed, the same volatile mix of emotions fills her. </text:span><text:span text:style-name="T371">Why…?</text:span><text:span text:style-name="T548"> It resonates with something deep inside her, something bearing a great likeness to it. And then…</text:span></text:p>
      <text:p text:style-name="P7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3"><text:tab/>Calling to mind the Glyph of Fenrir, Eidos executes her Extraction Techne. <text:span text:style-name="T417">My what… </text:span>A<text:span text:style-name="T549">n agonizing</text:span> shock travels down her spine, spreading out like ink on fabric. Then a name—'Luin'—resounds in Eidos' mind and the eldritch <text:span text:style-name="T587">crystal</text:span> <text:span text:style-name="T550">soon mutates </text:span>into an emerald sword <text:span text:style-name="T586">and shield</text:span>—a vision of her new talent, the reward for her current pain… <text:span text:style-name="T372">Enough!</text:span></text:p>
      <text:p text:style-name="P73"><text:span text:style-name="T372"><text:tab/></text:span><text:span text:style-name="T551">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80"><text:tab/>Then, pain. <text:span text:style-name="T554">Pure and unadulterated. </text:span>All else disappears. She writhes upon the ground, an agony of soul and flesh assailing her.</text:p>
      <text:p text:style-name="P80"><text:tab/><text:span text:style-name="T585">Then, a</text:span>nother flash of searing pain grips her <text:span text:style-name="T585">mind</text:span> and <text:span text:style-name="T585">body</text:span>. She convulses wildly, as an uncontrollable lust for violence wells up within her. Death, destruction, yet no ill will beyond them. Slaughter, annihilation, yet no evil intent behind them.</text:p>
      <text:p text:style-name="P73"><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73"><text:soft-page-break/><text:span text:style-name="T551"><text:tab/>She releases the crystal, now inert, and watches as it slowly glides to the ground performing a final transformation into a shattered mess of a thousand scattered shards, the destructive preamble to its violent future. </text:span><text:span text:style-name="T375">Is it… over?</text:span></text:p>
      <text:p text:style-name="P73"><text:tab/>Eidos looks once more upon the tetrahedral chamber where Luin once dwelt. <text:span text:style-name="T373">Who is Luin? The </text:span><text:span text:style-name="T418">s</text:span><text:span text:style-name="T373">word/</text:span><text:span text:style-name="T418">shield thing</text:span><text:span text:style-name="T373">? </text:span><text:span text:style-name="T374">The kid? </text:span>The room is now dark, empty and devoid of life. Though inanimate, it feels as though this room, this prison, is ushering her out; its wordless exhortations simultaneously thank her and beg her to use her new talents with great urgency. <text:span text:style-name="T376">I gotta get out of here… Please </text:span><text:span text:style-name="T377">body, let me leave.</text:span></text:p>
      <text:p text:style-name="P73"><text:span text:style-name="T377"><text:tab/></text:span><text:span text:style-name="T555">Feet then begin to shuffle towards the door.</text:span></text:p>
      <text:p text:style-name="P74"><text:tab/></text:p>
      <text:p text:style-name="P113"/>
      <text:p text:style-name="P124">___________</text:p>
      <text:p text:style-name="P131"><text:span text:style-name="T595">The </text:span>Archives</text:p>
      <text:p text:style-name="P113"/>
      <text:p text:style-name="P113"/>
      <text:p text:style-name="P91"><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74"><text:tab/><text:span text:style-name="T556">Stepping</text:span> upon it <text:span text:style-name="T556">once again</text:span>, the violet glow strengthens, tracing the curves of the Glyph etched into its surface. <text:span text:style-name="T419">What? So I can go get killed by the sentry again? </text:span>A slow rumble and it begins to levitate, taking her skywards, up through the invisible shaft hidden among the ceiling's shadows. <text:span text:style-name="T419">Sure, why not?</text:span></text:p>
      <text:p text:style-name="P74"/>
      <text:p text:style-name="P137"/>
      <text:p text:style-name="P137">________________</text:p>
      <text:p text:style-name="P144"><text:span text:style-name="T244">The </text:span><text:span text:style-name="T319">Hall of Sentries</text:span></text:p>
      <text:p text:style-name="P140"/>
      <text:p text:style-name="P140"/>
      <text:p text:style-name="P75"><text:tab/>The floating platform speeds up through the shaft, bathing Eidos in stale air as she rushes towards <text:span text:style-name="T532">this little</text:span> journey's terminus. Slowing to a halt, she emerges <text:span text:style-name="T534">up </text:span>from the ground <text:span text:style-name="T533">and</text:span> into a shadowy alcove within a narrow hall.<text:span text:style-name="T320"> </text:span><text:span text:style-name="T378">This I’m used to. I just hope I don’t find anymore surprises like that weird crystal.</text:span></text:p>
      <text:p text:style-name="P81"><text:span text:style-name="T557"><text:tab/>The familiar narrow hallway and its resident sentry silently greet Eidos with their gaze as her first footfalls echo through the hall. She steps from the platform, out from the alcove and towards the sentry. </text:span><text:span text:style-name="T379">That sounds like a bad idea! That thing killed me before.</text:span><text:span text:style-name="T558"> She moves with confidence, knowing she now has a powerful ally, its ability to deal with creatures of this nature confirmed by the corpses littering its doorstep. </text:span><text:span text:style-name="T380">Wait… so those things down there </text:span><text:span text:style-name="T475">were</text:span><text:span text:style-name="T380"> sentries? And that thing I just… absorbed… killed them?</text:span></text:p>
      <text:p text:style-name="P75"><text:span text:style-name="T559"><text:tab/>Soon, the guardian turns to meet her with its stiff, stuttering motion. It raises its spear, soon gripping it firmly with both hands. It yet seems unwilling to let her pass. But this does not deter the intrepid Eidos. </text:span><text:span text:style-name="T381">I hope this sword </text:span><text:span text:style-name="T420">and shield thing </text:span><text:span text:style-name="T381">works… </text:span></text:p>
      <text:p text:style-name="P92"><text:tab/>Its jittery jaw repeats the same incomprehensible phrase from before. Yet, something familiar about its words, beyond the obvious, strikes Eidos.</text:p>
      <text:p text:style-name="P75"/>
      <text:p text:style-name="P75"><text:tab/><text:span text:style-name="T572">“Nole lanipahoi. En voi tatan atohi latal latava. Nole vahy katanya isinkata.”</text:span> <text:span text:style-name="T560">Every word, every syllable, is uttered exactly as before, not a single variation.</text:span></text:p>
      <text:p text:style-name="P75"><text:soft-page-break/><text:tab/>“Stand aside and let me through; there is no need for violence,” <text:span text:style-name="T561">she replies. </text:span><text:span text:style-name="T421">No, I didn… Oh, whatever.</text:span></text:p>
      <text:p text:style-name="P75"/>
      <text:p text:style-name="P75"><text:tab/><text:span text:style-name="T561">The sentry replies only with its silence. </text:span><text:span text:style-name="T382">I think this creature… it speaks just like that child in the dark glass down in the Archives. </text:span><text:span text:style-name="T562">Eidos moves, slowly inching forward. She wants to see if she can just walk past the creature.</text:span></text:p>
      <text:p text:style-name="P76"><text:tab/>The sentry engages with a flurry of stabs, all invisible to Eidos. <text:span text:style-name="T588">But then, for the briefest instant, the world shines green. </text:span>Luin, taking the form of a sword, has deflected all of the pinpoint strikes. <text:span text:style-name="T383">Yes! At least the terrible pain was worth it! Now I can defend myself!</text:span><text:line-break/><text:tab/>Suddenly, a bloodlust wells up within her, almost certainly originating from her emerald ally.<text:span text:style-name="T244"> </text:span><text:span text:style-name="T384">Oh no.</text:span><text:span text:style-name="T244"> </text:span>She leaps forward for a counter-offensive. The sentry, however, appears to have anticipated the strategy, <text:span text:style-name="T563">already in </text:span>a defensive stance, spear upraised, ready to block. Yet it blocks nothing as Luin cleaves <text:span text:style-name="T564">everything</text:span>, ripping through the spear and sentry alike, as though through empty space.<text:line-break/><text:tab/>A geyser of blue blood showers the surrounding bas reliefs, giving them a grim makeover. <text:span text:style-name="T565">The sentry falls to its knees. Despite the unrestrained torrent of blood from its torso, the dispassionate look on its face seems to suggest that all is as it should be. Mere moments later, it completes the fall, cold lips now kissing a cold floor.</text:span></text:p>
      <text:p text:style-name="P76"><text:span text:style-name="T565"><text:tab/>The corpse of the slain sentry now lies in a pool of viscous, blue fluid, appearing as lifeless as the reliefs lining this narrow hall. Eidos' path is unobstructed. </text:span><text:span text:style-name="T385">Is it over? </text:span><text:span text:style-name="T386">Am I free to go?</text:span><text:span text:style-name="T566"> Her feet soon shuffle her through the door the sentry failed to protect.</text:span></text:p>
      <text:p text:style-name="P106"/>
      <text:p text:style-name="P164">A <text:span text:style-name="T567">Rusty Traveler</text:span></text:p>
      <text:p text:style-name="P114"/>
      <text:p text:style-name="P114"/>
      <text:p text:style-name="P125">_______________</text:p>
      <text:p text:style-name="P114">The A<text:span text:style-name="T567">ntec</text:span>hamber</text:p>
      <text:p text:style-name="P114"/>
      <text:p text:style-name="P114"/>
      <text:p text:style-name="P147"><text:span text:style-name="T382"><text:tab/></text:span><text:span text:style-name="T17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387"> </text:span><text:span text:style-name="T422">Yeah, okay, don’t wanna know what’s on the other side of that thing</text:span><text:span text:style-name="T388">…</text:span><text:span text:style-name="T387"> </text:span><text:span text:style-name="T172">At the far end of the room is a rather ominous set of stairs, winding itself upwards into darkness. The only remaining pathway exiting this chamber is back whence she came, to the one leading deeper into the bowels of the edifice.</text:span></text:p>
      <text:p text:style-name="P93"><text:tab/>Suspiciously conspicuous is the writing crudely scratched into the floor <text:span text:style-name="T568">near one of the chamber’s corners</text:span>—large, bold letters, with shapes somewhat discernible even from this distance. <text:span text:style-name="T389">Now </text:span><text:span text:style-name="T480">that</text:span><text:span text:style-name="T389"> I wouldn’t mind looking at—even though it’ll probably be similar to those books downstairs.</text:span><text:span text:style-name="T569"> She moves toward the corner in question, reaching it in a few strides. Then, crouching down to scrutinize the characters, all Eidos can determine is that the writing's contents are inscrutable to her. </text:span><text:span text:style-name="T390">I figured as much. I wonder where I can learn to read that… </text:span><text:span text:style-name="T569">The language may be ancient, modern or just plain gibberish, hard to say which. </text:span><text:span text:style-name="T390">It probably would’ve helped me talk with that </text:span><text:span text:style-name="T423">little green</text:span><text:span text:style-name="T390"> fellow—‘Luin’ was it?</text:span><text:span text:style-name="T569"> What is certain is that in her current state of ignorance, Eidos finds herself ill-equipped for the task of deciphering the script. </text:span><text:span text:style-name="T391">Wait, how is it that I couldn’t talk to the sword, but I could talk to the wolf…?</text:span></text:p>
      <text:p text:style-name="P148"><text:span text:style-name="T173"><text:tab/></text:span><text:span text:style-name="T174">Restless feet carry her towards the portcullis. </text:span><text:span text:style-name="T392">Oh, for the love of… </text:span><text:span text:style-name="T174">The portcullis, large and of metallic construction as it is, promises to resist motion with all the might of gravity—its </text:span><text:span text:style-name="T175">indefatigable</text:span><text:span text:style-name="T174"> ally. Peering through its checkered apertures, Eidos’ eyes overcome the barrier that would thwart her Falseflesh’s progress. Beyond it is a lengthy bridge, scaled like a shimmering serpent, slithering across the chasm it overlooks. </text:span><text:span text:style-name="T393">Such an austere beauty </text:span><text:span text:style-name="T394">to that chasm… </text:span></text:p>
      <text:p text:style-name="P77"><text:span text:style-name="T570"><text:tab/>The serpentine bridge seems to terminate at a similar gateway, at the opposite end of the chasm, though no portcullis obstructs passage there. </text:span><text:span text:style-name="T395">And I have no desire to find out why. </text:span><text:span text:style-name="T570">To the left of the portcullis seems to be an apparatus or mechanism by which it is lifted through some trick of magic or artifice—likely related to the inert crystal it houses. </text:span><text:span text:style-name="T396">Best leave this alone; I don’t need anymore repetitions of what happened down in the Archives…</text:span></text:p>
      <text:p text:style-name="P149"><text:span text:style-name="T396"><text:tab/></text:span><text:span text:style-name="T176">Her hands reach for the crystal. </text:span><text:span text:style-name="T397">N</text:span><text:span text:style-name="T426">o</text:span><text:span text:style-name="T397">! W</text:span><text:span text:style-name="T427">hy</text:span><text:span text:style-name="T397">, body</text:span><text:span text:style-name="T427">?</text:span><text:span text:style-name="T397">! You always </text:span><text:span text:style-name="T424">do the opposite of what I think!</text:span><text:span text:style-name="T397"> </text:span><text:span text:style-name="T428">But wait, then</text:span><text:span text:style-name="T397"> all I have to do is think the opposite of what I want! </text:span><text:span text:style-name="T425">I’ll control you yet, </text:span><text:span text:style-name="T428">body</text:span><text:span text:style-name="T425">! </text:span><text:span text:style-name="T397"><text:s/></text:span><text:span text:style-name="T176">The crystal is as it seemed: inert, devoid of any energy. It is likely used to power the portcullis mechanism, given its proximity to the gate. But dead it is and so it shall remain, as Eidos lacks the means to revive it.</text:span></text:p>
      <text:p text:style-name="P150"><text:span text:style-name="T17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8">likewise</text:span><text:span text:style-name="T177"> natural light seeping in through an opening at t</text:span><text:span text:style-name="T179">he stairs’</text:span><text:span text:style-name="T177"> zenith.</text:span></text:p>
      <text:p text:style-name="P82"><text:span text:style-name="T571"><text:tab/>She begins her climb. Step summing upon step, an apparently unending ascension skywards tries Eidos' patience, stretching it to a hair's breadth. </text:span><text:span text:style-name="T429">This </text:span><text:span text:style-name="T476">is</text:span><text:span text:style-name="T429"> taking forever. </text:span><text:span text:style-name="T571">That she makes her way up is clear; that there is any reward in this climb remains a mystery.</text:span></text:p>
      <text:p text:style-name="P167"><text:tab/>But as she presses on, the passage seems to get ever warmer, and in time, she reaches the top—evidenced by the now-visible portal inviting her to exit the indifferent infinity of stairs.</text:p>
      <text:p text:style-name="P115"><text:soft-page-break/></text:p>
      <text:p text:style-name="P115"/>
      <text:p text:style-name="P126">_______</text:p>
      <text:p text:style-name="P133">Tacriba</text:p>
      <text:p text:style-name="P115"/>
      <text:p text:style-name="P115"/>
      <text:p text:style-name="P78"><text:span text:style-name="T382"><text:tab/></text:span><text:span text:style-name="T561">Eidos scans the ruins now making up her surroundings, witnessing the remains of what once was a bustling town. Though the place appears to have lain deserted for uncounted centuries, the buildings yet stand, all but unscathed by the passage of time. </text:span><text:span text:style-name="T430">The buildings may be untouched, but the courtyard seems pretty touched, if you ask me...</text:span></text:p>
      <text:p text:style-name="P94"><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431">Now, how did these things get here? </text:span>As she walks by, these jagged fangs seem to shimmer in the meager light of the environs.</text:p>
      <text:p text:style-name="P16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152"><text:span text:style-name="T180"><text:tab/></text:span><text:span text:style-name="T432">Maybe I should take a look around the town.</text:span><text:span text:style-name="T181"> </text:span><text:span text:style-name="T182">She moves toward the exit. </text:span><text:span text:style-name="T433">Excellent. All according to plan.</text:span></text:p>
      <text:p text:style-name="P116"/>
      <text:p text:style-name="P116"/>
      <text:p text:style-name="P127">_______________</text:p>
      <text:p text:style-name="P134">T<text:span text:style-name="T590">he Jenowin Plain</text:span></text:p>
      <text:p text:style-name="P116"/>
      <text:p text:style-name="P116"/>
      <text:p text:style-name="P96"><text:span text:style-name="T24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434">What perilous places will my body take me to now?</text:span></text:p>
      <text:p text:style-name="P153"><text:span text:style-name="T434"><text:tab/></text:span><text:span text:style-name="T18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434"> </text:span><text:span text:style-name="T435">Clearly some place I’ll end up going.</text:span><text:span text:style-name="T434"> </text:span><text:span text:style-name="T183">Extending forth from the mountain's belly are arching supports bearing aqueducts—one reaching her current location and the other crawling eastward. </text:span><text:span text:style-name="T436">Aren’t aqueducts supposed to carry water? Wh</text:span><text:span text:style-name="T438">y didn’t I see any in that building I came from</text:span><text:span text:style-name="T437">?</text:span></text:p>
      <text:p text:style-name="P153"><text:span text:style-name="T180"><text:tab/>Eidos' eye follows this eastbound aqueduct across the horizon as it leads to a distant settlement. Whatever buildings might lie within, though, are hidden by a high wall—save the shimmering silver spire thrusting i</text:span><text:span text:style-name="T184">nto the sky</text:span><text:span text:style-name="T180"> like a silent threat to the gods. The spire </text:span><text:span text:style-name="T185">coolly </text:span><text:span text:style-name="T180">deflects </text:span><text:span text:style-name="T185">the sun’s angry</text:span><text:span text:style-name="T180"> a</text:span><text:span text:style-name="T185">ttacks</text:span><text:span text:style-name="T180"> across the dry plain</text:span><text:span text:style-name="T185"> in a disinterested and unintentional </text:span><text:span text:style-name="T186">act of </text:span><text:span text:style-name="T185">defiance</text:span><text:span text:style-name="T180">.</text:span><text:span text:style-name="T187"> </text:span><text:span text:style-name="T439">Damn that thing is bright; it’s burning my eyes just looking at it.</text:span></text:p>
      <text:p text:style-name="P153"><text:span text:style-name="T439"><text:tab/></text:span><text:span text:style-name="T187">Past the towering spire, another architectural marvel spans a vast canyon. It appears to be a bridge of some sort. Lacking supports above or beneath, it is as an image frozen in time. </text:span><text:span text:style-name="T440">It also looks just like that one by the portcullis… just bigger.</text:span></text:p>
      <text:p text:style-name="P153"><text:soft-page-break/><text:span text:style-name="T18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441">And another dangerous place my body will inevitably take me…</text:span></text:p>
      <text:p text:style-name="P153"><text:span text:style-name="T18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442">Then to the spire it is.</text:span></text:p>
      <text:p text:style-name="P95"><text:tab/>She walks across the burning span of desert, one labored step after the next. Diminutive dust clouds dance with her feet at every step. Their combined masses join to form a wispy cape heralding her approach.<text:tab/></text:p>
      <text:p text:style-name="P151"><text:span text:style-name="T18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90">irage</text:span><text:span text:style-name="T180"> born of heat and thirst. </text:span><text:span text:style-name="T443">Either way, I don’t much like it… </text:span><text:span text:style-name="T444">so, let’s go investigate…</text:span></text:p>
      <text:p text:style-name="P151"><text:span text:style-name="T444"><text:tab/></text:span><text:span text:style-name="T191">Eidos strides with renewed vigor across the sand towards the flickering shape. </text:span><text:span text:style-name="T445">Dammit, no! You’re supposed to do the opposite of what I think! </text:span><text:span text:style-name="T19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92">a</text:span><text:span text:style-name="T191"> wide-brimmed hat obscures its features.</text:span></text:p>
      <text:p text:style-name="P151"><text:span text:style-name="T191"><text:tab/>About ten strides from Eidos, it raises its head to look upon her </text:span><text:span text:style-name="T194">and speaks with something between a squawk and a song.</text:span></text:p>
      <text:p text:style-name="P170"/>
      <text:p text:style-name="P170"><text:tab/>“Well, well. I'd expected Viracocha to rebel in time, if only in part. But I must say, I didn't anticipate you... Tell me what they named you.”</text:p>
      <text:p text:style-name="P151"><text:span text:style-name="T191"><text:tab/>“My name is Eidos,” </text:span><text:span text:style-name="T214">she replies. </text:span><text:span text:style-name="T450">Yeah, but who are you? And who is ‘Viracocha’?</text:span></text:p>
      <text:p text:style-name="P151"><text:span text:style-name="T215"><text:tab/></text:span><text:span text:style-name="T216">Arching an eyebrow, he continues, </text:span><text:span text:style-name="T215">“Curious that you give it so freely, not that resistance would do you much good. But if 'Eidos' is what they call you, perhaps that'll do. Where are you going, Eidos?”</text:span></text:p>
      <text:p text:style-name="P151"><text:span text:style-name="T215"><text:tab/>“I travel to the tower.” </text:span><text:span text:style-name="T451">Maybe we shouldn’t tell him too much… until we know why he’s asking all these questions.</text:span></text:p>
      <text:p text:style-name="P171"><text:tab/>“Oh, no. This will not do… I must insist that you make for the Duskfang mountains instead.”</text:p>
      <text:p text:style-name="P156"><text:span text:style-name="T217"><text:tab/></text:span><text:span text:style-name="T218">But she staunchly repeats, </text:span><text:span text:style-name="T217">“</text:span><text:span text:style-name="T215">I travel to the tower,” </text:span><text:span text:style-name="T218">soon adding, “And </text:span><text:span text:style-name="T215">I intend to stay on the path I've chosen.” </text:span><text:span text:style-name="T452">Okay, maybe not a great idea to anger the weird desert traveler…</text:span></text:p>
      <text:p text:style-name="P157"><text:span text:style-name="T452"><text:tab/>“</text:span><text:span text:style-name="T219">Ah, but dear Eidos,” </text:span><text:span text:style-name="T220">he says mockingly, “</text:span><text:span text:style-name="T219">you have no will, no memory, no meaning.”</text:span></text:p>
      <text:p text:style-name="P172"/>
      <text:p text:style-name="P158"><text:span text:style-name="T219"><text:tab/></text:span><text:span text:style-name="T209">Suddenly, he locks Eidos in his gaze and she falls into the void of his dark pupils. She witnesses the traveler’s form burst into an exodus of myriad crows scattering from a clean-picked s</text:span><text:span text:style-name="T221">keleton</text:span><text:span text:style-name="T209">. They circle about blotting out the blood-red sky with t</text:span><text:span text:style-name="T221">heir</text:span><text:span text:style-name="T209"> infinite blackness. A</text:span><text:span text:style-name="T222">nd s</text:span><text:span text:style-name="T209">oon, they all coalesce into a massive inky hand, writhing </text:span><text:span text:style-name="T210">like a man in his death throes.</text:span></text:p>
      <text:p text:style-name="P158"><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73"/>
      <text:p text:style-name="P157"><text:span text:style-name="T219"><text:tab/>“You will do as I say,” </text:span><text:span text:style-name="T223">he continues as though nothing has just happened.</text:span><text:span text:style-name="T219"> “You will go to the Duskfang mountains. You will go to the township of Dazir. And you will not stop until you either reach your destination, or perish in the attempt…”</text:span></text:p>
      <text:p text:style-name="P157"><text:span text:style-name="T219"><text:tab/></text:span><text:span text:style-name="T224">Frantically examining herself for injuries, she finds no damage, no signs of harm at all. Then glaring at the stranger defiantly, she asserts her free will one last time, “I'm afraid I must forge my own path.” And moving to leave, adds, “Farewell, stranger.”</text:span></text:p>
      <text:p text:style-name="P157"><text:soft-page-break/><text:span text:style-name="T224"><text:tab/></text:span><text:span text:style-name="T191"><text:tab/></text:span></text:p>
      <text:p text:style-name="P151"><text:span text:style-name="T191"><text:tab/></text:span><text:span text:style-name="T225">With a knowing smirk, the rusty traveler simply turns and begins to walk away.</text:span></text:p>
      <text:p text:style-name="P154"><text:span text:style-name="T191"><text:tab/></text:span><text:span text:style-name="T446">Am I glad that’s over; what a creep! </text:span><text:span text:style-name="T191">Eidos, </text:span><text:span text:style-name="T226">unnerved but still determined,</text:span><text:span text:style-name="T191"> sets off across the desert plain toward the </text:span><text:span text:style-name="T227">Duskfang </text:span><text:span text:style-name="T191">mountain</text:span><text:span text:style-name="T227">s, to the</text:span><text:span text:style-name="T191"> township of Dazir. </text:span><text:span text:style-name="T447">Wait, wasn’t I supposed to go to the… No, I must’ve misremembered.</text:span></text:p>
      <text:p text:style-name="P159"><text:span text:style-name="T589"><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453">Yeah, I am pretty tired. </text:span><text:span text:style-name="T589">Her mind rests as her feet drag her towards… </text:span><text:span text:style-name="T454">Maybe I can just close my eyes… </text:span><text:span text:style-name="T455">just for a little bit.</text:span></text:p>
      <text:p text:style-name="P159"/>
      <text:p text:style-name="P49"><text:tab/></text:p>
      <text:p text:style-name="P117"/>
      <text:p text:style-name="P166"><text:span text:style-name="T592">A </text:span><text:span text:style-name="T594">M</text:span><text:span text:style-name="T593">odest Proposal</text:span></text:p>
      <text:p text:style-name="P107"/>
      <text:p text:style-name="P107"/>
      <text:p text:style-name="P128">_______________</text:p>
      <text:p text:style-name="P186">The Mage’s Abode</text:p>
      <text:p text:style-name="P117"/>
      <text:p text:style-name="P117"/>
      <text:p text:style-name="P97"><text:span text:style-name="T244"><text:tab/></text:span><text:span text:style-name="T591">Linen sheets tickle fingertips. Beads of sweat rest precariously on a forehead. A dozen tendrils of candle smoke weave their way into a nose. Two sticks chatter and echo as they gently knock against each other. But above all...</text:span></text:p>
      <text:p text:style-name="P183"><text:tab/><text:span text:style-name="T228">Thirst.</text:span></text:p>
      <text:p text:style-name="P183"><text:span text:style-name="T228"><text:tab/>A dryness of throat that would make desert sand seem moist.</text:span></text:p>
      <text:p text:style-name="P183"><text:span text:style-name="T228"><text:tab/>Unbearable, unrelenting thirst.</text:span></text:p>
      <text:p text:style-name="P183"><text:span text:style-name="T22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9">as her eyes </text:span><text:span text:style-name="T230">begin to </text:span><text:span text:style-name="T229">focus</text:span><text:span text:style-name="T228">. Rocking near her in a chair is an elderly woman, calmly and conscientiously knitting.</text:span></text:p>
      <text:p text:style-name="P183"><text:span text:style-name="T228"><text:tab/>As Eidos stirs, the woman suddenly looks up with a startled expression. But her surprise-contorted features soon ease into a timeworn smile of unparalleled kindness, framed in the wrinkles wrought from decades of caring for others.</text:span></text:p>
      <text:p text:style-name="P183"><text:span text:style-name="T228"/></text:p>
      <text:p text:style-name="P183"><text:span text:style-name="T228"><text:tab/></text:span></text:p>
      <text:p text:style-name="P183"><text:span text:style-name="T228"><text:tab/>“Biracul be praised!” </text:span><text:span text:style-name="T231">she quietly intones. “So, you're finally coming around… I feared we had lost you for good.”</text:span></text:p>
      <text:p text:style-name="P183"><text:span text:style-name="T231"><text:tab/></text:span><text:span text:style-name="T232">Suddenly taking on a cautionary tone, she warns, “Now, don't try to move just yet! Your time in the Jenowin Plain has fevered your blood and robbed your brain of water!”</text:span></text:p>
      <text:p text:style-name="P183"><text:span text:style-name="T232"><text:tab/></text:span><text:span text:style-name="T228">Eidos raises her head and attempts to speak, only managing to produce an indecipherable rasp. The woman quickly pours a cup of water from a clay decanter and hands it to her. Overwhelmed by the sudden memory of thirst, Eidos drinks deeply.</text:span></text:p>
      <text:p text:style-name="P183"><text:span text:style-name="T228"><text:tab/>“Careful now child! Drink it slowly… You should listen to old Rada; she's brought back many folk that have been Jinn-struck on the plain, </text:span><text:span text:style-name="T233">after all</text:span><text:span text:style-name="T228">!”</text:span></text:p>
      <text:p text:style-name="P183"><text:span text:style-name="T228"><text:tab/></text:span><text:span text:style-name="T234">Finishing her water, Eidos </text:span><text:span text:style-name="T235">gratefully</text:span><text:span text:style-name="T234"> replies, “Thank you for saving my life.” </text:span><text:span text:style-name="T597">Why? I’d probably just come back to life anyway.</text:span><text:span text:style-name="T228"><text:tab/></text:span></text:p>
      <text:p text:style-name="P178"><text:tab/><text:span text:style-name="T598">A great smile adds a few more folds to Rada’s weathered face. </text:span>“I accept your thanks! But even as mere loremasters in the eyes of Biracul, what manner of people would Dazirans be if we didn't aid a sister in need?!” <text:span text:style-name="T599">She thumbs her and gives Eidos a wink. “Tambul may be known for their courtesy, but they sure as Suyutis love goats don't have a monopoly on it!”</text:span></text:p>
      <text:p text:style-name="P177"><text:tab/><text:span text:style-name="T600">Eidos smiles, too. </text:span><text:span text:style-name="T456">True, the old woman’s positivity </text:span><text:span text:style-name="T477">is</text:span><text:span text:style-name="T456"> contagious. She’s, at the very least, the nicest person I’ve met so far.</text:span><text:span text:style-name="T600"> “Is there any way I can repay you?” Eidos finally asks.</text:span></text:p>
      <text:p text:style-name="P179"><text:tab/>“<text:span text:style-name="T601">Heavens, child! There’s no need!” Rada chuckles. “</text:span>In the words of Biracul, ‘Kindness begets kindness’!”</text:p>
      <text:p text:style-name="P179"><text:tab/><text:span text:style-name="T602">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77"/>
      <text:p text:style-name="P177"><text:soft-page-break/><text:tab/>Duty-bound, Rada works hard to vacate her seat. Each push closer toward standing causes her to teeter on the edge of collapse. <text:span text:style-name="T457">Maybe I should help her… that’s if I can even stand up myself… </text:span>Yet her ancient muscles somehow prevail over time and gravity’s cruel conspiracy, allowing her to finally gain an upright position. <text:span text:style-name="T458">Looks like she doesn’t need me. </text:span>Thus, Rada and her sturdy cane begin their three-legged trek to fetch Khaa.</text:p>
      <text:p text:style-name="P17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603">n ebony</text:span> hue. The sheets and bedding are fresh, but the room, for all its finery, is bare bones and clearly meant for servants. <text:span text:style-name="T459">Where am I? I was walking in the desert toward the Duskfang mountains and then…</text:span></text:p>
      <text:p text:style-name="P177"><text:span text:style-name="T459"><text:tab/></text:span><text:span text:style-name="T604">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460">Another jerk, surely.</text:span></text:p>
      <text:p text:style-name="P177"><text:span text:style-name="T236"/></text:p>
      <text:p text:style-name="P177"><text:span text:style-name="T605"><text:tab/>“It's neither my wont nor my desire to chat with wandering vagrants,” his airy rant begins. “However, your Jinn-struck ravings were of particular interest to me, and thus I commanded my subjects to save your life.” He pauses only long enough to glare at here, and then proceeds, “I am Khaa, mage and leader of the Biraculian township of Dazir. Who are you and how did you come to be here?”</text:span></text:p>
      <text:p text:style-name="P177"><text:tab/>“I came bearing a message from Mifas'cul.” <text:span text:style-name="T606">The words leave her mouth before she knows what she is even saying. </text:span><text:span text:style-name="T461">Mifas’cul? It has to be that creepy desert traveler…</text:span></text:p>
      <text:p text:style-name="P177"><text:span text:style-name="T606"><text:tab/></text:span>At Eidos' words, Khaa's breath seems to cease. His eyes narrow before silently nodding for <text:span text:style-name="T606">her</text:span> to continue.</text:p>
      <text:p text:style-name="P177"><text:tab/><text:span text:style-name="T607">With her voice, but not her 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77"><text:tab/>Khaa stares suspiciously at Eidos. Calculating. Evaluating. Machinating. It is some time before he speaks again. “I see… So you have been sent here because of your ability to make use of the Farcaster.” <text:span text:style-name="T609">With a sneer, he turns his back to her and continues speaking, “</text:span>I <text:span text:style-name="T609">must say, I</text:span> hadn't foreseen this stroke of good fortune, but your appearance explains much.”</text:p>
      <text:p text:style-name="P177"><text:tab/><text:span text:style-name="T610">Eidos interjects, “Who is Mifas'cul?” </text:span><text:span text:style-name="T462">Yes! I wanna know that, too! </text:span><text:span text:style-name="T463">Nice one, body.</text:span></text:p>
      <text:p text:style-name="P177"><text:span text:style-name="T611"><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463">guide</text:span><text:span text:style-name="T611"> you to us in our time of need. For you see, we require your Farcasting Techne, foreigner.”</text:span></text:p>
      <text:p text:style-name="P177"><text:tab/><text:span text:style-name="T612">And as expected of a diplomat, Eidos makes the obvious inquiry Khaa is inviting, “What's wrong here?” </text:span><text:span text:style-name="T464">Yeah, you must have lots of friends with your personality… what could possibly be wrong?</text:span></text:p>
      <text:p text:style-name="P177"><text:span text:style-name="T613"><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span></text:p>
      <text:p text:style-name="P177"><text:tab/><text:span text:style-name="T614">Moved by the desire to help, she asks in return, “What is it that threatens this place and its people?” </text:span><text:span text:style-name="T465">It’s probably something this idiot did that caused it all.</text:span></text:p>
      <text:p text:style-name="P177"><text:span text:style-name="T614"><text:tab/>Seeing he has piqued her interest, Khaa leans in closer, “Let me tell you. You see, Dazir is menaced by the people of Tacriba, the township of barbarians located beyond the Crescent Canyon to the east.” </text:span><text:span text:style-name="T466">That’s on the other side of that huge bridge… </text:span><text:span text:style-name="T615">The mage stands and begins to slowly pace. </text:span><text:soft-page-break/><text:span text:style-name="T615">“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77"><text:tab/><text:span text:style-name="T616">Seeking to withhold her final judgment until she has heard all the evidence, she asks, “For what reason would they do this?” </text:span><text:span text:style-name="T467">Like I said, this jerk probably pissed them off.</text:span></text:p>
      <text:p text:style-name="P177"><text:span text:style-name="T616"><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468">This guy’s hiding something.</text:span></text:p>
      <text:p text:style-name="P177"><text:tab/><text:span text:style-name="T617">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77"><text:tab/><text:span text:style-name="T618">Walking back to the bed where Eidos is resting, Khaa continues, “And now, a Farcaster user now stands before me—a heaven-sent gift from Biracul for my righteousness, no doubt.”</text:span></text:p>
      <text:p text:style-name="P177"><text:tab/>“<text:span text:style-name="T619">So they have no water?” Eidos asks before adding, “The Tacribians sound justified in their grievance.” </text:span><text:span text:style-name="T469">That they do.</text:span></text:p>
      <text:p text:style-name="P177"><text:span text:style-name="T619"><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span></text:p>
      <text:p text:style-name="P177"><text:tab/><text:span text:style-name="T620">Eidos lowers her head and thinks for a moment, weighing the evidence, trying to tease out which side will provide the most benefit for the most people.</text:span></text:p>
      <text:p text:style-name="P177"><text:tab/><text:span text:style-name="T620">Before she can come to a conclusion, Khaa speaks, “Now, I implore you! Use your Farcasting ability to help me to save both ourselves and our enemies!”</text:span></text:p>
      <text:p text:style-name="P177"><text:tab/><text:span text:style-name="T470">Oh, please, who would buy that from this guy? We should go talk to the Tacribians first. Oh… dammit, we’re not going to, are we?</text:span><text:span text:style-name="T621"> Eidos looks up, determination carved into each feature of her face. She replies, “If I can, I'll help you avert this catastrophe.” </text:span><text:span text:style-name="T471">Indeed.</text:span></text:p>
      <text:p text:style-name="P177"><text:span text:style-name="T622"><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span></text:p>
      <text:p text:style-name="P177"/>
      <text:p text:style-name="P177"/>
      <text:p text:style-name="P177"/>
      <text:p text:style-name="P177"><text:tab/>Khaa closes his eyes to concentrate, placing his fingertips upon his forehead. Eidos, caught unaware, then feels a surge of energy course through her body and into her mind, delving into all corners in a desperate search for some important memory.</text:p>
      <text:p text:style-name="P177"/>
      <text:p text:style-name="P177"/>
      <text:p text:style-name="P177"><text:tab/>Khaa exits the room. With a jerking nod of his head, he motions for Eidos to follow.</text:p>
      <text:p text:style-name="P192"/>
      <text:p text:style-name="P192"><text:soft-page-break/></text:p>
      <text:p text:style-name="P190">____________</text:p>
      <text:p text:style-name="P187">The <text:span text:style-name="T608">Arboretum</text:span></text:p>
      <text:p text:style-name="P191"/>
      <text:p text:style-name="P191"/>
      <text:p text:style-name="P169"><text:span text:style-name="T244"><text:tab/></text:span><text:span text:style-name="T609">asasasa</text:span></text:p>
      <text:p text:style-name="P182"/>
      <text:p text:style-name="P18"/>
      <text:p text:style-name="P19">- <text:span text:style-name="T246">A Modest Proposal: </text:span>Accept Khaa’s mission</text:p>
      <text:p text:style-name="P19">- <text:span text:style-name="T246">A Local Perspective: </text:span>Talk to Dazirans</text:p>
      <text:p text:style-name="P1">- <text:span text:style-name="T247">An Excursion in Ignorance</text:span><text:span text:style-name="T245">: </text:span>Enter the Wellspring + Silver Throne + Release Water</text:p>
      <text:p text:style-name="P1">- <text:span text:style-name="T247">An Inevitable Outcome: </text:span>Tacribian trial + Exile to the Wastes</text:p>
      <text:p text:style-name="P1">- <text:span text:style-name="T248">A</text:span><text:span text:style-name="T259">n Ending</text:span><text:span text:style-name="T248">: </text:span>Salt Forest + <text:span text:style-name="T25">Erasure</text:span> by Null Stone</text:p>
      <text:p text:style-name="P1"/>
      <text:p text:style-name="P51">A Dream of the Misty Woods</text:p>
      <text:p text:style-name="P1"/>
      <text:p text:style-name="P1">- Talk to Fenrir</text:p>
      <text:p text:style-name="P1"/>
      <text:p text:style-name="P51">The Path of <text:span text:style-name="T5">the Impartial</text:span></text:p>
      <text:p text:style-name="P1"/>
      <text:p text:style-name="P20">- <text:span text:style-name="T249">A </text:span><text:span text:style-name="T250">New</text:span><text:span text:style-name="T249"> Beginning: </text:span>Talk to Fenrir + Get Discipline</text:p>
      <text:p text:style-name="P20">-<text:span text:style-name="T244"> </text:span><text:span text:style-name="T251">A New Ally? An Old One?:</text:span><text:span text:style-name="T244"> </text:span><text:span text:style-name="T3">Get Ormenos + </text:span>Already have Luin</text:p>
      <text:p text:style-name="P21">- <text:span text:style-name="T252">A Leaf in the Wind: </text:span>Meet Famlicus + Get sent to Tambul</text:p>
      <text:p text:style-name="P21">- <text:span text:style-name="T253">An Inconvenient Truth: </text:span>Pakh sees into your mind + Pakh kills you</text:p>
      <text:p text:style-name="P22">- <text:span text:style-name="T254">A Familiar Face: </text:span>Meet Famlicus again <text:span text:style-name="T17">+ Get Resurrection + Open Portcullis</text:span></text:p>
      <text:p text:style-name="P23"><text:span text:style-name="T17">- </text:span><text:span text:style-name="T255">A Sympathetic Soul: </text:span><text:span text:style-name="T17">Talk to Logira</text:span></text:p>
      <text:p text:style-name="P23">- <text:span text:style-name="T256">An Excursion, Less Ignorant: </text:span>Go to Valley of Bones <text:span text:style-name="T1">+ Enter Wellspring cave + Meet Adarin</text:span></text:p>
      <text:p text:style-name="P24">- <text:span text:style-name="T257">An Unlikely Ally: </text:span><text:span text:style-name="T1">Meet Quangjo + Don’t release water</text:span></text:p>
      <text:p text:style-name="P24"><text:span text:style-name="T1">- </text:span><text:span text:style-name="T258">A New Ending: </text:span><text:span text:style-name="T1">Kill Gulganna + Give up</text:span></text:p>
      <text:p text:style-name="P1"/>
      <text:p text:style-name="P55">A Dream of <text:span text:style-name="T4">Istariath</text:span></text:p>
      <text:p text:style-name="P50"/>
      <text:p text:style-name="P50">- Talk to Gulganna</text:p>
      <text:p text:style-name="P50"/>
      <text:p text:style-name="P56">The Path of the Schemer</text:p>
      <text:p text:style-name="P60"/>
      <text:p text:style-name="P56"><text:span text:style-name="T6">- </text:span><text:span text:style-name="T7">Talk to Fenrir + Get Awareness </text:span><text:span text:style-name="T8">+ Learn to read </text:span><text:span text:style-name="T9">+ Fail at Reckoner</text:span></text:p>
      <text:p text:style-name="P61">- Do not meet Famlicus + Meet Dysmas + Travel to Tambul</text:p>
      <text:p text:style-name="P56"><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61">- Explore Dawn Fortress + Anger Khlutt + Exiled to Wastes</text:p>
      <text:p text:style-name="P56"><text:span text:style-name="T9">- Kill Karra + Scholar + Go to Ark’s Beacon + Attempt to re-enter the Dawn Fortress + Go to the Salt Forest + Go to Ur’Ruk + </text:span><text:span text:style-name="T16">Dysmas’ revenge + </text:span><text:span text:style-name="T9">Get trapped in Dungeon</text:span></text:p>
      <text:p text:style-name="P62"/>
      <text:p text:style-name="P52">A Dream of <text:span text:style-name="T1">the Tower of Discipline</text:span></text:p>
      <text:p text:style-name="P4"/>
      <text:p text:style-name="P4">- <text:span text:style-name="T18">Talk to Ormenos</text:span></text:p>
      <text:p text:style-name="P4"/>
      <text:p text:style-name="P52"><text:soft-page-break/>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52">A Dream of <text:span text:style-name="T23">Ghelmere</text:span></text:p>
      <text:p text:style-name="P4"/>
      <text:p text:style-name="P4">- <text:span text:style-name="T19">Talk to Luin</text:span></text:p>
      <text:p text:style-name="P4"/>
      <text:p text:style-name="P53">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7">A Dream of the Crimson Field</text:p>
      <text:p text:style-name="P63"/>
      <text:p text:style-name="P53"><text:span text:style-name="T6">- </text:span><text:span text:style-name="T10">Talk to Famlicus, </text:span><text:span text:style-name="T11">get duped</text:span></text:p>
      <text:p text:style-name="P4"/>
      <text:p text:style-name="P52">The Path of <text:span text:style-name="T2">the Lunatic</text:span></text:p>
      <text:p text:style-name="P4"/>
      <text:p text:style-name="P7">- <text:span text:style-name="T27">Farcasting BABY! + Talk to Vanargand + Go to Dazir</text:span></text:p>
      <text:p text:style-name="P65">-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8">A Dream of Hamlik</text:p>
      <text:p text:style-name="P64"/>
      <text:p text:style-name="P52"><text:span text:style-name="T6">- </text:span><text:span text:style-name="T10">Talk to Famlicus, </text:span><text:span text:style-name="T11">don’t get duped</text:span></text:p>
      <text:p text:style-name="P184"/>
      <text:p text:style-name="P184"/>
      <text:p text:style-name="P165"><text:span text:style-name="T11">T</text:span><text:span text:style-name="T6">he Path of the Impartial</text:span></text:p>
      <text:p text:style-name="P185"/>
      <text:p text:style-name="P185"/>
      <text:p text:style-name="P185">&lt;FAMLICUS CONVO&gt;</text:p>
      <text:p text:style-name="P155"><text:span text:style-name="T191"><text:tab/>“</text:span><text:span text:style-name="T193">Hail, traveler! What brings you out to the desert? Haven't you heard the wisdom of Biracul? That only beasts and Jinns live outside the city walls…”</text:span></text:p>
      <text:p text:style-name="P155"><text:span text:style-name="T193"><text:tab/>“Then which of the two are you, fellow traveler?” </text:span><text:span text:style-name="T195">She replies, half in jest, half in test.</text:span></text:p>
      <text:p text:style-name="P155"><text:span text:style-name="T19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6">as</text:span><text:span text:style-name="T195"> I fear your experiences in a township may leave you little more than disillusioned,” </text:span><text:span text:style-name="T197">he says with a subdued a</text:span><text:span text:style-name="T198">pprehension</text:span><text:span text:style-name="T197">.</text:span></text:p>
      <text:p text:style-name="P175"><text:tab/>“Disillusioned? How so?”</text:p>
      <text:p text:style-name="P155"><text:span text:style-name="T197"><text:tab/></text:span><text:span text:style-name="T199">The traveler continues with a hint of sadness, “</text:span><text:span text:style-name="T200">Well, do you see the tower </text:span><text:span text:style-name="T201">off </text:span><text:span text:style-name="T200">in the distance? Around it clings the township of Tambul. These folk are as farmers to the region of Kabu, and they stand in the middle of a dispute between two powerful allies.”</text:span></text:p>
      <text:p text:style-name="P155"><text:span text:style-name="T200"><text:tab/></text:span><text:span text:style-name="T202">He pauses, regret and resignation tangling his sentences, “They quarrel over water… True, water’s nothing less than the life-blood of all folk, but </text:span><text:span text:style-name="T203">what </text:span><text:span text:style-name="T202">I </text:span><text:span text:style-name="T203">most</text:span><text:span text:style-name="T202"> lament </text:span><text:span text:style-name="T204">is</text:span><text:span text:style-name="T202"> that—even absent this current crisis—these people are no strangers to strife.”</text:span></text:p>
      <text:p text:style-name="P155"><text:span text:style-name="T202"><text:tab/></text:span><text:span text:style-name="T205">He gauges her reaction, weighing her silence for sympathy and disinterest, </text:span><text:span text:style-name="T206">f</text:span><text:span text:style-name="T207">inally</text:span><text:span text:style-name="T206"> continui</text:span><text:span text:style-name="T207">ng</text:span><text:span text:style-name="T206">, “Not long ago, their agricultural efforts resulted in numerous deaths…” </text:span><text:span text:style-name="T208">A momentary anger seems to flair up within him, “O</text:span><text:span text:style-name="T207">h, </text:span><text:span text:style-name="T206">but this poisoning is no mystery either! Their mage leader, Pakahron, once twisted and corrupted the nature of the crops. As such, his ambition has yielded a bitter harvest…”</text:span></text:p>
      <text:p text:style-name="P176"/>
      <text:p text:style-name="P155"><text:span text:style-name="T206"><text:tab/></text:span><text:span text:style-name="T20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10">like a man in his death throes.</text:span></text:p>
      <text:p text:style-name="P155"><text:span text:style-name="T210"><text:tab/></text:span><text:span text:style-name="T211">The hand lurches forward, reaching for her, grasping her, crushing her. </text:span><text:span text:style-name="T212">She screams a soundless scream as blood leaks from every orifice. Her bones creak; her lungs collapse; her mind breaks. </text:span><text:span text:style-name="T213">And then…</text:span></text:p>
      <text:p text:style-name="P174"/>
      <text:p text:style-name="P59"><text:span text:style-name="T241"><text:tab/>“Well, for now, I strongly suggest you make for the Moon Tower of Tambul, so that you may judge for yourself what's to become of this world. I'll simply use these ruins of Old Tacriba here as a lodge for the time being.</text:span><text:span text:style-name="T242">”</text:span></text:p>
      <text:p text:style-name="P180"/>
      <text:p text:style-name="P180"/>
      <text:p text:style-name="P49">At the midpoint of her journey, Eidos arrives at the base of a massive pillar, serving to bear the stone aqueduct overhead. Looking around, Eidos sees the remains of a wooden scaffold, hastily disassembled.</text:p>
      <text:p text:style-name="P49"><text:tab/>Suddenly feeling a pang of thirst, she scans the column for any sign of water leaking from the conduit. However, there is none to be found; not even the sound of water issues forth from the stone waterway above. <text:span text:style-name="T448">Again no water. But I don’t actually feel that thirsty? Do I need water? What about food?</text:span></text:p>
      <text:p text:style-name="P4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449">Thank the heavens! No more damn crystals!</text:span></text:p>
      <text:p text:style-name="P54"><text:soft-page-break/><text:span text:style-name="T243"><text:tab/>Departing from the pillar, Eidos resumes her journey towards the mountain range. But as the day wanes, her strength is sapped from her body. And yet still, she keeps a steady pace.</text:span><text:span text:style-name="T481"> </text:span><text:span text:style-name="T482">I really could use some sleep.</text:span><text:span text:style-name="T481"> </text:span><text:span text:style-name="T243">The setting sun and the bone-chilling gales do little to halt her progress. Onward she marches, through the night, until the dawn delivers her to her destination… </text:span><text:span text:style-name="T482">Maybe if I just close my ey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05T16:44:23.985000000</dc:date>
    <meta:editing-duration>P1DT7H29M2S</meta:editing-duration>
    <meta:editing-cycles>987</meta:editing-cycles>
    <meta:generator>LibreOffice/6.2.3.2$Windows_X86_64 LibreOffice_project/aecc05fe267cc68dde00352a451aa867b3b546ac</meta:generator>
    <meta:document-statistic meta:table-count="0" meta:image-count="0" meta:object-count="0" meta:page-count="27" meta:paragraph-count="364" meta:word-count="12585" meta:character-count="72470" meta:non-whitespace-character-count="59942"/>
  </office:meta>
</office:document-meta>
</file>